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1.3535in"/>
    </style:style>
    <style:style style:name="co4" style:family="table-column">
      <style:table-column-properties fo:break-before="auto" style:column-width="0.5472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1.1661in"/>
    </style:style>
    <style:style style:name="co8" style:family="table-column">
      <style:table-column-properties fo:break-before="auto" style:column-width="0.7161in"/>
    </style:style>
    <style:style style:name="co9" style:family="table-column">
      <style:table-column-properties fo:break-before="auto" style:column-width="1.2783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1.569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6f9d4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6f9d4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ter.mean</text:p>
          </table:table-cell>
          <table:table-cell office:value-type="string" calcext:value-type="string">
            <text:p>iter.sd</text:p>
          </table:table-cell>
          <table:table-cell office:value-type="string" calcext:value-type="string">
            <text:p>iter.min</text:p>
          </table:table-cell>
          <table:table-cell office:value-type="string" calcext:value-type="string">
            <text:p>iter.max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memusage.mean</text:p>
          </table:table-cell>
          <table:table-cell office:value-type="string" calcext:value-type="string">
            <text:p>memusage.sd</text:p>
          </table:table-cell>
          <table:table-cell office:value-type="string" calcext:value-type="string">
            <text:p>cost.initial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8.7" calcext:value-type="float">
            <text:p>8.7</text:p>
          </table:table-cell>
          <table:table-cell office:value-type="float" office:value="1.68897352819616" calcext:value-type="float">
            <text:p>1.688973528196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0495300015407993" calcext:value-type="float">
            <text:p>0.049530001540799</text:p>
          </table:table-cell>
          <table:table-cell office:value-type="float" office:value="134.1137" calcext:value-type="float">
            <text:p>134.1137</text:p>
          </table:table-cell>
          <table:table-cell office:value-type="float" office:value="0.0515017628722283" calcext:value-type="float">
            <text:p>0.051501762872228</text:p>
          </table:table-cell>
          <table:table-cell office:value-type="float" office:value="271.211" calcext:value-type="float">
            <text:p>271.211</text:p>
          </table:table-cell>
          <table:table-cell office:value-type="float" office:value="221.175" calcext:value-type="float">
            <text:p>221.175</text:p>
          </table:table-cell>
          <table:table-cell office:value-type="float" office:value="7.26833536288525" calcext:value-type="float">
            <text:p>7.26833536288525</text:p>
          </table:table-cell>
          <table:table-cell office:value-type="float" office:value="218.199" calcext:value-type="float">
            <text:p>218.199</text:p>
          </table:table-cell>
          <table:table-cell office:value-type="float" office:value="238.039" calcext:value-type="float">
            <text:p>238.039</text:p>
          </table:table-cell>
          <table:table-cell office:value-type="float" office:value="663.52415" calcext:value-type="float">
            <text:p>663.52415</text:p>
          </table:table-cell>
          <table:table-cell office:value-type="float" office:value="21.8053724362043" calcext:value-type="float">
            <text:p>21.80537243620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.1" calcext:value-type="float">
            <text:p>7.1</text:p>
          </table:table-cell>
          <table:table-cell office:value-type="float" office:value="0.447213595499958" calcext:value-type="float">
            <text:p>0.4472135954999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20285" calcext:value-type="float">
            <text:p>0.20285</text:p>
          </table:table-cell>
          <table:table-cell office:value-type="float" office:value="0.0217044138125721" calcext:value-type="float">
            <text:p>0.021704413812572</text:p>
          </table:table-cell>
          <table:table-cell office:value-type="float" office:value="134.11765" calcext:value-type="float">
            <text:p>134.11765</text:p>
          </table:table-cell>
          <table:table-cell office:value-type="float" office:value="0.0714505902152327" calcext:value-type="float">
            <text:p>0.071450590215233</text:p>
          </table:table-cell>
          <table:table-cell office:value-type="float" office:value="248.127" calcext:value-type="float">
            <text:p>248.127</text:p>
          </table:table-cell>
          <table:table-cell office:value-type="float" office:value="246.626" calcext:value-type="float">
            <text:p>246.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.626" calcext:value-type="float">
            <text:p>246.626</text:p>
          </table:table-cell>
          <table:table-cell office:value-type="float" office:value="687.289" calcext:value-type="float">
            <text:p>687.289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135069416850822" calcext:value-type="float">
            <text:p>0.135069416850822</text:p>
          </table:table-cell>
          <table:table-cell office:value-type="float" office:value="134.348" calcext:value-type="float">
            <text:p>134.348</text:p>
          </table:table-cell>
          <table:table-cell office:value-type="float" office:value="0.156722685020385" calcext:value-type="float">
            <text:p>0.156722685020385</text:p>
          </table:table-cell>
          <table:table-cell office:value-type="float" office:value="339.072" calcext:value-type="float">
            <text:p>339.072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.86" calcext:value-type="float">
            <text:p>305.86</text:p>
          </table:table-cell>
          <table:table-cell office:value-type="float" office:value="741.138" calcext:value-type="float">
            <text:p>741.138</text:p>
          </table:table-cell>
          <table:table-cell office:value-type="float" office:value="0" calcext:value-type="float">
            <text:p>0</text:p>
          </table:table-cell>
          <table:table-cell office:value-type="float" office:value="99.3063" calcext:value-type="float">
            <text:p>99.3063</text:p>
          </table:table-cell>
          <table:table-cell office:value-type="float" office:value="0" calcext:value-type="float">
            <text:p>0</text:p>
          </table:table-cell>
          <table:table-cell office:value-type="float" office:value="77.1347" calcext:value-type="float">
            <text:p>77.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7.9" calcext:value-type="float">
            <text:p>7.9</text:p>
          </table:table-cell>
          <table:table-cell office:value-type="float" office:value="1.37266548230652" calcext:value-type="float">
            <text:p>1.3726654823065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59275" calcext:value-type="float">
            <text:p>1.59275</text:p>
          </table:table-cell>
          <table:table-cell office:value-type="float" office:value="0.451793137922306" calcext:value-type="float">
            <text:p>0.451793137922306</text:p>
          </table:table-cell>
          <table:table-cell office:value-type="float" office:value="134.2503" calcext:value-type="float">
            <text:p>134.2503</text:p>
          </table:table-cell>
          <table:table-cell office:value-type="float" office:value="0.0784193182429211" calcext:value-type="float">
            <text:p>0.078419318242921</text:p>
          </table:table-cell>
          <table:table-cell office:value-type="float" office:value="210.415" calcext:value-type="float">
            <text:p>210.415</text:p>
          </table:table-cell>
          <table:table-cell office:value-type="float" office:value="186.897" calcext:value-type="float">
            <text:p>186.8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6.897" calcext:value-type="float">
            <text:p>186.897</text:p>
          </table:table-cell>
          <table:table-cell office:value-type="float" office:value="455.272" calcext:value-type="float">
            <text:p>455.272</text:p>
          </table:table-cell>
          <table:table-cell office:value-type="float" office:value="0" calcext:value-type="float">
            <text:p>0</text:p>
          </table:table-cell>
          <table:table-cell office:value-type="float" office:value="64.9462" calcext:value-type="float">
            <text:p>64.9462</text:p>
          </table:table-cell>
          <table:table-cell office:value-type="float" office:value="0" calcext:value-type="float">
            <text:p>0</text:p>
          </table:table-cell>
          <table:table-cell office:value-type="float" office:value="40.4731" calcext:value-type="float">
            <text:p>40.4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9.7" calcext:value-type="float">
            <text:p>9.7</text:p>
          </table:table-cell>
          <table:table-cell office:value-type="float" office:value="2.20286894275337" calcext:value-type="float">
            <text:p>2.2028689427533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0798037725001967" calcext:value-type="float">
            <text:p>0.079803772500197</text:p>
          </table:table-cell>
          <table:table-cell office:value-type="float" office:value="134.3229" calcext:value-type="float">
            <text:p>134.3229</text:p>
          </table:table-cell>
          <table:table-cell office:value-type="float" office:value="0.0707068819698249" calcext:value-type="float">
            <text:p>0.070706881969825</text:p>
          </table:table-cell>
          <table:table-cell office:value-type="float" office:value="271.428" calcext:value-type="float">
            <text:p>271.428</text:p>
          </table:table-cell>
          <table:table-cell office:value-type="float" office:value="198.4632" calcext:value-type="float">
            <text:p>198.4632</text:p>
          </table:table-cell>
          <table:table-cell office:value-type="float" office:value="18.30386419254" calcext:value-type="float">
            <text:p>18.30386419254</text:p>
          </table:table-cell>
          <table:table-cell office:value-type="float" office:value="189.543" calcext:value-type="float">
            <text:p>189.543</text:p>
          </table:table-cell>
          <table:table-cell office:value-type="float" office:value="234.144" calcext:value-type="float">
            <text:p>234.144</text:p>
          </table:table-cell>
          <table:table-cell office:value-type="float" office:value="595.3904" calcext:value-type="float">
            <text:p>595.3904</text:p>
          </table:table-cell>
          <table:table-cell office:value-type="float" office:value="54.9111821862791" calcext:value-type="float">
            <text:p>54.9111821862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8.25" calcext:value-type="float">
            <text:p>8.25</text:p>
          </table:table-cell>
          <table:table-cell office:value-type="float" office:value="1.99670781669807" calcext:value-type="float">
            <text:p>1.9967078166980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0474459248984956" calcext:value-type="float">
            <text:p>0.047445924898496</text:p>
          </table:table-cell>
          <table:table-cell office:value-type="float" office:value="134.25655" calcext:value-type="float">
            <text:p>134.25655</text:p>
          </table:table-cell>
          <table:table-cell office:value-type="float" office:value="0.177063614794827" calcext:value-type="float">
            <text:p>0.177063614794827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200.114" calcext:value-type="float">
            <text:p>200.114</text:p>
          </table:table-cell>
          <table:table-cell office:value-type="float" office:value="0.0266556994991602" calcext:value-type="float">
            <text:p>0.02665569949916</text:p>
          </table:table-cell>
          <table:table-cell office:value-type="float" office:value="200.099" calcext:value-type="float">
            <text:p>200.099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600.34225" calcext:value-type="float">
            <text:p>600.34225</text:p>
          </table:table-cell>
          <table:table-cell office:value-type="float" office:value="0.0804113601557641" calcext:value-type="float">
            <text:p>0.0804113601557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7.1" calcext:value-type="float">
            <text:p>7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0103257470737753" calcext:value-type="float">
            <text:p>0.010325747073775</text:p>
          </table:table-cell>
          <table:table-cell office:value-type="float" office:value="134.23295" calcext:value-type="float">
            <text:p>134.23295</text:p>
          </table:table-cell>
          <table:table-cell office:value-type="float" office:value="0.143831946894172" calcext:value-type="float">
            <text:p>0.143831946894172</text:p>
          </table:table-cell>
          <table:table-cell office:value-type="float" office:value="383.437" calcext:value-type="float">
            <text:p>383.437</text:p>
          </table:table-cell>
          <table:table-cell office:value-type="float" office:value="225.369" calcext:value-type="float">
            <text:p>225.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9" calcext:value-type="float">
            <text:p>225.369</text:p>
          </table:table-cell>
          <table:table-cell office:value-type="float" office:value="676.106" calcext:value-type="float">
            <text:p>676.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.3" calcext:value-type="float">
            <text:p>7.3</text:p>
          </table:table-cell>
          <table:table-cell office:value-type="float" office:value="0.470162345981627" calcext:value-type="float">
            <text:p>0.4701623459816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0193611113208655" calcext:value-type="float">
            <text:p>0.019361111320866</text:p>
          </table:table-cell>
          <table:table-cell office:value-type="float" office:value="134.29005" calcext:value-type="float">
            <text:p>134.29005</text:p>
          </table:table-cell>
          <table:table-cell office:value-type="float" office:value="0.0114637873782026" calcext:value-type="float">
            <text:p>0.011463787378203</text:p>
          </table:table-cell>
          <table:table-cell office:value-type="float" office:value="295.98" calcext:value-type="float">
            <text:p>295.98</text:p>
          </table:table-cell>
          <table:table-cell office:value-type="float" office:value="232.049" calcext:value-type="float">
            <text:p>232.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.049" calcext:value-type="float">
            <text:p>232.049</text:p>
          </table:table-cell>
          <table:table-cell office:value-type="float" office:value="653.268" calcext:value-type="float">
            <text:p>653.268</text:p>
          </table:table-cell>
          <table:table-cell office:value-type="float" office:value="0" calcext:value-type="float">
            <text:p>0</text:p>
          </table:table-cell>
          <table:table-cell office:value-type="float" office:value="26.5071" calcext:value-type="float">
            <text:p>26.5071</text:p>
          </table:table-cell>
          <table:table-cell office:value-type="float" office:value="0" calcext:value-type="float">
            <text:p>0</text:p>
          </table:table-cell>
          <table:table-cell office:value-type="float" office:value="16.3711" calcext:value-type="float">
            <text:p>16.3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8.95" calcext:value-type="float">
            <text:p>8.95</text:p>
          </table:table-cell>
          <table:table-cell office:value-type="float" office:value="1.7614288458372" calcext:value-type="float">
            <text:p>1.761428845837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.69725" calcext:value-type="float">
            <text:p>2.69725</text:p>
          </table:table-cell>
          <table:table-cell office:value-type="float" office:value="1.33842978995223" calcext:value-type="float">
            <text:p>1.33842978995223</text:p>
          </table:table-cell>
          <table:table-cell office:value-type="float" office:value="134.6057" calcext:value-type="float">
            <text:p>134.6057</text:p>
          </table:table-cell>
          <table:table-cell office:value-type="float" office:value="0.446562319573831" calcext:value-type="float">
            <text:p>0.446562319573831</text:p>
          </table:table-cell>
          <table:table-cell office:value-type="float" office:value="275.97" calcext:value-type="float">
            <text:p>275.97</text:p>
          </table:table-cell>
          <table:table-cell office:value-type="float" office:value="222.8916" calcext:value-type="float">
            <text:p>222.8916</text:p>
          </table:table-cell>
          <table:table-cell office:value-type="float" office:value="2.66807631075275" calcext:value-type="float">
            <text:p>2.66807631075275</text:p>
          </table:table-cell>
          <table:table-cell office:value-type="float" office:value="222.295" calcext:value-type="float">
            <text:p>222.295</text:p>
          </table:table-cell>
          <table:table-cell office:value-type="float" office:value="234.227" calcext:value-type="float">
            <text:p>234.227</text:p>
          </table:table-cell>
          <table:table-cell office:value-type="float" office:value="667.28495" calcext:value-type="float">
            <text:p>667.28495</text:p>
          </table:table-cell>
          <table:table-cell office:value-type="float" office:value="1.78863077520209" calcext:value-type="float">
            <text:p>1.78863077520209</text:p>
          </table:table-cell>
          <table:table-cell office:value-type="float" office:value="0.912035" calcext:value-type="float">
            <text:p>0.912035</text:p>
          </table:table-cell>
          <table:table-cell office:value-type="float" office:value="4.07874451571804" calcext:value-type="float">
            <text:p>4.07874451571804</text:p>
          </table:table-cell>
          <table:table-cell office:value-type="float" office:value="0.4778535" calcext:value-type="float">
            <text:p>0.4778535</text:p>
          </table:table-cell>
          <table:table-cell office:value-type="float" office:value="2.13702581857239" calcext:value-type="float">
            <text:p>2.1370258185723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7.75" calcext:value-type="float">
            <text:p>7.75</text:p>
          </table:table-cell>
          <table:table-cell office:value-type="float" office:value="0.786397515657049" calcext:value-type="float">
            <text:p>0.78639751565704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1095" calcext:value-type="float">
            <text:p>0.11095</text:p>
          </table:table-cell>
          <table:table-cell office:value-type="float" office:value="0.0283186287952313" calcext:value-type="float">
            <text:p>0.028318628795231</text:p>
          </table:table-cell>
          <table:table-cell office:value-type="float" office:value="134.1185" calcext:value-type="float">
            <text:p>134.1185</text:p>
          </table:table-cell>
          <table:table-cell office:value-type="float" office:value="0.0738992913576163" calcext:value-type="float">
            <text:p>0.073899291357616</text:p>
          </table:table-cell>
          <table:table-cell office:value-type="float" office:value="261.745" calcext:value-type="float">
            <text:p>261.745</text:p>
          </table:table-cell>
          <table:table-cell office:value-type="float" office:value="225.006" calcext:value-type="float">
            <text:p>225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6" calcext:value-type="float">
            <text:p>225.006</text:p>
          </table:table-cell>
          <table:table-cell office:value-type="float" office:value="675.018" calcext:value-type="float">
            <text:p>675.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00227374" calcext:value-type="float">
            <text:p>-2.27374E-14</text:p>
          </table:table-cell>
          <table:table-cell office:value-type="float" office:value="0.0000000000000699842405481029" calcext:value-type="float">
            <text:p>6.99842405481029E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4.55" calcext:value-type="float">
            <text:p>24.55</text:p>
          </table:table-cell>
          <table:table-cell office:value-type="float" office:value="3.56112046235008" calcext:value-type="float">
            <text:p>3.561120462350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65.93725" calcext:value-type="float">
            <text:p>65.93725</text:p>
          </table:table-cell>
          <table:table-cell office:value-type="float" office:value="37.3227403586819" calcext:value-type="float">
            <text:p>37.3227403586819</text:p>
          </table:table-cell>
          <table:table-cell office:value-type="float" office:value="138.3349" calcext:value-type="float">
            <text:p>138.3349</text:p>
          </table:table-cell>
          <table:table-cell office:value-type="float" office:value="2.56728496562747" calcext:value-type="float">
            <text:p>2.56728496562747</text:p>
          </table:table-cell>
          <table:table-cell office:value-type="float" office:value="787.913" calcext:value-type="float">
            <text:p>787.913</text:p>
          </table:table-cell>
          <table:table-cell office:value-type="float" office:value="431.73535" calcext:value-type="float">
            <text:p>431.73535</text:p>
          </table:table-cell>
          <table:table-cell office:value-type="float" office:value="3.56336575482108" calcext:value-type="float">
            <text:p>3.56336575482108</text:p>
          </table:table-cell>
          <table:table-cell office:value-type="float" office:value="428.097" calcext:value-type="float">
            <text:p>428.097</text:p>
          </table:table-cell>
          <table:table-cell office:value-type="float" office:value="440.062" calcext:value-type="float">
            <text:p>440.062</text:p>
          </table:table-cell>
          <table:table-cell office:value-type="float" office:value="1276.2055" calcext:value-type="float">
            <text:p>1276.2055</text:p>
          </table:table-cell>
          <table:table-cell office:value-type="float" office:value="15.7719209106097" calcext:value-type="float">
            <text:p>15.7719209106097</text:p>
          </table:table-cell>
          <table:table-cell office:value-type="float" office:value="11.17243" calcext:value-type="float">
            <text:p>11.17243</text:p>
          </table:table-cell>
          <table:table-cell office:value-type="float" office:value="6.38739613285414" calcext:value-type="float">
            <text:p>6.38739613285414</text:p>
          </table:table-cell>
          <table:table-cell office:value-type="float" office:value="7.827975" calcext:value-type="float">
            <text:p>7.827975</text:p>
          </table:table-cell>
          <table:table-cell office:value-type="float" office:value="1.04272653824127" calcext:value-type="float">
            <text:p>1.0427265382412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3.2" calcext:value-type="float">
            <text:p>23.2</text:p>
          </table:table-cell>
          <table:table-cell office:value-type="float" office:value="6.37098686894036" calcext:value-type="float">
            <text:p>6.370986868940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3.2867" calcext:value-type="float">
            <text:p>13.2867</text:p>
          </table:table-cell>
          <table:table-cell office:value-type="float" office:value="8.85592442260814" calcext:value-type="float">
            <text:p>8.85592442260814</text:p>
          </table:table-cell>
          <table:table-cell office:value-type="float" office:value="135.78745" calcext:value-type="float">
            <text:p>135.78745</text:p>
          </table:table-cell>
          <table:table-cell office:value-type="float" office:value="0.564394083578975" calcext:value-type="float">
            <text:p>0.564394083578975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85.28795" calcext:value-type="float">
            <text:p>485.28795</text:p>
          </table:table-cell>
          <table:table-cell office:value-type="float" office:value="17.3827656707956" calcext:value-type="float">
            <text:p>17.3827656707956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533.075" calcext:value-type="float">
            <text:p>533.075</text:p>
          </table:table-cell>
          <table:table-cell office:value-type="float" office:value="1339.6865" calcext:value-type="float">
            <text:p>1339.6865</text:p>
          </table:table-cell>
          <table:table-cell office:value-type="float" office:value="54.600229542124" calcext:value-type="float">
            <text:p>54.600229542124</text:p>
          </table:table-cell>
          <table:table-cell office:value-type="float" office:value="62.800965" calcext:value-type="float">
            <text:p>62.800965</text:p>
          </table:table-cell>
          <table:table-cell office:value-type="float" office:value="13.6646493905481" calcext:value-type="float">
            <text:p>13.6646493905481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3.65" calcext:value-type="float">
            <text:p>33.65</text:p>
          </table:table-cell>
          <table:table-cell office:value-type="float" office:value="8.50557092981449" calcext:value-type="float">
            <text:p>8.50557092981449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6.55615" calcext:value-type="float">
            <text:p>206.55615</text:p>
          </table:table-cell>
          <table:table-cell office:value-type="float" office:value="78.3588371036699" calcext:value-type="float">
            <text:p>78.3588371036699</text:p>
          </table:table-cell>
          <table:table-cell office:value-type="float" office:value="138.6555" calcext:value-type="float">
            <text:p>138.6555</text:p>
          </table:table-cell>
          <table:table-cell office:value-type="float" office:value="0.737968941009534" calcext:value-type="float">
            <text:p>0.737968941009534</text:p>
          </table:table-cell>
          <table:table-cell office:value-type="float" office:value="1328.21" calcext:value-type="float">
            <text:p>1328.21</text:p>
          </table:table-cell>
          <table:table-cell office:value-type="float" office:value="421.8164" calcext:value-type="float">
            <text:p>421.8164</text:p>
          </table:table-cell>
          <table:table-cell office:value-type="float" office:value="12.2478160390461" calcext:value-type="float">
            <text:p>12.2478160390461</text:p>
          </table:table-cell>
          <table:table-cell office:value-type="float" office:value="399.092" calcext:value-type="float">
            <text:p>399.092</text:p>
          </table:table-cell>
          <table:table-cell office:value-type="float" office:value="458.442" calcext:value-type="float">
            <text:p>458.442</text:p>
          </table:table-cell>
          <table:table-cell office:value-type="float" office:value="969.96445" calcext:value-type="float">
            <text:p>969.96445</text:p>
          </table:table-cell>
          <table:table-cell office:value-type="float" office:value="29.1804019424628" calcext:value-type="float">
            <text:p>29.1804019424628</text:p>
          </table:table-cell>
          <table:table-cell office:value-type="float" office:value="212.43855" calcext:value-type="float">
            <text:p>212.43855</text:p>
          </table:table-cell>
          <table:table-cell office:value-type="float" office:value="25.2599153298473" calcext:value-type="float">
            <text:p>25.2599153298473</text:p>
          </table:table-cell>
          <table:table-cell office:value-type="float" office:value="83.046335" calcext:value-type="float">
            <text:p>83.046335</text:p>
          </table:table-cell>
          <table:table-cell office:value-type="float" office:value="9.57947174036752" calcext:value-type="float">
            <text:p>9.57947174036752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7.4" calcext:value-type="float">
            <text:p>27.4</text:p>
          </table:table-cell>
          <table:table-cell office:value-type="float" office:value="10.2361588190308" calcext:value-type="float">
            <text:p>10.23615881903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2.2945" calcext:value-type="float">
            <text:p>22.2945</text:p>
          </table:table-cell>
          <table:table-cell office:value-type="float" office:value="15.7945076179898" calcext:value-type="float">
            <text:p>15.7945076179898</text:p>
          </table:table-cell>
          <table:table-cell office:value-type="float" office:value="136.2795" calcext:value-type="float">
            <text:p>136.2795</text:p>
          </table:table-cell>
          <table:table-cell office:value-type="float" office:value="0.204780884181888" calcext:value-type="float">
            <text:p>0.204780884181888</text:p>
          </table:table-cell>
          <table:table-cell office:value-type="float" office:value="1034.85" calcext:value-type="float">
            <text:p>1034.85</text:p>
          </table:table-cell>
          <table:table-cell office:value-type="float" office:value="447.60145" calcext:value-type="float">
            <text:p>447.60145</text:p>
          </table:table-cell>
          <table:table-cell office:value-type="float" office:value="24.9078715363447" calcext:value-type="float">
            <text:p>24.9078715363447</text:p>
          </table:table-cell>
          <table:table-cell office:value-type="float" office:value="411.296" calcext:value-type="float">
            <text:p>411.296</text:p>
          </table:table-cell>
          <table:table-cell office:value-type="float" office:value="500.996" calcext:value-type="float">
            <text:p>500.996</text:p>
          </table:table-cell>
          <table:table-cell office:value-type="float" office:value="1243.7865" calcext:value-type="float">
            <text:p>1243.7865</text:p>
          </table:table-cell>
          <table:table-cell office:value-type="float" office:value="63.3502537921224" calcext:value-type="float">
            <text:p>63.3502537921224</text:p>
          </table:table-cell>
          <table:table-cell office:value-type="float" office:value="68.16774" calcext:value-type="float">
            <text:p>68.16774</text:p>
          </table:table-cell>
          <table:table-cell office:value-type="float" office:value="36.7381536548128" calcext:value-type="float">
            <text:p>36.7381536548128</text:p>
          </table:table-cell>
          <table:table-cell office:value-type="float" office:value="30.850175" calcext:value-type="float">
            <text:p>30.850175</text:p>
          </table:table-cell>
          <table:table-cell office:value-type="float" office:value="6.14460299877055" calcext:value-type="float">
            <text:p>6.14460299877055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0" calcext:value-type="float">
            <text:p>30</text:p>
          </table:table-cell>
          <table:table-cell office:value-type="float" office:value="7.73916900203796" calcext:value-type="float">
            <text:p>7.73916900203796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7.70875" calcext:value-type="float">
            <text:p>97.70875</text:p>
          </table:table-cell>
          <table:table-cell office:value-type="float" office:value="38.9135145362866" calcext:value-type="float">
            <text:p>38.9135145362866</text:p>
          </table:table-cell>
          <table:table-cell office:value-type="float" office:value="139.58055" calcext:value-type="float">
            <text:p>139.58055</text:p>
          </table:table-cell>
          <table:table-cell office:value-type="float" office:value="1.90091934752358" calcext:value-type="float">
            <text:p>1.90091934752358</text:p>
          </table:table-cell>
          <table:table-cell office:value-type="float" office:value="684.46" calcext:value-type="float">
            <text:p>684.46</text:p>
          </table:table-cell>
          <table:table-cell office:value-type="float" office:value="382.8543" calcext:value-type="float">
            <text:p>382.8543</text:p>
          </table:table-cell>
          <table:table-cell office:value-type="float" office:value="10.6492009935018" calcext:value-type="float">
            <text:p>10.6492009935018</text:p>
          </table:table-cell>
          <table:table-cell office:value-type="float" office:value="366.339" calcext:value-type="float">
            <text:p>366.339</text:p>
          </table:table-cell>
          <table:table-cell office:value-type="float" office:value="399.957" calcext:value-type="float">
            <text:p>399.957</text:p>
          </table:table-cell>
          <table:table-cell office:value-type="float" office:value="1118.5365" calcext:value-type="float">
            <text:p>1118.5365</text:p>
          </table:table-cell>
          <table:table-cell office:value-type="float" office:value="35.3432813945854" calcext:value-type="float">
            <text:p>35.3432813945854</text:p>
          </table:table-cell>
          <table:table-cell office:value-type="float" office:value="18.161559" calcext:value-type="float">
            <text:p>18.161559</text:p>
          </table:table-cell>
          <table:table-cell office:value-type="float" office:value="11.3321850357902" calcext:value-type="float">
            <text:p>11.3321850357902</text:p>
          </table:table-cell>
          <table:table-cell office:value-type="float" office:value="11.864315" calcext:value-type="float">
            <text:p>11.864315</text:p>
          </table:table-cell>
          <table:table-cell office:value-type="float" office:value="8.35470262739589" calcext:value-type="float">
            <text:p>8.35470262739589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8.2" calcext:value-type="float">
            <text:p>38.2</text:p>
          </table:table-cell>
          <table:table-cell office:value-type="float" office:value="11.6916524427519" calcext:value-type="float">
            <text:p>11.691652442751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96.2451" calcext:value-type="float">
            <text:p>296.2451</text:p>
          </table:table-cell>
          <table:table-cell office:value-type="float" office:value="179.820690341913" calcext:value-type="float">
            <text:p>179.820690341913</text:p>
          </table:table-cell>
          <table:table-cell office:value-type="float" office:value="138.58355" calcext:value-type="float">
            <text:p>138.58355</text:p>
          </table:table-cell>
          <table:table-cell office:value-type="float" office:value="1.48900113021766" calcext:value-type="float">
            <text:p>1.48900113021766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10.8921" calcext:value-type="float">
            <text:p>510.8921</text:p>
          </table:table-cell>
          <table:table-cell office:value-type="float" office:value="76.9910482451318" calcext:value-type="float">
            <text:p>76.9910482451318</text:p>
          </table:table-cell>
          <table:table-cell office:value-type="float" office:value="441.698" calcext:value-type="float">
            <text:p>441.698</text:p>
          </table:table-cell>
          <table:table-cell office:value-type="float" office:value="790.424" calcext:value-type="float">
            <text:p>790.424</text:p>
          </table:table-cell>
          <table:table-cell office:value-type="float" office:value="1090.0108" calcext:value-type="float">
            <text:p>1090.0108</text:p>
          </table:table-cell>
          <table:table-cell office:value-type="float" office:value="130.628733762845" calcext:value-type="float">
            <text:p>130.628733762845</text:p>
          </table:table-cell>
          <table:table-cell office:value-type="float" office:value="330.54855" calcext:value-type="float">
            <text:p>330.54855</text:p>
          </table:table-cell>
          <table:table-cell office:value-type="float" office:value="126.02131254275" calcext:value-type="float">
            <text:p>126.02131254275</text:p>
          </table:table-cell>
          <table:table-cell office:value-type="float" office:value="112.1166" calcext:value-type="float">
            <text:p>112.1166</text:p>
          </table:table-cell>
          <table:table-cell office:value-type="float" office:value="12.2947784526603" calcext:value-type="float">
            <text:p>12.2947784526603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.25" calcext:value-type="float">
            <text:p>31.25</text:p>
          </table:table-cell>
          <table:table-cell office:value-type="float" office:value="8.40973746382884" calcext:value-type="float">
            <text:p>8.4097374638288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0.3546" calcext:value-type="float">
            <text:p>40.3546</text:p>
          </table:table-cell>
          <table:table-cell office:value-type="float" office:value="27.2260937345427" calcext:value-type="float">
            <text:p>27.2260937345427</text:p>
          </table:table-cell>
          <table:table-cell office:value-type="float" office:value="137.42555" calcext:value-type="float">
            <text:p>137.42555</text:p>
          </table:table-cell>
          <table:table-cell office:value-type="float" office:value="0.753555255893164" calcext:value-type="float">
            <text:p>0.753555255893164</text:p>
          </table:table-cell>
          <table:table-cell office:value-type="float" office:value="496.669" calcext:value-type="float">
            <text:p>496.669</text:p>
          </table:table-cell>
          <table:table-cell office:value-type="float" office:value="346.84985" calcext:value-type="float">
            <text:p>346.84985</text:p>
          </table:table-cell>
          <table:table-cell office:value-type="float" office:value="28.5918036788149" calcext:value-type="float">
            <text:p>28.5918036788149</text:p>
          </table:table-cell>
          <table:table-cell office:value-type="float" office:value="328.671" calcext:value-type="float">
            <text:p>328.671</text:p>
          </table:table-cell>
          <table:table-cell office:value-type="float" office:value="436.37" calcext:value-type="float">
            <text:p>436.37</text:p>
          </table:table-cell>
          <table:table-cell office:value-type="float" office:value="1035.61145" calcext:value-type="float">
            <text:p>1035.61145</text:p>
          </table:table-cell>
          <table:table-cell office:value-type="float" office:value="74.5228356422061" calcext:value-type="float">
            <text:p>74.5228356422061</text:p>
          </table:table-cell>
          <table:table-cell office:value-type="float" office:value="3.477507" calcext:value-type="float">
            <text:p>3.477507</text:p>
          </table:table-cell>
          <table:table-cell office:value-type="float" office:value="10.6489331674972" calcext:value-type="float">
            <text:p>10.6489331674972</text:p>
          </table:table-cell>
          <table:table-cell office:value-type="float" office:value="1.459737" calcext:value-type="float">
            <text:p>1.459737</text:p>
          </table:table-cell>
          <table:table-cell office:value-type="float" office:value="4.20702901462616" calcext:value-type="float">
            <text:p>4.20702901462616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2.4" calcext:value-type="float">
            <text:p>32.4</text:p>
          </table:table-cell>
          <table:table-cell office:value-type="float" office:value="9.7893604973649" calcext:value-type="float">
            <text:p>9.789360497364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5.04855" calcext:value-type="float">
            <text:p>35.04855</text:p>
          </table:table-cell>
          <table:table-cell office:value-type="float" office:value="20.2785767056738" calcext:value-type="float">
            <text:p>20.2785767056738</text:p>
          </table:table-cell>
          <table:table-cell office:value-type="float" office:value="137.32715" calcext:value-type="float">
            <text:p>137.32715</text:p>
          </table:table-cell>
          <table:table-cell office:value-type="float" office:value="0.75518072253217" calcext:value-type="float">
            <text:p>0.75518072253217</text:p>
          </table:table-cell>
          <table:table-cell office:value-type="float" office:value="717.198" calcext:value-type="float">
            <text:p>717.198</text:p>
          </table:table-cell>
          <table:table-cell office:value-type="float" office:value="373.8246" calcext:value-type="float">
            <text:p>373.8246</text:p>
          </table:table-cell>
          <table:table-cell office:value-type="float" office:value="23.3768749462504" calcext:value-type="float">
            <text:p>23.3768749462504</text:p>
          </table:table-cell>
          <table:table-cell office:value-type="float" office:value="357.684" calcext:value-type="float">
            <text:p>357.684</text:p>
          </table:table-cell>
          <table:table-cell office:value-type="float" office:value="427.774" calcext:value-type="float">
            <text:p>427.774</text:p>
          </table:table-cell>
          <table:table-cell office:value-type="float" office:value="1099.4095" calcext:value-type="float">
            <text:p>1099.4095</text:p>
          </table:table-cell>
          <table:table-cell office:value-type="float" office:value="53.4394713646837" calcext:value-type="float">
            <text:p>53.4394713646837</text:p>
          </table:table-cell>
          <table:table-cell office:value-type="float" office:value="11.517394" calcext:value-type="float">
            <text:p>11.517394</text:p>
          </table:table-cell>
          <table:table-cell office:value-type="float" office:value="16.085724431814" calcext:value-type="float">
            <text:p>16.085724431814</text:p>
          </table:table-cell>
          <table:table-cell office:value-type="float" office:value="10.549544" calcext:value-type="float">
            <text:p>10.549544</text:p>
          </table:table-cell>
          <table:table-cell office:value-type="float" office:value="14.8236063080318" calcext:value-type="float">
            <text:p>14.8236063080318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3.45" calcext:value-type="float">
            <text:p>33.45</text:p>
          </table:table-cell>
          <table:table-cell office:value-type="float" office:value="7.43728161996955" calcext:value-type="float">
            <text:p>7.4372816199695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61.96585" calcext:value-type="float">
            <text:p>261.96585</text:p>
          </table:table-cell>
          <table:table-cell office:value-type="float" office:value="77.9687981899609" calcext:value-type="float">
            <text:p>77.9687981899609</text:p>
          </table:table-cell>
          <table:table-cell office:value-type="float" office:value="140.04935" calcext:value-type="float">
            <text:p>140.04935</text:p>
          </table:table-cell>
          <table:table-cell office:value-type="float" office:value="1.76100381884878" calcext:value-type="float">
            <text:p>1.76100381884878</text:p>
          </table:table-cell>
          <table:table-cell office:value-type="float" office:value="840.199" calcext:value-type="float">
            <text:p>840.199</text:p>
          </table:table-cell>
          <table:table-cell office:value-type="float" office:value="414.6749" calcext:value-type="float">
            <text:p>414.6749</text:p>
          </table:table-cell>
          <table:table-cell office:value-type="float" office:value="17.5377737076589" calcext:value-type="float">
            <text:p>17.5377737076589</text:p>
          </table:table-cell>
          <table:table-cell office:value-type="float" office:value="403.294" calcext:value-type="float">
            <text:p>403.294</text:p>
          </table:table-cell>
          <table:table-cell office:value-type="float" office:value="449.999" calcext:value-type="float">
            <text:p>449.999</text:p>
          </table:table-cell>
          <table:table-cell office:value-type="float" office:value="1211.676" calcext:value-type="float">
            <text:p>1211.676</text:p>
          </table:table-cell>
          <table:table-cell office:value-type="float" office:value="67.8337412858977" calcext:value-type="float">
            <text:p>67.8337412858977</text:p>
          </table:table-cell>
          <table:table-cell office:value-type="float" office:value="20.5009145" calcext:value-type="float">
            <text:p>20.5009145</text:p>
          </table:table-cell>
          <table:table-cell office:value-type="float" office:value="21.4725639356757" calcext:value-type="float">
            <text:p>21.4725639356757</text:p>
          </table:table-cell>
          <table:table-cell office:value-type="float" office:value="11.8469405" calcext:value-type="float">
            <text:p>11.8469405</text:p>
          </table:table-cell>
          <table:table-cell office:value-type="float" office:value="5.85987311040047" calcext:value-type="float">
            <text:p>5.85987311040047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0.8" calcext:value-type="float">
            <text:p>30.8</text:p>
          </table:table-cell>
          <table:table-cell office:value-type="float" office:value="12.6640809918612" calcext:value-type="float">
            <text:p>12.6640809918612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87.3528" calcext:value-type="float">
            <text:p>287.3528</text:p>
          </table:table-cell>
          <table:table-cell office:value-type="float" office:value="138.763129356089" calcext:value-type="float">
            <text:p>138.763129356089</text:p>
          </table:table-cell>
          <table:table-cell office:value-type="float" office:value="142.2222" calcext:value-type="float">
            <text:p>142.2222</text:p>
          </table:table-cell>
          <table:table-cell office:value-type="float" office:value="3.87092808944886" calcext:value-type="float">
            <text:p>3.87092808944886</text:p>
          </table:table-cell>
          <table:table-cell office:value-type="float" office:value="987.874" calcext:value-type="float">
            <text:p>987.874</text:p>
          </table:table-cell>
          <table:table-cell office:value-type="float" office:value="483.22975" calcext:value-type="float">
            <text:p>483.22975</text:p>
          </table:table-cell>
          <table:table-cell office:value-type="float" office:value="17.8475351825429" calcext:value-type="float">
            <text:p>17.8475351825429</text:p>
          </table:table-cell>
          <table:table-cell office:value-type="float" office:value="462.749" calcext:value-type="float">
            <text:p>462.749</text:p>
          </table:table-cell>
          <table:table-cell office:value-type="float" office:value="536.556" calcext:value-type="float">
            <text:p>536.556</text:p>
          </table:table-cell>
          <table:table-cell office:value-type="float" office:value="1371.6035" calcext:value-type="float">
            <text:p>1371.6035</text:p>
          </table:table-cell>
          <table:table-cell office:value-type="float" office:value="34.6351125874793" calcext:value-type="float">
            <text:p>34.6351125874793</text:p>
          </table:table-cell>
          <table:table-cell office:value-type="float" office:value="50.82983" calcext:value-type="float">
            <text:p>50.82983</text:p>
          </table:table-cell>
          <table:table-cell office:value-type="float" office:value="25.2497513004136" calcext:value-type="float">
            <text:p>25.2497513004136</text:p>
          </table:table-cell>
          <table:table-cell office:value-type="float" office:value="27.255845" calcext:value-type="float">
            <text:p>27.255845</text:p>
          </table:table-cell>
          <table:table-cell office:value-type="float" office:value="7.03097658534417" calcext:value-type="float">
            <text:p>7.0309765853441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15.3" calcext:value-type="float">
            <text:p>115.3</text:p>
          </table:table-cell>
          <table:table-cell office:value-type="float" office:value="31.8567517424321" calcext:value-type="float">
            <text:p>31.8567517424321</text:p>
          </table:table-cell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office:value-type="float" office:value="1457.2263" calcext:value-type="float">
            <text:p>1457.2263</text:p>
          </table:table-cell>
          <table:table-cell office:value-type="float" office:value="431.432193138047" calcext:value-type="float">
            <text:p>431.432193138047</text:p>
          </table:table-cell>
          <table:table-cell office:value-type="float" office:value="147.69155" calcext:value-type="float">
            <text:p>147.69155</text:p>
          </table:table-cell>
          <table:table-cell office:value-type="float" office:value="3.20340516974968" calcext:value-type="float">
            <text:p>3.20340516974968</text:p>
          </table:table-cell>
          <table:table-cell office:value-type="float" office:value="4084.06" calcext:value-type="float">
            <text:p>4084.06</text:p>
          </table:table-cell>
          <table:table-cell office:value-type="float" office:value="992.91565" calcext:value-type="float">
            <text:p>992.91565</text:p>
          </table:table-cell>
          <table:table-cell office:value-type="float" office:value="31.7874181833912" calcext:value-type="float">
            <text:p>31.7874181833912</text:p>
          </table:table-cell>
          <table:table-cell office:value-type="float" office:value="943.621" calcext:value-type="float">
            <text:p>943.621</text:p>
          </table:table-cell>
          <table:table-cell office:value-type="float" office:value="1051.57" calcext:value-type="float">
            <text:p>1051.57</text:p>
          </table:table-cell>
          <table:table-cell office:value-type="float" office:value="1759.601" calcext:value-type="float">
            <text:p>1759.601</text:p>
          </table:table-cell>
          <table:table-cell office:value-type="float" office:value="61.3907102435745" calcext:value-type="float">
            <text:p>61.3907102435745</text:p>
          </table:table-cell>
          <table:table-cell office:value-type="float" office:value="1030.1522" calcext:value-type="float">
            <text:p>1030.1522</text:p>
          </table:table-cell>
          <table:table-cell office:value-type="float" office:value="48.6938232110117" calcext:value-type="float">
            <text:p>48.6938232110117</text:p>
          </table:table-cell>
          <table:table-cell office:value-type="float" office:value="188.9932" calcext:value-type="float">
            <text:p>188.9932</text:p>
          </table:table-cell>
          <table:table-cell office:value-type="float" office:value="15.4406802331749" calcext:value-type="float">
            <text:p>15.440680233174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2.35" calcext:value-type="float">
            <text:p>102.35</text:p>
          </table:table-cell>
          <table:table-cell office:value-type="float" office:value="31.5682635435954" calcext:value-type="float">
            <text:p>31.5682635435954</text:p>
          </table:table-cell>
          <table:table-cell office:value-type="float" office:value="42" calcext:value-type="float">
            <text:p>42</text:p>
          </table:table-cell>
          <table:table-cell office:value-type="float" office:value="181" calcext:value-type="float">
            <text:p>181</text:p>
          </table:table-cell>
          <table:table-cell office:value-type="float" office:value="518.9156" calcext:value-type="float">
            <text:p>518.9156</text:p>
          </table:table-cell>
          <table:table-cell office:value-type="float" office:value="166.200383712712" calcext:value-type="float">
            <text:p>166.200383712712</text:p>
          </table:table-cell>
          <table:table-cell office:value-type="float" office:value="148.05795" calcext:value-type="float">
            <text:p>148.05795</text:p>
          </table:table-cell>
          <table:table-cell office:value-type="float" office:value="4.06275774210728" calcext:value-type="float">
            <text:p>4.06275774210728</text:p>
          </table:table-cell>
          <table:table-cell office:value-type="float" office:value="1014.01" calcext:value-type="float">
            <text:p>1014.01</text:p>
          </table:table-cell>
          <table:table-cell office:value-type="float" office:value="618.9859" calcext:value-type="float">
            <text:p>618.9859</text:p>
          </table:table-cell>
          <table:table-cell office:value-type="float" office:value="41.8273040613677" calcext:value-type="float">
            <text:p>41.8273040613677</text:p>
          </table:table-cell>
          <table:table-cell office:value-type="float" office:value="582.582" calcext:value-type="float">
            <text:p>582.582</text:p>
          </table:table-cell>
          <table:table-cell office:value-type="float" office:value="766.527" calcext:value-type="float">
            <text:p>766.527</text:p>
          </table:table-cell>
          <table:table-cell office:value-type="float" office:value="1817.7845" calcext:value-type="float">
            <text:p>1817.7845</text:p>
          </table:table-cell>
          <table:table-cell office:value-type="float" office:value="129.511395331799" calcext:value-type="float">
            <text:p>129.511395331799</text:p>
          </table:table-cell>
          <table:table-cell office:value-type="float" office:value="26.099814" calcext:value-type="float">
            <text:p>26.099814</text:p>
          </table:table-cell>
          <table:table-cell office:value-type="float" office:value="24.2609410141129" calcext:value-type="float">
            <text:p>24.2609410141129</text:p>
          </table:table-cell>
          <table:table-cell office:value-type="float" office:value="13.0719505" calcext:value-type="float">
            <text:p>13.0719505</text:p>
          </table:table-cell>
          <table:table-cell office:value-type="float" office:value="9.78589516271061" calcext:value-type="float">
            <text:p>9.7858951627106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1.85" calcext:value-type="float">
            <text:p>131.85</text:p>
          </table:table-cell>
          <table:table-cell office:value-type="float" office:value="53.1732768260623" calcext:value-type="float">
            <text:p>53.1732768260623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593.11255" calcext:value-type="float">
            <text:p>593.11255</text:p>
          </table:table-cell>
          <table:table-cell office:value-type="float" office:value="243.689540695679" calcext:value-type="float">
            <text:p>243.689540695679</text:p>
          </table:table-cell>
          <table:table-cell office:value-type="float" office:value="148.2657" calcext:value-type="float">
            <text:p>148.2657</text:p>
          </table:table-cell>
          <table:table-cell office:value-type="float" office:value="4.61611184189054" calcext:value-type="float">
            <text:p>4.61611184189054</text:p>
          </table:table-cell>
          <table:table-cell office:value-type="float" office:value="1421.51" calcext:value-type="float">
            <text:p>1421.51</text:p>
          </table:table-cell>
          <table:table-cell office:value-type="float" office:value="610.8054" calcext:value-type="float">
            <text:p>610.8054</text:p>
          </table:table-cell>
          <table:table-cell office:value-type="float" office:value="62.2187894825485" calcext:value-type="float">
            <text:p>62.2187894825485</text:p>
          </table:table-cell>
          <table:table-cell office:value-type="float" office:value="557.628" calcext:value-type="float">
            <text:p>557.628</text:p>
          </table:table-cell>
          <table:table-cell office:value-type="float" office:value="810.022" calcext:value-type="float">
            <text:p>810.022</text:p>
          </table:table-cell>
          <table:table-cell office:value-type="float" office:value="1767.364" calcext:value-type="float">
            <text:p>1767.364</text:p>
          </table:table-cell>
          <table:table-cell office:value-type="float" office:value="101.842770944649" calcext:value-type="float">
            <text:p>101.842770944649</text:p>
          </table:table-cell>
          <table:table-cell office:value-type="float" office:value="49.6059445" calcext:value-type="float">
            <text:p>49.6059445</text:p>
          </table:table-cell>
          <table:table-cell office:value-type="float" office:value="99.4332959723028" calcext:value-type="float">
            <text:p>99.4332959723028</text:p>
          </table:table-cell>
          <table:table-cell office:value-type="float" office:value="15.4478695" calcext:value-type="float">
            <text:p>15.4478695</text:p>
          </table:table-cell>
          <table:table-cell office:value-type="float" office:value="18.4262712743399" calcext:value-type="float">
            <text:p>18.4262712743399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12.25" calcext:value-type="float">
            <text:p>112.25</text:p>
          </table:table-cell>
          <table:table-cell office:value-type="float" office:value="24.3048078414648" calcext:value-type="float">
            <text:p>24.3048078414648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222.68845" calcext:value-type="float">
            <text:p>222.68845</text:p>
          </table:table-cell>
          <table:table-cell office:value-type="float" office:value="94.4114729504925" calcext:value-type="float">
            <text:p>94.4114729504925</text:p>
          </table:table-cell>
          <table:table-cell office:value-type="float" office:value="145.64395" calcext:value-type="float">
            <text:p>145.64395</text:p>
          </table:table-cell>
          <table:table-cell office:value-type="float" office:value="2.0785007368673" calcext:value-type="float">
            <text:p>2.0785007368673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42.37595" calcext:value-type="float">
            <text:p>542.37595</text:p>
          </table:table-cell>
          <table:table-cell office:value-type="float" office:value="21.8416510255906" calcext:value-type="float">
            <text:p>21.8416510255906</text:p>
          </table:table-cell>
          <table:table-cell office:value-type="float" office:value="509.771" calcext:value-type="float">
            <text:p>509.771</text:p>
          </table:table-cell>
          <table:table-cell office:value-type="float" office:value="586.8" calcext:value-type="float">
            <text:p>586.8</text:p>
          </table:table-cell>
          <table:table-cell office:value-type="float" office:value="1607.5075" calcext:value-type="float">
            <text:p>1607.5075</text:p>
          </table:table-cell>
          <table:table-cell office:value-type="float" office:value="66.840869696931" calcext:value-type="float">
            <text:p>66.840869696931</text:p>
          </table:table-cell>
          <table:table-cell office:value-type="float" office:value="11.616859" calcext:value-type="float">
            <text:p>11.616859</text:p>
          </table:table-cell>
          <table:table-cell office:value-type="float" office:value="6.49785443842885" calcext:value-type="float">
            <text:p>6.49785443842885</text:p>
          </table:table-cell>
          <table:table-cell office:value-type="float" office:value="8.0036065" calcext:value-type="float">
            <text:p>8.0036065</text:p>
          </table:table-cell>
          <table:table-cell office:value-type="float" office:value="3.0265477553551" calcext:value-type="float">
            <text:p>3.026547755355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00.05" calcext:value-type="float">
            <text:p>100.05</text:p>
          </table:table-cell>
          <table:table-cell office:value-type="float" office:value="24.7970180720013" calcext:value-type="float">
            <text:p>24.7970180720013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519.12265" calcext:value-type="float">
            <text:p>519.12265</text:p>
          </table:table-cell>
          <table:table-cell office:value-type="float" office:value="154.900320646698" calcext:value-type="float">
            <text:p>154.900320646698</text:p>
          </table:table-cell>
          <table:table-cell office:value-type="float" office:value="143.7077" calcext:value-type="float">
            <text:p>143.7077</text:p>
          </table:table-cell>
          <table:table-cell office:value-type="float" office:value="1.45917020759637" calcext:value-type="float">
            <text:p>1.45917020759637</text:p>
          </table:table-cell>
          <table:table-cell office:value-type="float" office:value="1339.31" calcext:value-type="float">
            <text:p>1339.31</text:p>
          </table:table-cell>
          <table:table-cell office:value-type="float" office:value="697.80435" calcext:value-type="float">
            <text:p>697.80435</text:p>
          </table:table-cell>
          <table:table-cell office:value-type="float" office:value="35.0340387552254" calcext:value-type="float">
            <text:p>35.0340387552254</text:p>
          </table:table-cell>
          <table:table-cell office:value-type="float" office:value="667.695" calcext:value-type="float">
            <text:p>667.695</text:p>
          </table:table-cell>
          <table:table-cell office:value-type="float" office:value="818.746" calcext:value-type="float">
            <text:p>818.746</text:p>
          </table:table-cell>
          <table:table-cell office:value-type="float" office:value="1790.845" calcext:value-type="float">
            <text:p>1790.845</text:p>
          </table:table-cell>
          <table:table-cell office:value-type="float" office:value="94.0153058367569" calcext:value-type="float">
            <text:p>94.0153058367569</text:p>
          </table:table-cell>
          <table:table-cell office:value-type="float" office:value="232.9279" calcext:value-type="float">
            <text:p>232.9279</text:p>
          </table:table-cell>
          <table:table-cell office:value-type="float" office:value="26.5154984190478" calcext:value-type="float">
            <text:p>26.5154984190478</text:p>
          </table:table-cell>
          <table:table-cell office:value-type="float" office:value="69.64017" calcext:value-type="float">
            <text:p>69.64017</text:p>
          </table:table-cell>
          <table:table-cell office:value-type="float" office:value="16.4347845372039" calcext:value-type="float">
            <text:p>16.4347845372039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27.1" calcext:value-type="float">
            <text:p>127.1</text:p>
          </table:table-cell>
          <table:table-cell office:value-type="float" office:value="36.3562779636258" calcext:value-type="float">
            <text:p>36.3562779636258</text:p>
          </table:table-cell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1488.8936" calcext:value-type="float">
            <text:p>1488.8936</text:p>
          </table:table-cell>
          <table:table-cell office:value-type="float" office:value="414.391721706762" calcext:value-type="float">
            <text:p>414.391721706762</text:p>
          </table:table-cell>
          <table:table-cell office:value-type="float" office:value="148.00015" calcext:value-type="float">
            <text:p>148.00015</text:p>
          </table:table-cell>
          <table:table-cell office:value-type="float" office:value="2.94712481251241" calcext:value-type="float">
            <text:p>2.94712481251241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906.9856" calcext:value-type="float">
            <text:p>906.9856</text:p>
          </table:table-cell>
          <table:table-cell office:value-type="float" office:value="75.6279687823716" calcext:value-type="float">
            <text:p>75.6279687823716</text:p>
          </table:table-cell>
          <table:table-cell office:value-type="float" office:value="829.296" calcext:value-type="float">
            <text:p>829.296</text:p>
          </table:table-cell>
          <table:table-cell office:value-type="float" office:value="1148.9" calcext:value-type="float">
            <text:p>1148.9</text:p>
          </table:table-cell>
          <table:table-cell office:value-type="float" office:value="1613.8135" calcext:value-type="float">
            <text:p>1613.8135</text:p>
          </table:table-cell>
          <table:table-cell office:value-type="float" office:value="50.2129467761789" calcext:value-type="float">
            <text:p>50.2129467761789</text:p>
          </table:table-cell>
          <table:table-cell office:value-type="float" office:value="913.1196" calcext:value-type="float">
            <text:p>913.1196</text:p>
          </table:table-cell>
          <table:table-cell office:value-type="float" office:value="220.117518537234" calcext:value-type="float">
            <text:p>220.117518537234</text:p>
          </table:table-cell>
          <table:table-cell office:value-type="float" office:value="194.0229" calcext:value-type="float">
            <text:p>194.0229</text:p>
          </table:table-cell>
          <table:table-cell office:value-type="float" office:value="19.8756485386409" calcext:value-type="float">
            <text:p>19.8756485386409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27.8" calcext:value-type="float">
            <text:p>127.8</text:p>
          </table:table-cell>
          <table:table-cell office:value-type="float" office:value="32.0847561771532" calcext:value-type="float">
            <text:p>32.0847561771532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481.32675" calcext:value-type="float">
            <text:p>481.32675</text:p>
          </table:table-cell>
          <table:table-cell office:value-type="float" office:value="174.898359857759" calcext:value-type="float">
            <text:p>174.898359857759</text:p>
          </table:table-cell>
          <table:table-cell office:value-type="float" office:value="151.263" calcext:value-type="float">
            <text:p>151.263</text:p>
          </table:table-cell>
          <table:table-cell office:value-type="float" office:value="3.73857648113064" calcext:value-type="float">
            <text:p>3.73857648113064</text:p>
          </table:table-cell>
          <table:table-cell office:value-type="float" office:value="893.736" calcext:value-type="float">
            <text:p>893.736</text:p>
          </table:table-cell>
          <table:table-cell office:value-type="float" office:value="549.9868" calcext:value-type="float">
            <text:p>549.9868</text:p>
          </table:table-cell>
          <table:table-cell office:value-type="float" office:value="20.8951452120242" calcext:value-type="float">
            <text:p>20.8951452120242</text:p>
          </table:table-cell>
          <table:table-cell office:value-type="float" office:value="519.682" calcext:value-type="float">
            <text:p>519.682</text:p>
          </table:table-cell>
          <table:table-cell office:value-type="float" office:value="597.909" calcext:value-type="float">
            <text:p>597.909</text:p>
          </table:table-cell>
          <table:table-cell office:value-type="float" office:value="1590.416" calcext:value-type="float">
            <text:p>1590.416</text:p>
          </table:table-cell>
          <table:table-cell office:value-type="float" office:value="75.9051151733115" calcext:value-type="float">
            <text:p>75.9051151733115</text:p>
          </table:table-cell>
          <table:table-cell office:value-type="float" office:value="41.694337" calcext:value-type="float">
            <text:p>41.694337</text:p>
          </table:table-cell>
          <table:table-cell office:value-type="float" office:value="40.473482155451" calcext:value-type="float">
            <text:p>40.473482155451</text:p>
          </table:table-cell>
          <table:table-cell office:value-type="float" office:value="17.849933" calcext:value-type="float">
            <text:p>17.849933</text:p>
          </table:table-cell>
          <table:table-cell office:value-type="float" office:value="15.7280370603114" calcext:value-type="float">
            <text:p>15.7280370603114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09.5" calcext:value-type="float">
            <text:p>109.5</text:p>
          </table:table-cell>
          <table:table-cell office:value-type="float" office:value="31.5135726815906" calcext:value-type="float">
            <text:p>31.5135726815906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223.0357" calcext:value-type="float">
            <text:p>223.0357</text:p>
          </table:table-cell>
          <table:table-cell office:value-type="float" office:value="149.459098061573" calcext:value-type="float">
            <text:p>149.459098061573</text:p>
          </table:table-cell>
          <table:table-cell office:value-type="float" office:value="146.53045" calcext:value-type="float">
            <text:p>146.53045</text:p>
          </table:table-cell>
          <table:table-cell office:value-type="float" office:value="2.18077551331486" calcext:value-type="float">
            <text:p>2.18077551331486</text:p>
          </table:table-cell>
          <table:table-cell office:value-type="float" office:value="783.887" calcext:value-type="float">
            <text:p>783.887</text:p>
          </table:table-cell>
          <table:table-cell office:value-type="float" office:value="494.6678" calcext:value-type="float">
            <text:p>494.6678</text:p>
          </table:table-cell>
          <table:table-cell office:value-type="float" office:value="17.6364201809778" calcext:value-type="float">
            <text:p>17.6364201809778</text:p>
          </table:table-cell>
          <table:table-cell office:value-type="float" office:value="470.803" calcext:value-type="float">
            <text:p>470.803</text:p>
          </table:table-cell>
          <table:table-cell office:value-type="float" office:value="530.793" calcext:value-type="float">
            <text:p>530.793</text:p>
          </table:table-cell>
          <table:table-cell office:value-type="float" office:value="1454.1295" calcext:value-type="float">
            <text:p>1454.1295</text:p>
          </table:table-cell>
          <table:table-cell office:value-type="float" office:value="59.2218869991226" calcext:value-type="float">
            <text:p>59.2218869991226</text:p>
          </table:table-cell>
          <table:table-cell office:value-type="float" office:value="22.29716515" calcext:value-type="float">
            <text:p>22.29716515</text:p>
          </table:table-cell>
          <table:table-cell office:value-type="float" office:value="12.2360114029009" calcext:value-type="float">
            <text:p>12.2360114029009</text:p>
          </table:table-cell>
          <table:table-cell office:value-type="float" office:value="7.57659715" calcext:value-type="float">
            <text:p>7.57659715</text:p>
          </table:table-cell>
          <table:table-cell office:value-type="float" office:value="3.96254764346351" calcext:value-type="float">
            <text:p>3.9625476434635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44.05" calcext:value-type="float">
            <text:p>144.05</text:p>
          </table:table-cell>
          <table:table-cell office:value-type="float" office:value="35.6377608724229" calcext:value-type="float">
            <text:p>35.6377608724229</text:p>
          </table:table-cell>
          <table:table-cell office:value-type="float" office:value="92" calcext:value-type="float">
            <text:p>92</text:p>
          </table:table-cell>
          <table:table-cell office:value-type="float" office:value="228" calcext:value-type="float">
            <text:p>228</text:p>
          </table:table-cell>
          <table:table-cell office:value-type="float" office:value="609.9428" calcext:value-type="float">
            <text:p>609.9428</text:p>
          </table:table-cell>
          <table:table-cell office:value-type="float" office:value="201.702483872084" calcext:value-type="float">
            <text:p>201.702483872084</text:p>
          </table:table-cell>
          <table:table-cell office:value-type="float" office:value="152.26365" calcext:value-type="float">
            <text:p>152.26365</text:p>
          </table:table-cell>
          <table:table-cell office:value-type="float" office:value="3.98775169837526" calcext:value-type="float">
            <text:p>3.98775169837526</text:p>
          </table:table-cell>
          <table:table-cell office:value-type="float" office:value="1093.39" calcext:value-type="float">
            <text:p>1093.39</text:p>
          </table:table-cell>
          <table:table-cell office:value-type="float" office:value="569.4145" calcext:value-type="float">
            <text:p>569.4145</text:p>
          </table:table-cell>
          <table:table-cell office:value-type="float" office:value="12.8127161773804" calcext:value-type="float">
            <text:p>12.8127161773804</text:p>
          </table:table-cell>
          <table:table-cell office:value-type="float" office:value="551.503" calcext:value-type="float">
            <text:p>551.503</text:p>
          </table:table-cell>
          <table:table-cell office:value-type="float" office:value="607.81" calcext:value-type="float">
            <text:p>607.81</text:p>
          </table:table-cell>
          <table:table-cell office:value-type="float" office:value="1684.467" calcext:value-type="float">
            <text:p>1684.467</text:p>
          </table:table-cell>
          <table:table-cell office:value-type="float" office:value="37.6354836906819" calcext:value-type="float">
            <text:p>37.6354836906819</text:p>
          </table:table-cell>
          <table:table-cell office:value-type="float" office:value="15.636746" calcext:value-type="float">
            <text:p>15.636746</text:p>
          </table:table-cell>
          <table:table-cell office:value-type="float" office:value="10.3629294299701" calcext:value-type="float">
            <text:p>10.3629294299701</text:p>
          </table:table-cell>
          <table:table-cell office:value-type="float" office:value="8.1398565" calcext:value-type="float">
            <text:p>8.1398565</text:p>
          </table:table-cell>
          <table:table-cell office:value-type="float" office:value="4.24025145036207" calcext:value-type="float">
            <text:p>4.24025145036207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21.05" calcext:value-type="float">
            <text:p>121.05</text:p>
          </table:table-cell>
          <table:table-cell office:value-type="float" office:value="28.0027724191355" calcext:value-type="float">
            <text:p>28.0027724191355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482.1919" calcext:value-type="float">
            <text:p>482.1919</text:p>
          </table:table-cell>
          <table:table-cell office:value-type="float" office:value="148.538451831557" calcext:value-type="float">
            <text:p>148.538451831557</text:p>
          </table:table-cell>
          <table:table-cell office:value-type="float" office:value="147.27245" calcext:value-type="float">
            <text:p>147.27245</text:p>
          </table:table-cell>
          <table:table-cell office:value-type="float" office:value="3.80549047222701" calcext:value-type="float">
            <text:p>3.80549047222701</text:p>
          </table:table-cell>
          <table:table-cell office:value-type="float" office:value="1394.82" calcext:value-type="float">
            <text:p>1394.82</text:p>
          </table:table-cell>
          <table:table-cell office:value-type="float" office:value="623.14045" calcext:value-type="float">
            <text:p>623.14045</text:p>
          </table:table-cell>
          <table:table-cell office:value-type="float" office:value="22.1975469352975" calcext:value-type="float">
            <text:p>22.1975469352975</text:p>
          </table:table-cell>
          <table:table-cell office:value-type="float" office:value="593.176" calcext:value-type="float">
            <text:p>593.176</text:p>
          </table:table-cell>
          <table:table-cell office:value-type="float" office:value="672.005" calcext:value-type="float">
            <text:p>672.005</text:p>
          </table:table-cell>
          <table:table-cell office:value-type="float" office:value="1773.858" calcext:value-type="float">
            <text:p>1773.858</text:p>
          </table:table-cell>
          <table:table-cell office:value-type="float" office:value="63.080153989733" calcext:value-type="float">
            <text:p>63.080153989733</text:p>
          </table:table-cell>
          <table:table-cell office:value-type="float" office:value="75.003065" calcext:value-type="float">
            <text:p>75.003065</text:p>
          </table:table-cell>
          <table:table-cell office:value-type="float" office:value="19.6448546591796" calcext:value-type="float">
            <text:p>19.6448546591796</text:p>
          </table:table-cell>
          <table:table-cell office:value-type="float" office:value="20.56079" calcext:value-type="float">
            <text:p>20.56079</text:p>
          </table:table-cell>
          <table:table-cell office:value-type="float" office:value="8.70846643474946" calcext:value-type="float">
            <text:p>8.7084664347494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5.969943603686" calcext:value-type="float">
            <text:p>105.969943603686</text:p>
          </table:table-cell>
          <table:table-cell office:value-type="float" office:value="128" calcext:value-type="float">
            <text:p>128</text:p>
          </table:table-cell>
          <table:table-cell office:value-type="float" office:value="544" calcext:value-type="float">
            <text:p>544</text:p>
          </table:table-cell>
          <table:table-cell office:value-type="float" office:value="3372.12" calcext:value-type="float">
            <text:p>3372.12</text:p>
          </table:table-cell>
          <table:table-cell office:value-type="float" office:value="1226.88782280936" calcext:value-type="float">
            <text:p>1226.88782280936</text:p>
          </table:table-cell>
          <table:table-cell office:value-type="float" office:value="181.9651" calcext:value-type="float">
            <text:p>181.9651</text:p>
          </table:table-cell>
          <table:table-cell office:value-type="float" office:value="11.8017639355087" calcext:value-type="float">
            <text:p>11.8017639355087</text:p>
          </table:table-cell>
          <table:table-cell office:value-type="float" office:value="3055.58" calcext:value-type="float">
            <text:p>3055.58</text:p>
          </table:table-cell>
          <table:table-cell office:value-type="float" office:value="1183.1915" calcext:value-type="float">
            <text:p>1183.1915</text:p>
          </table:table-cell>
          <table:table-cell office:value-type="float" office:value="35.8407198992255" calcext:value-type="float">
            <text:p>35.8407198992255</text:p>
          </table:table-cell>
          <table:table-cell office:value-type="float" office:value="1133.45" calcext:value-type="float">
            <text:p>1133.45</text:p>
          </table:table-cell>
          <table:table-cell office:value-type="float" office:value="1275.81" calcext:value-type="float">
            <text:p>1275.81</text:p>
          </table:table-cell>
          <table:table-cell office:value-type="float" office:value="2471.033" calcext:value-type="float">
            <text:p>2471.033</text:p>
          </table:table-cell>
          <table:table-cell office:value-type="float" office:value="78.4314633495887" calcext:value-type="float">
            <text:p>78.4314633495887</text:p>
          </table:table-cell>
          <table:table-cell office:value-type="float" office:value="906.9406" calcext:value-type="float">
            <text:p>906.9406</text:p>
          </table:table-cell>
          <table:table-cell office:value-type="float" office:value="33.8978962138702" calcext:value-type="float">
            <text:p>33.8978962138702</text:p>
          </table:table-cell>
          <table:table-cell office:value-type="float" office:value="171.6022" calcext:value-type="float">
            <text:p>171.6022</text:p>
          </table:table-cell>
          <table:table-cell office:value-type="float" office:value="26.581457537163" calcext:value-type="float">
            <text:p>26.58145753716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66" calcext:value-type="float">
            <text:p>266</text:p>
          </table:table-cell>
          <table:table-cell office:value-type="float" office:value="63.2804950409807" calcext:value-type="float">
            <text:p>63.2804950409807</text:p>
          </table:table-cell>
          <table:table-cell office:value-type="float" office:value="121" calcext:value-type="float">
            <text:p>121</text:p>
          </table:table-cell>
          <table:table-cell office:value-type="float" office:value="366" calcext:value-type="float">
            <text:p>366</text:p>
          </table:table-cell>
          <table:table-cell office:value-type="float" office:value="1844.2996" calcext:value-type="float">
            <text:p>1844.2996</text:p>
          </table:table-cell>
          <table:table-cell office:value-type="float" office:value="745.491092459644" calcext:value-type="float">
            <text:p>745.491092459644</text:p>
          </table:table-cell>
          <table:table-cell office:value-type="float" office:value="166.1822" calcext:value-type="float">
            <text:p>166.1822</text:p>
          </table:table-cell>
          <table:table-cell office:value-type="float" office:value="6.74954914361732" calcext:value-type="float">
            <text:p>6.74954914361732</text:p>
          </table:table-cell>
          <table:table-cell office:value-type="float" office:value="1411.1" calcext:value-type="float">
            <text:p>1411.1</text:p>
          </table:table-cell>
          <table:table-cell office:value-type="float" office:value="767.4752" calcext:value-type="float">
            <text:p>767.4752</text:p>
          </table:table-cell>
          <table:table-cell office:value-type="float" office:value="53.8969951663161" calcext:value-type="float">
            <text:p>53.8969951663161</text:p>
          </table:table-cell>
          <table:table-cell office:value-type="float" office:value="691.467" calcext:value-type="float">
            <text:p>691.467</text:p>
          </table:table-cell>
          <table:table-cell office:value-type="float" office:value="869.057" calcext:value-type="float">
            <text:p>869.057</text:p>
          </table:table-cell>
          <table:table-cell office:value-type="float" office:value="2232.0705" calcext:value-type="float">
            <text:p>2232.0705</text:p>
          </table:table-cell>
          <table:table-cell office:value-type="float" office:value="165.963951649463" calcext:value-type="float">
            <text:p>165.963951649463</text:p>
          </table:table-cell>
          <table:table-cell office:value-type="float" office:value="48.4336335" calcext:value-type="float">
            <text:p>48.4336335</text:p>
          </table:table-cell>
          <table:table-cell office:value-type="float" office:value="38.5089346662252" calcext:value-type="float">
            <text:p>38.5089346662252</text:p>
          </table:table-cell>
          <table:table-cell office:value-type="float" office:value="21.9215635" calcext:value-type="float">
            <text:p>21.9215635</text:p>
          </table:table-cell>
          <table:table-cell office:value-type="float" office:value="12.6907702847041" calcext:value-type="float">
            <text:p>12.690770284704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59.55" calcext:value-type="float">
            <text:p>259.55</text:p>
          </table:table-cell>
          <table:table-cell office:value-type="float" office:value="69.2953062889848" calcext:value-type="float">
            <text:p>69.2953062889848</text:p>
          </table:table-cell>
          <table:table-cell office:value-type="float" office:value="168" calcext:value-type="float">
            <text:p>168</text:p>
          </table:table-cell>
          <table:table-cell office:value-type="float" office:value="388" calcext:value-type="float">
            <text:p>388</text:p>
          </table:table-cell>
          <table:table-cell office:value-type="float" office:value="1765.3668" calcext:value-type="float">
            <text:p>1765.3668</text:p>
          </table:table-cell>
          <table:table-cell office:value-type="float" office:value="764.623267053962" calcext:value-type="float">
            <text:p>764.623267053962</text:p>
          </table:table-cell>
          <table:table-cell office:value-type="float" office:value="175.9465" calcext:value-type="float">
            <text:p>175.9465</text:p>
          </table:table-cell>
          <table:table-cell office:value-type="float" office:value="4.87912779630044" calcext:value-type="float">
            <text:p>4.87912779630044</text:p>
          </table:table-cell>
          <table:table-cell office:value-type="float" office:value="1464.83" calcext:value-type="float">
            <text:p>1464.83</text:p>
          </table:table-cell>
          <table:table-cell office:value-type="float" office:value="691.06915" calcext:value-type="float">
            <text:p>691.06915</text:p>
          </table:table-cell>
          <table:table-cell office:value-type="float" office:value="29.3035225676207" calcext:value-type="float">
            <text:p>29.3035225676207</text:p>
          </table:table-cell>
          <table:table-cell office:value-type="float" office:value="641.763" calcext:value-type="float">
            <text:p>641.763</text:p>
          </table:table-cell>
          <table:table-cell office:value-type="float" office:value="754.272" calcext:value-type="float">
            <text:p>754.272</text:p>
          </table:table-cell>
          <table:table-cell office:value-type="float" office:value="2007.552" calcext:value-type="float">
            <text:p>2007.552</text:p>
          </table:table-cell>
          <table:table-cell office:value-type="float" office:value="91.9927150204955" calcext:value-type="float">
            <text:p>91.9927150204955</text:p>
          </table:table-cell>
          <table:table-cell office:value-type="float" office:value="44.362355" calcext:value-type="float">
            <text:p>44.362355</text:p>
          </table:table-cell>
          <table:table-cell office:value-type="float" office:value="11.0357089571929" calcext:value-type="float">
            <text:p>11.0357089571929</text:p>
          </table:table-cell>
          <table:table-cell office:value-type="float" office:value="21.29309" calcext:value-type="float">
            <text:p>21.29309</text:p>
          </table:table-cell>
          <table:table-cell office:value-type="float" office:value="1.54910268352529" calcext:value-type="float">
            <text:p>1.5491026835252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25.7" calcext:value-type="float">
            <text:p>225.7</text:p>
          </table:table-cell>
          <table:table-cell office:value-type="float" office:value="55.5395544208194" calcext:value-type="float">
            <text:p>55.5395544208194</text:p>
          </table:table-cell>
          <table:table-cell office:value-type="float" office:value="128" calcext:value-type="float">
            <text:p>128</text:p>
          </table:table-cell>
          <table:table-cell office:value-type="float" office:value="342" calcext:value-type="float">
            <text:p>342</text:p>
          </table:table-cell>
          <table:table-cell office:value-type="float" office:value="2291.152" calcext:value-type="float">
            <text:p>2291.152</text:p>
          </table:table-cell>
          <table:table-cell office:value-type="float" office:value="589.916126791276" calcext:value-type="float">
            <text:p>589.916126791276</text:p>
          </table:table-cell>
          <table:table-cell office:value-type="float" office:value="172.94055" calcext:value-type="float">
            <text:p>172.94055</text:p>
          </table:table-cell>
          <table:table-cell office:value-type="float" office:value="8.36240218241901" calcext:value-type="float">
            <text:p>8.36240218241901</text:p>
          </table:table-cell>
          <table:table-cell office:value-type="float" office:value="2282.79" calcext:value-type="float">
            <text:p>2282.79</text:p>
          </table:table-cell>
          <table:table-cell office:value-type="float" office:value="836.44415" calcext:value-type="float">
            <text:p>836.44415</text:p>
          </table:table-cell>
          <table:table-cell office:value-type="float" office:value="39.073150398054" calcext:value-type="float">
            <text:p>39.073150398054</text:p>
          </table:table-cell>
          <table:table-cell office:value-type="float" office:value="784.639" calcext:value-type="float">
            <text:p>784.639</text:p>
          </table:table-cell>
          <table:table-cell office:value-type="float" office:value="929.717" calcext:value-type="float">
            <text:p>929.717</text:p>
          </table:table-cell>
          <table:table-cell office:value-type="float" office:value="2030.2475" calcext:value-type="float">
            <text:p>2030.2475</text:p>
          </table:table-cell>
          <table:table-cell office:value-type="float" office:value="114.950198409893" calcext:value-type="float">
            <text:p>114.950198409893</text:p>
          </table:table-cell>
          <table:table-cell office:value-type="float" office:value="381.00685" calcext:value-type="float">
            <text:p>381.00685</text:p>
          </table:table-cell>
          <table:table-cell office:value-type="float" office:value="12.3448671808634" calcext:value-type="float">
            <text:p>12.3448671808634</text:p>
          </table:table-cell>
          <table:table-cell office:value-type="float" office:value="98.07641" calcext:value-type="float">
            <text:p>98.07641</text:p>
          </table:table-cell>
          <table:table-cell office:value-type="float" office:value="0.670981333884225" calcext:value-type="float">
            <text:p>0.67098133388422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89.5" calcext:value-type="float">
            <text:p>289.5</text:p>
          </table:table-cell>
          <table:table-cell office:value-type="float" office:value="86.1458371783448" calcext:value-type="float">
            <text:p>86.1458371783448</text:p>
          </table:table-cell>
          <table:table-cell office:value-type="float" office:value="159" calcext:value-type="float">
            <text:p>159</text:p>
          </table:table-cell>
          <table:table-cell office:value-type="float" office:value="477" calcext:value-type="float">
            <text:p>477</text:p>
          </table:table-cell>
          <table:table-cell office:value-type="float" office:value="2217.0417" calcext:value-type="float">
            <text:p>2217.0417</text:p>
          </table:table-cell>
          <table:table-cell office:value-type="float" office:value="894.487234043181" calcext:value-type="float">
            <text:p>894.487234043181</text:p>
          </table:table-cell>
          <table:table-cell office:value-type="float" office:value="175.723" calcext:value-type="float">
            <text:p>175.723</text:p>
          </table:table-cell>
          <table:table-cell office:value-type="float" office:value="10.2937072397092" calcext:value-type="float">
            <text:p>10.2937072397092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744.6323" calcext:value-type="float">
            <text:p>744.6323</text:p>
          </table:table-cell>
          <table:table-cell office:value-type="float" office:value="40.1888176946615" calcext:value-type="float">
            <text:p>40.1888176946615</text:p>
          </table:table-cell>
          <table:table-cell office:value-type="float" office:value="659.21" calcext:value-type="float">
            <text:p>659.21</text:p>
          </table:table-cell>
          <table:table-cell office:value-type="float" office:value="813.588" calcext:value-type="float">
            <text:p>813.588</text:p>
          </table:table-cell>
          <table:table-cell office:value-type="float" office:value="2210.56" calcext:value-type="float">
            <text:p>2210.56</text:p>
          </table:table-cell>
          <table:table-cell office:value-type="float" office:value="110.163201038994" calcext:value-type="float">
            <text:p>110.163201038994</text:p>
          </table:table-cell>
          <table:table-cell office:value-type="float" office:value="15.788212" calcext:value-type="float">
            <text:p>15.788212</text:p>
          </table:table-cell>
          <table:table-cell office:value-type="float" office:value="16.2599204193122" calcext:value-type="float">
            <text:p>16.2599204193122</text:p>
          </table:table-cell>
          <table:table-cell office:value-type="float" office:value="7.5487095" calcext:value-type="float">
            <text:p>7.5487095</text:p>
          </table:table-cell>
          <table:table-cell office:value-type="float" office:value="8.76688249167854" calcext:value-type="float">
            <text:p>8.7668824916785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87.25" calcext:value-type="float">
            <text:p>287.25</text:p>
          </table:table-cell>
          <table:table-cell office:value-type="float" office:value="82.8593449927742" calcext:value-type="float">
            <text:p>82.8593449927742</text:p>
          </table:table-cell>
          <table:table-cell office:value-type="float" office:value="170" calcext:value-type="float">
            <text:p>170</text:p>
          </table:table-cell>
          <table:table-cell office:value-type="float" office:value="494" calcext:value-type="float">
            <text:p>494</text:p>
          </table:table-cell>
          <table:table-cell office:value-type="float" office:value="1352.1975" calcext:value-type="float">
            <text:p>1352.1975</text:p>
          </table:table-cell>
          <table:table-cell office:value-type="float" office:value="433.568321108923" calcext:value-type="float">
            <text:p>433.568321108923</text:p>
          </table:table-cell>
          <table:table-cell office:value-type="float" office:value="177.34625" calcext:value-type="float">
            <text:p>177.34625</text:p>
          </table:table-cell>
          <table:table-cell office:value-type="float" office:value="6.19722922700986" calcext:value-type="float">
            <text:p>6.19722922700986</text:p>
          </table:table-cell>
          <table:table-cell office:value-type="float" office:value="1217.79" calcext:value-type="float">
            <text:p>1217.79</text:p>
          </table:table-cell>
          <table:table-cell office:value-type="float" office:value="780.78915" calcext:value-type="float">
            <text:p>780.78915</text:p>
          </table:table-cell>
          <table:table-cell office:value-type="float" office:value="38.9867541828396" calcext:value-type="float">
            <text:p>38.9867541828396</text:p>
          </table:table-cell>
          <table:table-cell office:value-type="float" office:value="727.507" calcext:value-type="float">
            <text:p>727.507</text:p>
          </table:table-cell>
          <table:table-cell office:value-type="float" office:value="889.994" calcext:value-type="float">
            <text:p>889.994</text:p>
          </table:table-cell>
          <table:table-cell office:value-type="float" office:value="2317.1305" calcext:value-type="float">
            <text:p>2317.1305</text:p>
          </table:table-cell>
          <table:table-cell office:value-type="float" office:value="113.317275102161" calcext:value-type="float">
            <text:p>113.317275102161</text:p>
          </table:table-cell>
          <table:table-cell office:value-type="float" office:value="18.0655915" calcext:value-type="float">
            <text:p>18.0655915</text:p>
          </table:table-cell>
          <table:table-cell office:value-type="float" office:value="20.8044997738296" calcext:value-type="float">
            <text:p>20.8044997738296</text:p>
          </table:table-cell>
          <table:table-cell office:value-type="float" office:value="7.1713195" calcext:value-type="float">
            <text:p>7.1713195</text:p>
          </table:table-cell>
          <table:table-cell office:value-type="float" office:value="6.85679965014175" calcext:value-type="float">
            <text:p>6.85679965014175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45.15" calcext:value-type="float">
            <text:p>245.15</text:p>
          </table:table-cell>
          <table:table-cell office:value-type="float" office:value="73.1913677682654" calcext:value-type="float">
            <text:p>73.1913677682654</text:p>
          </table:table-cell>
          <table:table-cell office:value-type="float" office:value="151" calcext:value-type="float">
            <text:p>151</text:p>
          </table:table-cell>
          <table:table-cell office:value-type="float" office:value="370" calcext:value-type="float">
            <text:p>370</text:p>
          </table:table-cell>
          <table:table-cell office:value-type="float" office:value="1830.79335" calcext:value-type="float">
            <text:p>1830.79335</text:p>
          </table:table-cell>
          <table:table-cell office:value-type="float" office:value="681.897075371525" calcext:value-type="float">
            <text:p>681.897075371525</text:p>
          </table:table-cell>
          <table:table-cell office:value-type="float" office:value="185.54835" calcext:value-type="float">
            <text:p>185.54835</text:p>
          </table:table-cell>
          <table:table-cell office:value-type="float" office:value="8.05045919759272" calcext:value-type="float">
            <text:p>8.05045919759272</text:p>
          </table:table-cell>
          <table:table-cell office:value-type="float" office:value="1104.35" calcext:value-type="float">
            <text:p>1104.35</text:p>
          </table:table-cell>
          <table:table-cell office:value-type="float" office:value="629.5055" calcext:value-type="float">
            <text:p>629.5055</text:p>
          </table:table-cell>
          <table:table-cell office:value-type="float" office:value="25.0206633142331" calcext:value-type="float">
            <text:p>25.0206633142331</text:p>
          </table:table-cell>
          <table:table-cell office:value-type="float" office:value="592.018" calcext:value-type="float">
            <text:p>592.018</text:p>
          </table:table-cell>
          <table:table-cell office:value-type="float" office:value="687.478" calcext:value-type="float">
            <text:p>687.478</text:p>
          </table:table-cell>
          <table:table-cell office:value-type="float" office:value="1866.406" calcext:value-type="float">
            <text:p>1866.406</text:p>
          </table:table-cell>
          <table:table-cell office:value-type="float" office:value="78.3632766704297" calcext:value-type="float">
            <text:p>78.3632766704297</text:p>
          </table:table-cell>
          <table:table-cell office:value-type="float" office:value="14.740885" calcext:value-type="float">
            <text:p>14.740885</text:p>
          </table:table-cell>
          <table:table-cell office:value-type="float" office:value="12.4266479029525" calcext:value-type="float">
            <text:p>12.4266479029525</text:p>
          </table:table-cell>
          <table:table-cell office:value-type="float" office:value="7.3694655" calcext:value-type="float">
            <text:p>7.3694655</text:p>
          </table:table-cell>
          <table:table-cell office:value-type="float" office:value="5.64478494488541" calcext:value-type="float">
            <text:p>5.6447849448854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70.7" calcext:value-type="float">
            <text:p>270.7</text:p>
          </table:table-cell>
          <table:table-cell office:value-type="float" office:value="83.1150755848401" calcext:value-type="float">
            <text:p>83.1150755848401</text:p>
          </table:table-cell>
          <table:table-cell office:value-type="float" office:value="149" calcext:value-type="float">
            <text:p>149</text:p>
          </table:table-cell>
          <table:table-cell office:value-type="float" office:value="451" calcext:value-type="float">
            <text:p>451</text:p>
          </table:table-cell>
          <table:table-cell office:value-type="float" office:value="1615.59765" calcext:value-type="float">
            <text:p>1615.59765</text:p>
          </table:table-cell>
          <table:table-cell office:value-type="float" office:value="653.611865314357" calcext:value-type="float">
            <text:p>653.611865314357</text:p>
          </table:table-cell>
          <table:table-cell office:value-type="float" office:value="186.0776" calcext:value-type="float">
            <text:p>186.0776</text:p>
          </table:table-cell>
          <table:table-cell office:value-type="float" office:value="11.69106723056" calcext:value-type="float">
            <text:p>11.69106723056</text:p>
          </table:table-cell>
          <table:table-cell office:value-type="float" office:value="1268.49" calcext:value-type="float">
            <text:p>1268.49</text:p>
          </table:table-cell>
          <table:table-cell office:value-type="float" office:value="731.57795" calcext:value-type="float">
            <text:p>731.57795</text:p>
          </table:table-cell>
          <table:table-cell office:value-type="float" office:value="40.6802409161668" calcext:value-type="float">
            <text:p>40.6802409161668</text:p>
          </table:table-cell>
          <table:table-cell office:value-type="float" office:value="659.958" calcext:value-type="float">
            <text:p>659.958</text:p>
          </table:table-cell>
          <table:table-cell office:value-type="float" office:value="814.989" calcext:value-type="float">
            <text:p>814.989</text:p>
          </table:table-cell>
          <table:table-cell office:value-type="float" office:value="2181.3925" calcext:value-type="float">
            <text:p>2181.3925</text:p>
          </table:table-cell>
          <table:table-cell office:value-type="float" office:value="118.069001229433" calcext:value-type="float">
            <text:p>118.069001229433</text:p>
          </table:table-cell>
          <table:table-cell office:value-type="float" office:value="8.41276564999996" calcext:value-type="float">
            <text:p>8.41276564999996</text:p>
          </table:table-cell>
          <table:table-cell office:value-type="float" office:value="10.8235244551875" calcext:value-type="float">
            <text:p>10.8235244551875</text:p>
          </table:table-cell>
          <table:table-cell office:value-type="float" office:value="4.9281242" calcext:value-type="float">
            <text:p>4.9281242</text:p>
          </table:table-cell>
          <table:table-cell office:value-type="float" office:value="6.10954624274296" calcext:value-type="float">
            <text:p>6.10954624274296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33.4" calcext:value-type="float">
            <text:p>233.4</text:p>
          </table:table-cell>
          <table:table-cell office:value-type="float" office:value="62.0834752147207" calcext:value-type="float">
            <text:p>62.0834752147207</text:p>
          </table:table-cell>
          <table:table-cell office:value-type="float" office:value="136" calcext:value-type="float">
            <text:p>136</text:p>
          </table:table-cell>
          <table:table-cell office:value-type="float" office:value="328" calcext:value-type="float">
            <text:p>328</text:p>
          </table:table-cell>
          <table:table-cell office:value-type="float" office:value="1066.31695" calcext:value-type="float">
            <text:p>1066.31695</text:p>
          </table:table-cell>
          <table:table-cell office:value-type="float" office:value="413.742471494995" calcext:value-type="float">
            <text:p>413.742471494995</text:p>
          </table:table-cell>
          <table:table-cell office:value-type="float" office:value="168.541" calcext:value-type="float">
            <text:p>168.541</text:p>
          </table:table-cell>
          <table:table-cell office:value-type="float" office:value="3.75610467316733" calcext:value-type="float">
            <text:p>3.75610467316733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55.3524" calcext:value-type="float">
            <text:p>755.3524</text:p>
          </table:table-cell>
          <table:table-cell office:value-type="float" office:value="31.4154668903208" calcext:value-type="float">
            <text:p>31.4154668903208</text:p>
          </table:table-cell>
          <table:table-cell office:value-type="float" office:value="713.963" calcext:value-type="float">
            <text:p>713.963</text:p>
          </table:table-cell>
          <table:table-cell office:value-type="float" office:value="828.493" calcext:value-type="float">
            <text:p>828.493</text:p>
          </table:table-cell>
          <table:table-cell office:value-type="float" office:value="2238.3775" calcext:value-type="float">
            <text:p>2238.3775</text:p>
          </table:table-cell>
          <table:table-cell office:value-type="float" office:value="106.454930412877" calcext:value-type="float">
            <text:p>106.454930412877</text:p>
          </table:table-cell>
          <table:table-cell office:value-type="float" office:value="19.8476965" calcext:value-type="float">
            <text:p>19.8476965</text:p>
          </table:table-cell>
          <table:table-cell office:value-type="float" office:value="27.376157544274" calcext:value-type="float">
            <text:p>27.376157544274</text:p>
          </table:table-cell>
          <table:table-cell office:value-type="float" office:value="7.8317455" calcext:value-type="float">
            <text:p>7.8317455</text:p>
          </table:table-cell>
          <table:table-cell office:value-type="float" office:value="9.93678687718651" calcext:value-type="float">
            <text:p>9.9367868771865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227.3" calcext:value-type="float">
            <text:p>227.3</text:p>
          </table:table-cell>
          <table:table-cell office:value-type="float" office:value="79.3022864208779" calcext:value-type="float">
            <text:p>79.3022864208779</text:p>
          </table:table-cell>
          <table:table-cell office:value-type="float" office:value="117" calcext:value-type="float">
            <text:p>117</text:p>
          </table:table-cell>
          <table:table-cell office:value-type="float" office:value="386" calcext:value-type="float">
            <text:p>386</text:p>
          </table:table-cell>
          <table:table-cell office:value-type="float" office:value="2854.6495" calcext:value-type="float">
            <text:p>2854.6495</text:p>
          </table:table-cell>
          <table:table-cell office:value-type="float" office:value="1120.70502867603" calcext:value-type="float">
            <text:p>1120.70502867603</text:p>
          </table:table-cell>
          <table:table-cell office:value-type="float" office:value="167.01935" calcext:value-type="float">
            <text:p>167.01935</text:p>
          </table:table-cell>
          <table:table-cell office:value-type="float" office:value="7.37075890740246" calcext:value-type="float">
            <text:p>7.37075890740246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307.119" calcext:value-type="float">
            <text:p>1307.119</text:p>
          </table:table-cell>
          <table:table-cell office:value-type="float" office:value="39.4508855080392" calcext:value-type="float">
            <text:p>39.4508855080392</text:p>
          </table:table-cell>
          <table:table-cell office:value-type="float" office:value="1242.98" calcext:value-type="float">
            <text:p>1242.98</text:p>
          </table:table-cell>
          <table:table-cell office:value-type="float" office:value="1423.29" calcext:value-type="float">
            <text:p>1423.29</text:p>
          </table:table-cell>
          <table:table-cell office:value-type="float" office:value="2566.2835" calcext:value-type="float">
            <text:p>2566.2835</text:p>
          </table:table-cell>
          <table:table-cell office:value-type="float" office:value="118.339459685619" calcext:value-type="float">
            <text:p>118.339459685619</text:p>
          </table:table-cell>
          <table:table-cell office:value-type="float" office:value="1167.4005" calcext:value-type="float">
            <text:p>1167.4005</text:p>
          </table:table-cell>
          <table:table-cell office:value-type="float" office:value="69.1611518940784" calcext:value-type="float">
            <text:p>69.1611518940784</text:p>
          </table:table-cell>
          <table:table-cell office:value-type="float" office:value="187.67465" calcext:value-type="float">
            <text:p>187.67465</text:p>
          </table:table-cell>
          <table:table-cell office:value-type="float" office:value="12.549604507398" calcext:value-type="float">
            <text:p>12.549604507398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03.45" calcext:value-type="float">
            <text:p>403.45</text:p>
          </table:table-cell>
          <table:table-cell office:value-type="float" office:value="99.8295784667155" calcext:value-type="float">
            <text:p>99.8295784667155</text:p>
          </table:table-cell>
          <table:table-cell office:value-type="float" office:value="179" calcext:value-type="float">
            <text:p>179</text:p>
          </table:table-cell>
          <table:table-cell office:value-type="float" office:value="545" calcext:value-type="float">
            <text:p>545</text:p>
          </table:table-cell>
          <table:table-cell office:value-type="float" office:value="7163.0105" calcext:value-type="float">
            <text:p>7163.0105</text:p>
          </table:table-cell>
          <table:table-cell office:value-type="float" office:value="1880.10991812622" calcext:value-type="float">
            <text:p>1880.10991812622</text:p>
          </table:table-cell>
          <table:table-cell office:value-type="float" office:value="224.92955" calcext:value-type="float">
            <text:p>224.92955</text:p>
          </table:table-cell>
          <table:table-cell office:value-type="float" office:value="4.69373259026836" calcext:value-type="float">
            <text:p>4.69373259026836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505.068" calcext:value-type="float">
            <text:p>1505.068</text:p>
          </table:table-cell>
          <table:table-cell office:value-type="float" office:value="99.3490593073893" calcext:value-type="float">
            <text:p>99.3490593073893</text:p>
          </table:table-cell>
          <table:table-cell office:value-type="float" office:value="1371.61" calcext:value-type="float">
            <text:p>1371.61</text:p>
          </table:table-cell>
          <table:table-cell office:value-type="float" office:value="1700.59" calcext:value-type="float">
            <text:p>1700.59</text:p>
          </table:table-cell>
          <table:table-cell office:value-type="float" office:value="3139.3165" calcext:value-type="float">
            <text:p>3139.3165</text:p>
          </table:table-cell>
          <table:table-cell office:value-type="float" office:value="182.845114013703" calcext:value-type="float">
            <text:p>182.845114013703</text:p>
          </table:table-cell>
          <table:table-cell office:value-type="float" office:value="1141.52" calcext:value-type="float">
            <text:p>1141.52</text:p>
          </table:table-cell>
          <table:table-cell office:value-type="float" office:value="176.23885168176" calcext:value-type="float">
            <text:p>176.23885168176</text:p>
          </table:table-cell>
          <table:table-cell office:value-type="float" office:value="234.3663" calcext:value-type="float">
            <text:p>234.3663</text:p>
          </table:table-cell>
          <table:table-cell office:value-type="float" office:value="24.2189415390864" calcext:value-type="float">
            <text:p>24.2189415390864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508.95" calcext:value-type="float">
            <text:p>508.95</text:p>
          </table:table-cell>
          <table:table-cell office:value-type="float" office:value="156.278252182647" calcext:value-type="float">
            <text:p>156.278252182647</text:p>
          </table:table-cell>
          <table:table-cell office:value-type="float" office:value="241" calcext:value-type="float">
            <text:p>241</text:p>
          </table:table-cell>
          <table:table-cell office:value-type="float" office:value="687" calcext:value-type="float">
            <text:p>687</text:p>
          </table:table-cell>
          <table:table-cell office:value-type="float" office:value="7317.835" calcext:value-type="float">
            <text:p>7317.835</text:p>
          </table:table-cell>
          <table:table-cell office:value-type="float" office:value="2248.52203749251" calcext:value-type="float">
            <text:p>2248.52203749251</text:p>
          </table:table-cell>
          <table:table-cell office:value-type="float" office:value="225.2755" calcext:value-type="float">
            <text:p>225.2755</text:p>
          </table:table-cell>
          <table:table-cell office:value-type="float" office:value="13.5642877807867" calcext:value-type="float">
            <text:p>13.5642877807867</text:p>
          </table:table-cell>
          <table:table-cell office:value-type="float" office:value="1730.6" calcext:value-type="float">
            <text:p>1730.6</text:p>
          </table:table-cell>
          <table:table-cell office:value-type="float" office:value="980.11605" calcext:value-type="float">
            <text:p>980.11605</text:p>
          </table:table-cell>
          <table:table-cell office:value-type="float" office:value="55.4290701722054" calcext:value-type="float">
            <text:p>55.4290701722054</text:p>
          </table:table-cell>
          <table:table-cell office:value-type="float" office:value="899.621" calcext:value-type="float">
            <text:p>899.621</text:p>
          </table:table-cell>
          <table:table-cell office:value-type="float" office:value="1097.19" calcext:value-type="float">
            <text:p>1097.19</text:p>
          </table:table-cell>
          <table:table-cell office:value-type="float" office:value="2907.832" calcext:value-type="float">
            <text:p>2907.832</text:p>
          </table:table-cell>
          <table:table-cell office:value-type="float" office:value="164.366180527056" calcext:value-type="float">
            <text:p>164.366180527056</text:p>
          </table:table-cell>
          <table:table-cell office:value-type="float" office:value="22.960992" calcext:value-type="float">
            <text:p>22.960992</text:p>
          </table:table-cell>
          <table:table-cell office:value-type="float" office:value="15.7465356861249" calcext:value-type="float">
            <text:p>15.7465356861249</text:p>
          </table:table-cell>
          <table:table-cell office:value-type="float" office:value="9.554851" calcext:value-type="float">
            <text:p>9.554851</text:p>
          </table:table-cell>
          <table:table-cell office:value-type="float" office:value="6.67998730291096" calcext:value-type="float">
            <text:p>6.67998730291096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44.2" calcext:value-type="float">
            <text:p>444.2</text:p>
          </table:table-cell>
          <table:table-cell office:value-type="float" office:value="136.707370917438" calcext:value-type="float">
            <text:p>136.707370917438</text:p>
          </table:table-cell>
          <table:table-cell office:value-type="float" office:value="171" calcext:value-type="float">
            <text:p>171</text:p>
          </table:table-cell>
          <table:table-cell office:value-type="float" office:value="675" calcext:value-type="float">
            <text:p>675</text:p>
          </table:table-cell>
          <table:table-cell office:value-type="float" office:value="6268.426" calcext:value-type="float">
            <text:p>6268.426</text:p>
          </table:table-cell>
          <table:table-cell office:value-type="float" office:value="2010.13232795466" calcext:value-type="float">
            <text:p>2010.13232795466</text:p>
          </table:table-cell>
          <table:table-cell office:value-type="float" office:value="222.41655" calcext:value-type="float">
            <text:p>222.41655</text:p>
          </table:table-cell>
          <table:table-cell office:value-type="float" office:value="9.21546878880117" calcext:value-type="float">
            <text:p>9.21546878880117</text:p>
          </table:table-cell>
          <table:table-cell office:value-type="float" office:value="1715.9" calcext:value-type="float">
            <text:p>1715.9</text:p>
          </table:table-cell>
          <table:table-cell office:value-type="float" office:value="941.0517" calcext:value-type="float">
            <text:p>941.0517</text:p>
          </table:table-cell>
          <table:table-cell office:value-type="float" office:value="64.1659966231501" calcext:value-type="float">
            <text:p>64.1659966231501</text:p>
          </table:table-cell>
          <table:table-cell office:value-type="float" office:value="864.165" calcext:value-type="float">
            <text:p>864.165</text:p>
          </table:table-cell>
          <table:table-cell office:value-type="float" office:value="1112.06" calcext:value-type="float">
            <text:p>1112.06</text:p>
          </table:table-cell>
          <table:table-cell office:value-type="float" office:value="2794.7415" calcext:value-type="float">
            <text:p>2794.7415</text:p>
          </table:table-cell>
          <table:table-cell office:value-type="float" office:value="181.165073904698" calcext:value-type="float">
            <text:p>181.165073904698</text:p>
          </table:table-cell>
          <table:table-cell office:value-type="float" office:value="20.4464705" calcext:value-type="float">
            <text:p>20.4464705</text:p>
          </table:table-cell>
          <table:table-cell office:value-type="float" office:value="22.6394268770931" calcext:value-type="float">
            <text:p>22.6394268770931</text:p>
          </table:table-cell>
          <table:table-cell office:value-type="float" office:value="7.9666355" calcext:value-type="float">
            <text:p>7.9666355</text:p>
          </table:table-cell>
          <table:table-cell office:value-type="float" office:value="7.29914469547485" calcext:value-type="float">
            <text:p>7.29914469547485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511.85" calcext:value-type="float">
            <text:p>511.85</text:p>
          </table:table-cell>
          <table:table-cell office:value-type="float" office:value="164.90803657286" calcext:value-type="float">
            <text:p>164.90803657286</text:p>
          </table:table-cell>
          <table:table-cell office:value-type="float" office:value="218" calcext:value-type="float">
            <text:p>218</text:p>
          </table:table-cell>
          <table:table-cell office:value-type="float" office:value="842" calcext:value-type="float">
            <text:p>842</text:p>
          </table:table-cell>
          <table:table-cell office:value-type="float" office:value="7094.993" calcext:value-type="float">
            <text:p>7094.993</text:p>
          </table:table-cell>
          <table:table-cell office:value-type="float" office:value="2272.06271571636" calcext:value-type="float">
            <text:p>2272.06271571636</text:p>
          </table:table-cell>
          <table:table-cell office:value-type="float" office:value="231.0316" calcext:value-type="float">
            <text:p>231.0316</text:p>
          </table:table-cell>
          <table:table-cell office:value-type="float" office:value="6.70070146681438" calcext:value-type="float">
            <text:p>6.70070146681438</text:p>
          </table:table-cell>
          <table:table-cell office:value-type="float" office:value="1442.73" calcext:value-type="float">
            <text:p>1442.73</text:p>
          </table:table-cell>
          <table:table-cell office:value-type="float" office:value="840.7662" calcext:value-type="float">
            <text:p>840.7662</text:p>
          </table:table-cell>
          <table:table-cell office:value-type="float" office:value="70.4254727701935" calcext:value-type="float">
            <text:p>70.4254727701935</text:p>
          </table:table-cell>
          <table:table-cell office:value-type="float" office:value="757.217" calcext:value-type="float">
            <text:p>757.217</text:p>
          </table:table-cell>
          <table:table-cell office:value-type="float" office:value="1021.63" calcext:value-type="float">
            <text:p>1021.63</text:p>
          </table:table-cell>
          <table:table-cell office:value-type="float" office:value="2503.6695" calcext:value-type="float">
            <text:p>2503.6695</text:p>
          </table:table-cell>
          <table:table-cell office:value-type="float" office:value="202.0937511072" calcext:value-type="float">
            <text:p>202.0937511072</text:p>
          </table:table-cell>
          <table:table-cell office:value-type="float" office:value="12.8106435" calcext:value-type="float">
            <text:p>12.8106435</text:p>
          </table:table-cell>
          <table:table-cell office:value-type="float" office:value="11.6876600005734" calcext:value-type="float">
            <text:p>11.6876600005734</text:p>
          </table:table-cell>
          <table:table-cell office:value-type="float" office:value="5.817498" calcext:value-type="float">
            <text:p>5.817498</text:p>
          </table:table-cell>
          <table:table-cell office:value-type="float" office:value="5.22289077822517" calcext:value-type="float">
            <text:p>5.22289077822517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460.3" calcext:value-type="float">
            <text:p>460.3</text:p>
          </table:table-cell>
          <table:table-cell office:value-type="float" office:value="142.338403295216" calcext:value-type="float">
            <text:p>142.338403295216</text:p>
          </table:table-cell>
          <table:table-cell office:value-type="float" office:value="180" calcext:value-type="float">
            <text:p>180</text:p>
          </table:table-cell>
          <table:table-cell office:value-type="float" office:value="680" calcext:value-type="float">
            <text:p>680</text:p>
          </table:table-cell>
          <table:table-cell office:value-type="float" office:value="7381.0015" calcext:value-type="float">
            <text:p>7381.0015</text:p>
          </table:table-cell>
          <table:table-cell office:value-type="float" office:value="2214.04382298966" calcext:value-type="float">
            <text:p>2214.04382298966</text:p>
          </table:table-cell>
          <table:table-cell office:value-type="float" office:value="223.8731" calcext:value-type="float">
            <text:p>223.8731</text:p>
          </table:table-cell>
          <table:table-cell office:value-type="float" office:value="5.71342968157619" calcext:value-type="float">
            <text:p>5.71342968157619</text:p>
          </table:table-cell>
          <table:table-cell office:value-type="float" office:value="1706.2" calcext:value-type="float">
            <text:p>1706.2</text:p>
          </table:table-cell>
          <table:table-cell office:value-type="float" office:value="929.35135" calcext:value-type="float">
            <text:p>929.35135</text:p>
          </table:table-cell>
          <table:table-cell office:value-type="float" office:value="66.147105478523" calcext:value-type="float">
            <text:p>66.147105478523</text:p>
          </table:table-cell>
          <table:table-cell office:value-type="float" office:value="803.118" calcext:value-type="float">
            <text:p>803.118</text:p>
          </table:table-cell>
          <table:table-cell office:value-type="float" office:value="1092.81" calcext:value-type="float">
            <text:p>1092.81</text:p>
          </table:table-cell>
          <table:table-cell office:value-type="float" office:value="2768.763" calcext:value-type="float">
            <text:p>2768.763</text:p>
          </table:table-cell>
          <table:table-cell office:value-type="float" office:value="190.74332864377" calcext:value-type="float">
            <text:p>190.74332864377</text:p>
          </table:table-cell>
          <table:table-cell office:value-type="float" office:value="13.1340585" calcext:value-type="float">
            <text:p>13.1340585</text:p>
          </table:table-cell>
          <table:table-cell office:value-type="float" office:value="16.2501254639718" calcext:value-type="float">
            <text:p>16.2501254639718</text:p>
          </table:table-cell>
          <table:table-cell office:value-type="float" office:value="6.157332" calcext:value-type="float">
            <text:p>6.157332</text:p>
          </table:table-cell>
          <table:table-cell office:value-type="float" office:value="6.95827947490394" calcext:value-type="float">
            <text:p>6.95827947490394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505.7" calcext:value-type="float">
            <text:p>505.7</text:p>
          </table:table-cell>
          <table:table-cell office:value-type="float" office:value="151.889883936045" calcext:value-type="float">
            <text:p>151.889883936045</text:p>
          </table:table-cell>
          <table:table-cell office:value-type="float" office:value="287" calcext:value-type="float">
            <text:p>287</text:p>
          </table:table-cell>
          <table:table-cell office:value-type="float" office:value="777" calcext:value-type="float">
            <text:p>777</text:p>
          </table:table-cell>
          <table:table-cell office:value-type="float" office:value="6813.2965" calcext:value-type="float">
            <text:p>6813.2965</text:p>
          </table:table-cell>
          <table:table-cell office:value-type="float" office:value="2087.12869508195" calcext:value-type="float">
            <text:p>2087.12869508195</text:p>
          </table:table-cell>
          <table:table-cell office:value-type="float" office:value="224.4234" calcext:value-type="float">
            <text:p>224.4234</text:p>
          </table:table-cell>
          <table:table-cell office:value-type="float" office:value="6.03643010919185" calcext:value-type="float">
            <text:p>6.03643010919185</text:p>
          </table:table-cell>
          <table:table-cell office:value-type="float" office:value="1614.55" calcext:value-type="float">
            <text:p>1614.55</text:p>
          </table:table-cell>
          <table:table-cell office:value-type="float" office:value="982.38515" calcext:value-type="float">
            <text:p>982.38515</text:p>
          </table:table-cell>
          <table:table-cell office:value-type="float" office:value="70.0655505991767" calcext:value-type="float">
            <text:p>70.0655505991767</text:p>
          </table:table-cell>
          <table:table-cell office:value-type="float" office:value="863.681" calcext:value-type="float">
            <text:p>863.681</text:p>
          </table:table-cell>
          <table:table-cell office:value-type="float" office:value="1110.04" calcext:value-type="float">
            <text:p>1110.04</text:p>
          </table:table-cell>
          <table:table-cell office:value-type="float" office:value="2916.048" calcext:value-type="float">
            <text:p>2916.048</text:p>
          </table:table-cell>
          <table:table-cell office:value-type="float" office:value="211.359383953642" calcext:value-type="float">
            <text:p>211.359383953642</text:p>
          </table:table-cell>
          <table:table-cell office:value-type="float" office:value="22.9289535" calcext:value-type="float">
            <text:p>22.9289535</text:p>
          </table:table-cell>
          <table:table-cell office:value-type="float" office:value="24.429594562081" calcext:value-type="float">
            <text:p>24.429594562081</text:p>
          </table:table-cell>
          <table:table-cell office:value-type="float" office:value="8.179101" calcext:value-type="float">
            <text:p>8.179101</text:p>
          </table:table-cell>
          <table:table-cell office:value-type="float" office:value="6.48777776595256" calcext:value-type="float">
            <text:p>6.48777776595256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448.6" calcext:value-type="float">
            <text:p>448.6</text:p>
          </table:table-cell>
          <table:table-cell office:value-type="float" office:value="141.635707659511" calcext:value-type="float">
            <text:p>141.635707659511</text:p>
          </table:table-cell>
          <table:table-cell office:value-type="float" office:value="216" calcext:value-type="float">
            <text:p>216</text:p>
          </table:table-cell>
          <table:table-cell office:value-type="float" office:value="913" calcext:value-type="float">
            <text:p>913</text:p>
          </table:table-cell>
          <table:table-cell office:value-type="float" office:value="6365.2785" calcext:value-type="float">
            <text:p>6365.2785</text:p>
          </table:table-cell>
          <table:table-cell office:value-type="float" office:value="1995.33678632343" calcext:value-type="float">
            <text:p>1995.33678632343</text:p>
          </table:table-cell>
          <table:table-cell office:value-type="float" office:value="237.75695" calcext:value-type="float">
            <text:p>237.75695</text:p>
          </table:table-cell>
          <table:table-cell office:value-type="float" office:value="3.7869780964024" calcext:value-type="float">
            <text:p>3.7869780964024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37.74495" calcext:value-type="float">
            <text:p>837.74495</text:p>
          </table:table-cell>
          <table:table-cell office:value-type="float" office:value="42.0062410080805" calcext:value-type="float">
            <text:p>42.0062410080805</text:p>
          </table:table-cell>
          <table:table-cell office:value-type="float" office:value="758.317" calcext:value-type="float">
            <text:p>758.317</text:p>
          </table:table-cell>
          <table:table-cell office:value-type="float" office:value="926.675" calcext:value-type="float">
            <text:p>926.675</text:p>
          </table:table-cell>
          <table:table-cell office:value-type="float" office:value="2498.482" calcext:value-type="float">
            <text:p>2498.482</text:p>
          </table:table-cell>
          <table:table-cell office:value-type="float" office:value="125.105794413326" calcext:value-type="float">
            <text:p>125.105794413326</text:p>
          </table:table-cell>
          <table:table-cell office:value-type="float" office:value="9.2722235" calcext:value-type="float">
            <text:p>9.2722235</text:p>
          </table:table-cell>
          <table:table-cell office:value-type="float" office:value="8.19613258273314" calcext:value-type="float">
            <text:p>8.19613258273314</text:p>
          </table:table-cell>
          <table:table-cell office:value-type="float" office:value="5.4805015" calcext:value-type="float">
            <text:p>5.4805015</text:p>
          </table:table-cell>
          <table:table-cell office:value-type="float" office:value="5.3529978603477" calcext:value-type="float">
            <text:p>5.3529978603477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04.15" calcext:value-type="float">
            <text:p>504.15</text:p>
          </table:table-cell>
          <table:table-cell office:value-type="float" office:value="171.61808118457" calcext:value-type="float">
            <text:p>171.61808118457</text:p>
          </table:table-cell>
          <table:table-cell office:value-type="float" office:value="247" calcext:value-type="float">
            <text:p>247</text:p>
          </table:table-cell>
          <table:table-cell office:value-type="float" office:value="898" calcext:value-type="float">
            <text:p>898</text:p>
          </table:table-cell>
          <table:table-cell office:value-type="float" office:value="7441.442" calcext:value-type="float">
            <text:p>7441.442</text:p>
          </table:table-cell>
          <table:table-cell office:value-type="float" office:value="2795.75387855753" calcext:value-type="float">
            <text:p>2795.75387855753</text:p>
          </table:table-cell>
          <table:table-cell office:value-type="float" office:value="222.64875" calcext:value-type="float">
            <text:p>222.64875</text:p>
          </table:table-cell>
          <table:table-cell office:value-type="float" office:value="5.16412235244796" calcext:value-type="float">
            <text:p>5.16412235244796</text:p>
          </table:table-cell>
          <table:table-cell office:value-type="float" office:value="1483.75" calcext:value-type="float">
            <text:p>1483.75</text:p>
          </table:table-cell>
          <table:table-cell office:value-type="float" office:value="892.1861" calcext:value-type="float">
            <text:p>892.1861</text:p>
          </table:table-cell>
          <table:table-cell office:value-type="float" office:value="65.0351327788944" calcext:value-type="float">
            <text:p>65.0351327788944</text:p>
          </table:table-cell>
          <table:table-cell office:value-type="float" office:value="801.942" calcext:value-type="float">
            <text:p>801.942</text:p>
          </table:table-cell>
          <table:table-cell office:value-type="float" office:value="1075.96" calcext:value-type="float">
            <text:p>1075.96</text:p>
          </table:table-cell>
          <table:table-cell office:value-type="float" office:value="2638.9105" calcext:value-type="float">
            <text:p>2638.9105</text:p>
          </table:table-cell>
          <table:table-cell office:value-type="float" office:value="190.656194578922" calcext:value-type="float">
            <text:p>190.656194578922</text:p>
          </table:table-cell>
          <table:table-cell office:value-type="float" office:value="26.6902985" calcext:value-type="float">
            <text:p>26.6902985</text:p>
          </table:table-cell>
          <table:table-cell office:value-type="float" office:value="17.6305725727192" calcext:value-type="float">
            <text:p>17.6305725727192</text:p>
          </table:table-cell>
          <table:table-cell office:value-type="float" office:value="10.9569975" calcext:value-type="float">
            <text:p>10.9569975</text:p>
          </table:table-cell>
          <table:table-cell office:value-type="float" office:value="5.72803553845275" calcext:value-type="float">
            <text:p>5.72803553845275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502.25" calcext:value-type="float">
            <text:p>502.25</text:p>
          </table:table-cell>
          <table:table-cell office:value-type="float" office:value="116.918718955115" calcext:value-type="float">
            <text:p>116.918718955115</text:p>
          </table:table-cell>
          <table:table-cell office:value-type="float" office:value="316" calcext:value-type="float">
            <text:p>316</text:p>
          </table:table-cell>
          <table:table-cell office:value-type="float" office:value="667" calcext:value-type="float">
            <text:p>667</text:p>
          </table:table-cell>
          <table:table-cell office:value-type="float" office:value="5938.893" calcext:value-type="float">
            <text:p>5938.893</text:p>
          </table:table-cell>
          <table:table-cell office:value-type="float" office:value="1375.87613386831" calcext:value-type="float">
            <text:p>1375.87613386831</text:p>
          </table:table-cell>
          <table:table-cell office:value-type="float" office:value="218.5939" calcext:value-type="float">
            <text:p>218.5939</text:p>
          </table:table-cell>
          <table:table-cell office:value-type="float" office:value="10.2039575341088" calcext:value-type="float">
            <text:p>10.2039575341088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030.87165" calcext:value-type="float">
            <text:p>1030.87165</text:p>
          </table:table-cell>
          <table:table-cell office:value-type="float" office:value="39.7565111903566" calcext:value-type="float">
            <text:p>39.7565111903566</text:p>
          </table:table-cell>
          <table:table-cell office:value-type="float" office:value="957.036" calcext:value-type="float">
            <text:p>957.036</text:p>
          </table:table-cell>
          <table:table-cell office:value-type="float" office:value="1120.57" calcext:value-type="float">
            <text:p>1120.57</text:p>
          </table:table-cell>
          <table:table-cell office:value-type="float" office:value="3071.712" calcext:value-type="float">
            <text:p>3071.712</text:p>
          </table:table-cell>
          <table:table-cell office:value-type="float" office:value="116.651914668339" calcext:value-type="float">
            <text:p>116.651914668339</text:p>
          </table:table-cell>
          <table:table-cell office:value-type="float" office:value="14.21402" calcext:value-type="float">
            <text:p>14.21402</text:p>
          </table:table-cell>
          <table:table-cell office:value-type="float" office:value="14.6973937990365" calcext:value-type="float">
            <text:p>14.6973937990365</text:p>
          </table:table-cell>
          <table:table-cell office:value-type="float" office:value="6.6886435" calcext:value-type="float">
            <text:p>6.6886435</text:p>
          </table:table-cell>
          <table:table-cell office:value-type="float" office:value="5.33820526129806" calcext:value-type="float">
            <text:p>5.33820526129806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514.25" calcext:value-type="float">
            <text:p>514.25</text:p>
          </table:table-cell>
          <table:table-cell office:value-type="float" office:value="182.538207968691" calcext:value-type="float">
            <text:p>182.538207968691</text:p>
          </table:table-cell>
          <table:table-cell office:value-type="float" office:value="204" calcext:value-type="float">
            <text:p>204</text:p>
          </table:table-cell>
          <table:table-cell office:value-type="float" office:value="986" calcext:value-type="float">
            <text:p>986</text:p>
          </table:table-cell>
          <table:table-cell office:value-type="float" office:value="7666.061" calcext:value-type="float">
            <text:p>7666.061</text:p>
          </table:table-cell>
          <table:table-cell office:value-type="float" office:value="2805.6028231791" calcext:value-type="float">
            <text:p>2805.6028231791</text:p>
          </table:table-cell>
          <table:table-cell office:value-type="float" office:value="220.89085" calcext:value-type="float">
            <text:p>220.89085</text:p>
          </table:table-cell>
          <table:table-cell office:value-type="float" office:value="5.74117681201704" calcext:value-type="float">
            <text:p>5.74117681201704</text:p>
          </table:table-cell>
          <table:table-cell office:value-type="float" office:value="2114.08" calcext:value-type="float">
            <text:p>2114.08</text:p>
          </table:table-cell>
          <table:table-cell office:value-type="float" office:value="1055.6194" calcext:value-type="float">
            <text:p>1055.6194</text:p>
          </table:table-cell>
          <table:table-cell office:value-type="float" office:value="88.5174804606115" calcext:value-type="float">
            <text:p>88.5174804606115</text:p>
          </table:table-cell>
          <table:table-cell office:value-type="float" office:value="913.759" calcext:value-type="float">
            <text:p>913.759</text:p>
          </table:table-cell>
          <table:table-cell office:value-type="float" office:value="1200.28" calcext:value-type="float">
            <text:p>1200.28</text:p>
          </table:table-cell>
          <table:table-cell office:value-type="float" office:value="3118.9335" calcext:value-type="float">
            <text:p>3118.9335</text:p>
          </table:table-cell>
          <table:table-cell office:value-type="float" office:value="245.251980608452" calcext:value-type="float">
            <text:p>245.251980608452</text:p>
          </table:table-cell>
          <table:table-cell office:value-type="float" office:value="37.158557" calcext:value-type="float">
            <text:p>37.158557</text:p>
          </table:table-cell>
          <table:table-cell office:value-type="float" office:value="31.4012505787788" calcext:value-type="float">
            <text:p>31.4012505787788</text:p>
          </table:table-cell>
          <table:table-cell office:value-type="float" office:value="10.7657725" calcext:value-type="float">
            <text:p>10.7657725</text:p>
          </table:table-cell>
          <table:table-cell office:value-type="float" office:value="6.981384297285" calcext:value-type="float">
            <text:p>6.981384297285</text:p>
          </table:table-cell>
        </table:table-row>
      </table:table>
      <table:table table:name="Mean by instance" table:style-name="ta1">
        <office:forms form:automatic-focus="false" form:apply-design-mode="false"/>
        <table:table-column table:style-name="co14" table:default-cell-style-name="Default"/>
        <table:table-column table:style-name="co14" table:number-columns-repeated="2" table:default-cell-style-name="ce5"/>
        <table:table-column table:style-name="co14" table:number-columns-repeated="2" table:default-cell-style-name="Default"/>
        <table:table-column table:style-name="co14" table:number-columns-repeated="17" table:default-cell-style-name="ce5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4" office:value-type="string" calcext:value-type="string" table:number-columns-spanned="4" table:number-rows-spanned="1">
            <text:p>Iterations</text:p>
          </table:table-cell>
          <table:covered-table-cell table:style-name="ce4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4" office:value-type="string" calcext:value-type="string" table:number-columns-spanned="2" table:number-rows-spanned="1">
            <text:p>Time (sec)</text:p>
          </table:table-cell>
          <table:covered-table-cell table:style-name="ce4" office:value-type="string" calcext:value-type="string">
            <text:p>time.sd</text:p>
          </table:covered-table-cell>
          <table:table-cell table:style-name="ce4" office:value-type="string" calcext:value-type="string" table:number-columns-spanned="2" table:number-rows-spanned="1">
            <text:p>Memory usage (KiB)</text:p>
          </table:table-cell>
          <table:covered-table-cell table:style-name="ce4" office:value-type="string" calcext:value-type="string">
            <text:p>memusage.sd</text:p>
          </table:covered-table-cell>
          <table:table-cell table:style-name="ce4" office:value-type="string" calcext:value-type="string" table:number-columns-spanned="5" table:number-rows-spanned="1">
            <text:p>Cost</text:p>
          </table:table-cell>
          <table:covered-table-cell table:style-name="ce4" office:value-type="string" calcext:value-type="string">
            <text:p>Cost</text:p>
          </table:covered-table-cell>
          <table:covered-table-cell table:style-name="ce4" office:value-type="string" calcext:value-type="string">
            <text:p>cost.sd</text:p>
          </table:covered-table-cell>
          <table:covered-table-cell table:style-name="ce4" office:value-type="string" calcext:value-type="string">
            <text:p>cost.min</text:p>
          </table:covered-table-cell>
          <table:covered-table-cell table:style-name="ce4" office:value-type="string" calcext:value-type="string">
            <text:p>cost.max</text:p>
          </table:covered-table-cell>
          <table:table-cell table:style-name="ce4" office:value-type="string" calcext:value-type="string" table:number-columns-spanned="2" table:number-rows-spanned="1">
            <text:p>Improvement (%)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vel distance</text:p>
          </table:table-cell>
          <table:covered-table-cell table:style-name="ce4" office:value-type="string" calcext:value-type="string">
            <text:p>dist.sd</text:p>
          </table:covered-table-cell>
          <table:table-cell table:style-name="ce4" office:value-type="string" calcext:value-type="string" table:number-columns-spanned="2" table:number-rows-spanned="1">
            <text:p>Total tardiness</text:p>
          </table:table-cell>
          <table:covered-table-cell table:style-name="ce4" office:value-type="string" calcext:value-type="string">
            <text:p>tard.sd</text:p>
          </table:covered-table-cell>
          <table:table-cell table:style-name="ce4" office:value-type="string" calcext:value-type="string" table:number-columns-spanned="2" table:number-rows-spanned="1">
            <text:p>Maximum tardiness</text:p>
          </table:table-cell>
          <table:covered-table-cell table:style-name="ce4" office:value-type="string" calcext:value-type="string">
            <text:p>tmax.sd</text:p>
          </table:covered-table-cell>
        </table:table-row>
        <table:table-row table:style-name="ro1">
          <table:covered-table-cell table:style-name="ce1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8.7" calcext:value-type="float">
            <text:p>8.70</text:p>
          </table:table-cell>
          <table:table-cell office:value-type="float" office:value="1.68897352819616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1858" calcext:value-type="float">
            <text:p>0.19</text:p>
          </table:table-cell>
          <table:table-cell office:value-type="float" office:value="0.0495300015407993" calcext:value-type="float">
            <text:p>0.05</text:p>
          </table:table-cell>
          <table:table-cell office:value-type="float" office:value="134.1137" calcext:value-type="float">
            <text:p>134.11</text:p>
          </table:table-cell>
          <table:table-cell office:value-type="float" office:value="0.0515017628722283" calcext:value-type="float">
            <text:p>0.05</text:p>
          </table:table-cell>
          <table:table-cell office:value-type="float" office:value="271.211" calcext:value-type="float">
            <text:p>271.21</text:p>
          </table:table-cell>
          <table:table-cell office:value-type="float" office:value="221.175" calcext:value-type="float">
            <text:p>221.18</text:p>
          </table:table-cell>
          <table:table-cell office:value-type="float" office:value="7.26833536288525" calcext:value-type="float">
            <text:p>7.27</text:p>
          </table:table-cell>
          <table:table-cell office:value-type="float" office:value="218.199" calcext:value-type="float">
            <text:p>218.20</text:p>
          </table:table-cell>
          <table:table-cell office:value-type="float" office:value="238.039" calcext:value-type="float">
            <text:p>238.04</text:p>
          </table:table-cell>
          <table:table-cell table:formula="of:=([.J3]-[.K3])/[.J3]*100" office:value-type="float" office:value="18.4491042030006" calcext:value-type="float">
            <text:p>18.45</text:p>
          </table:table-cell>
          <table:table-cell table:formula="of:=([.J3]-[.M3])/[.J3]*100" office:value-type="float" office:value="19.5464048287127" calcext:value-type="float">
            <text:p>19.55</text:p>
          </table:table-cell>
          <table:table-cell office:value-type="float" office:value="663.52415" calcext:value-type="float">
            <text:p>663.52</text:p>
          </table:table-cell>
          <table:table-cell office:value-type="float" office:value="21.8053724362043" calcext:value-type="float">
            <text:p>21.81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.1" calcext:value-type="float">
            <text:p>7.10</text:p>
          </table:table-cell>
          <table:table-cell office:value-type="float" office:value="0.447213595499958" calcext:value-type="float">
            <text:p>0.4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20285" calcext:value-type="float">
            <text:p>0.20</text:p>
          </table:table-cell>
          <table:table-cell office:value-type="float" office:value="0.0217044138125721" calcext:value-type="float">
            <text:p>0.02</text:p>
          </table:table-cell>
          <table:table-cell office:value-type="float" office:value="134.11765" calcext:value-type="float">
            <text:p>134.12</text:p>
          </table:table-cell>
          <table:table-cell office:value-type="float" office:value="0.0714505902152327" calcext:value-type="float">
            <text:p>0.07</text:p>
          </table:table-cell>
          <table:table-cell office:value-type="float" office:value="248.127" calcext:value-type="float">
            <text:p>248.13</text:p>
          </table:table-cell>
          <table:table-cell office:value-type="float" office:value="246.626" calcext:value-type="float">
            <text:p>246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46.626" calcext:value-type="float">
            <text:p>246.63</text:p>
          </table:table-cell>
          <table:table-cell table:formula="of:=([.J4]-[.K4])/[.J4]*100" office:value-type="float" office:value="0.604932151680391" calcext:value-type="float">
            <text:p>0.60</text:p>
          </table:table-cell>
          <table:table-cell table:formula="of:=([.J4]-[.M4])/[.J4]*100" office:value-type="float" office:value="0.604932151680391" calcext:value-type="float">
            <text:p>0.60</text:p>
          </table:table-cell>
          <table:table-cell office:value-type="float" office:value="687.289" calcext:value-type="float">
            <text:p>687.29</text:p>
          </table:table-cell>
          <table:table-cell office:value-type="float" office:value="0" calcext:value-type="float">
            <text:p>0.00</text:p>
          </table:table-cell>
          <table:table-cell office:value-type="float" office:value="26.2947" calcext:value-type="float">
            <text:p>26.29</text:p>
          </table:table-cell>
          <table:table-cell office:value-type="float" office:value="0" calcext:value-type="float">
            <text:p>0.00</text:p>
          </table:table-cell>
          <table:table-cell office:value-type="float" office:value="26.2947" calcext:value-type="float">
            <text:p>26.2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812" calcext:value-type="float">
            <text:p>0.58</text:p>
          </table:table-cell>
          <table:table-cell office:value-type="float" office:value="0.135069416850822" calcext:value-type="float">
            <text:p>0.14</text:p>
          </table:table-cell>
          <table:table-cell office:value-type="float" office:value="134.348" calcext:value-type="float">
            <text:p>134.35</text:p>
          </table:table-cell>
          <table:table-cell office:value-type="float" office:value="0.156722685020385" calcext:value-type="float">
            <text:p>0.16</text:p>
          </table:table-cell>
          <table:table-cell office:value-type="float" office:value="339.072" calcext:value-type="float">
            <text:p>339.07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05.86" calcext:value-type="float">
            <text:p>305.86</text:p>
          </table:table-cell>
          <table:table-cell table:formula="of:=([.J5]-[.K5])/[.J5]*100" office:value-type="float" office:value="9.7949697999245" calcext:value-type="float">
            <text:p>9.79</text:p>
          </table:table-cell>
          <table:table-cell table:formula="of:=([.J5]-[.M5])/[.J5]*100" office:value-type="float" office:value="9.7949697999245" calcext:value-type="float">
            <text:p>9.79</text:p>
          </table:table-cell>
          <table:table-cell office:value-type="float" office:value="741.138" calcext:value-type="float">
            <text:p>741.14</text:p>
          </table:table-cell>
          <table:table-cell office:value-type="float" office:value="0" calcext:value-type="float">
            <text:p>0.00</text:p>
          </table:table-cell>
          <table:table-cell office:value-type="float" office:value="99.3063" calcext:value-type="float">
            <text:p>99.31</text:p>
          </table:table-cell>
          <table:table-cell office:value-type="float" office:value="0" calcext:value-type="float">
            <text:p>0.00</text:p>
          </table:table-cell>
          <table:table-cell office:value-type="float" office:value="77.1347" calcext:value-type="float">
            <text:p>77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7.9" calcext:value-type="float">
            <text:p>7.90</text:p>
          </table:table-cell>
          <table:table-cell office:value-type="float" office:value="1.37266548230652" calcext:value-type="float">
            <text:p>1.3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59275" calcext:value-type="float">
            <text:p>1.59</text:p>
          </table:table-cell>
          <table:table-cell office:value-type="float" office:value="0.451793137922306" calcext:value-type="float">
            <text:p>0.45</text:p>
          </table:table-cell>
          <table:table-cell office:value-type="float" office:value="134.2503" calcext:value-type="float">
            <text:p>134.25</text:p>
          </table:table-cell>
          <table:table-cell office:value-type="float" office:value="0.0784193182429211" calcext:value-type="float">
            <text:p>0.08</text:p>
          </table:table-cell>
          <table:table-cell office:value-type="float" office:value="210.415" calcext:value-type="float">
            <text:p>210.42</text:p>
          </table:table-cell>
          <table:table-cell office:value-type="float" office:value="186.897" calcext:value-type="float">
            <text:p>186.9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86.897" calcext:value-type="float">
            <text:p>186.90</text:p>
          </table:table-cell>
          <table:table-cell table:formula="of:=([.J6]-[.K6])/[.J6]*100" office:value-type="float" office:value="11.1769598175035" calcext:value-type="float">
            <text:p>11.18</text:p>
          </table:table-cell>
          <table:table-cell table:formula="of:=([.J6]-[.M6])/[.J6]*100" office:value-type="float" office:value="11.1769598175035" calcext:value-type="float">
            <text:p>11.18</text:p>
          </table:table-cell>
          <table:table-cell office:value-type="float" office:value="455.272" calcext:value-type="float">
            <text:p>455.27</text:p>
          </table:table-cell>
          <table:table-cell office:value-type="float" office:value="0" calcext:value-type="float">
            <text:p>0.00</text:p>
          </table:table-cell>
          <table:table-cell office:value-type="float" office:value="64.9462" calcext:value-type="float">
            <text:p>64.95</text:p>
          </table:table-cell>
          <table:table-cell office:value-type="float" office:value="0" calcext:value-type="float">
            <text:p>0.00</text:p>
          </table:table-cell>
          <table:table-cell office:value-type="float" office:value="40.4731" calcext:value-type="float">
            <text:p>40.4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9.7" calcext:value-type="float">
            <text:p>9.70</text:p>
          </table:table-cell>
          <table:table-cell office:value-type="float" office:value="2.20286894275337" calcext:value-type="float">
            <text:p>2.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2707" calcext:value-type="float">
            <text:p>0.27</text:p>
          </table:table-cell>
          <table:table-cell office:value-type="float" office:value="0.0798037725001967" calcext:value-type="float">
            <text:p>0.08</text:p>
          </table:table-cell>
          <table:table-cell office:value-type="float" office:value="134.3229" calcext:value-type="float">
            <text:p>134.32</text:p>
          </table:table-cell>
          <table:table-cell office:value-type="float" office:value="0.0707068819698249" calcext:value-type="float">
            <text:p>0.07</text:p>
          </table:table-cell>
          <table:table-cell office:value-type="float" office:value="271.428" calcext:value-type="float">
            <text:p>271.43</text:p>
          </table:table-cell>
          <table:table-cell office:value-type="float" office:value="198.4632" calcext:value-type="float">
            <text:p>198.46</text:p>
          </table:table-cell>
          <table:table-cell office:value-type="float" office:value="18.30386419254" calcext:value-type="float">
            <text:p>18.30</text:p>
          </table:table-cell>
          <table:table-cell office:value-type="float" office:value="189.543" calcext:value-type="float">
            <text:p>189.54</text:p>
          </table:table-cell>
          <table:table-cell office:value-type="float" office:value="234.144" calcext:value-type="float">
            <text:p>234.14</text:p>
          </table:table-cell>
          <table:table-cell table:formula="of:=([.J7]-[.K7])/[.J7]*100" office:value-type="float" office:value="26.8818250143684" calcext:value-type="float">
            <text:p>26.88</text:p>
          </table:table-cell>
          <table:table-cell table:formula="of:=([.J7]-[.M7])/[.J7]*100" office:value-type="float" office:value="30.1682214067819" calcext:value-type="float">
            <text:p>30.17</text:p>
          </table:table-cell>
          <table:table-cell office:value-type="float" office:value="595.3904" calcext:value-type="float">
            <text:p>595.39</text:p>
          </table:table-cell>
          <table:table-cell office:value-type="float" office:value="54.9111821862791" calcext:value-type="float">
            <text:p>54.91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8.25" calcext:value-type="float">
            <text:p>8.25</text:p>
          </table:table-cell>
          <table:table-cell office:value-type="float" office:value="1.99670781669807" calcext:value-type="float">
            <text:p>2.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1942" calcext:value-type="float">
            <text:p>0.19</text:p>
          </table:table-cell>
          <table:table-cell office:value-type="float" office:value="0.0474459248984956" calcext:value-type="float">
            <text:p>0.05</text:p>
          </table:table-cell>
          <table:table-cell office:value-type="float" office:value="134.25655" calcext:value-type="float">
            <text:p>134.26</text:p>
          </table:table-cell>
          <table:table-cell office:value-type="float" office:value="0.177063614794827" calcext:value-type="float">
            <text:p>0.18</text:p>
          </table:table-cell>
          <table:table-cell office:value-type="float" office:value="200.159" calcext:value-type="float">
            <text:p>200.16</text:p>
          </table:table-cell>
          <table:table-cell office:value-type="float" office:value="200.114" calcext:value-type="float">
            <text:p>200.11</text:p>
          </table:table-cell>
          <table:table-cell office:value-type="float" office:value="0.0266556994991602" calcext:value-type="float">
            <text:p>0.03</text:p>
          </table:table-cell>
          <table:table-cell office:value-type="float" office:value="200.099" calcext:value-type="float">
            <text:p>200.10</text:p>
          </table:table-cell>
          <table:table-cell office:value-type="float" office:value="200.159" calcext:value-type="float">
            <text:p>200.16</text:p>
          </table:table-cell>
          <table:table-cell table:formula="of:=([.J8]-[.K8])/[.J8]*100" office:value-type="float" office:value="0.0224821267092599" calcext:value-type="float">
            <text:p>0.02</text:p>
          </table:table-cell>
          <table:table-cell table:formula="of:=([.J8]-[.M8])/[.J8]*100" office:value-type="float" office:value="0.0299761689456893" calcext:value-type="float">
            <text:p>0.03</text:p>
          </table:table-cell>
          <table:table-cell office:value-type="float" office:value="600.34225" calcext:value-type="float">
            <text:p>600.34</text:p>
          </table:table-cell>
          <table:table-cell office:value-type="float" office:value="0.0804113601557641" calcext:value-type="float">
            <text:p>0.08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7.1" calcext:value-type="float">
            <text:p>7.10</text:p>
          </table:table-cell>
          <table:table-cell office:value-type="float" office:value="0.307793505625546" calcext:value-type="float">
            <text:p>0.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1461" calcext:value-type="float">
            <text:p>0.15</text:p>
          </table:table-cell>
          <table:table-cell office:value-type="float" office:value="0.0103257470737753" calcext:value-type="float">
            <text:p>0.01</text:p>
          </table:table-cell>
          <table:table-cell office:value-type="float" office:value="134.23295" calcext:value-type="float">
            <text:p>134.23</text:p>
          </table:table-cell>
          <table:table-cell office:value-type="float" office:value="0.143831946894172" calcext:value-type="float">
            <text:p>0.14</text:p>
          </table:table-cell>
          <table:table-cell office:value-type="float" office:value="383.437" calcext:value-type="float">
            <text:p>383.44</text:p>
          </table:table-cell>
          <table:table-cell office:value-type="float" office:value="225.369" calcext:value-type="float">
            <text:p>225.3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369" calcext:value-type="float">
            <text:p>225.37</text:p>
          </table:table-cell>
          <table:table-cell table:formula="of:=([.J9]-[.K9])/[.J9]*100" office:value-type="float" office:value="41.2239820361624" calcext:value-type="float">
            <text:p>41.22</text:p>
          </table:table-cell>
          <table:table-cell table:formula="of:=([.J9]-[.M9])/[.J9]*100" office:value-type="float" office:value="41.2239820361624" calcext:value-type="float">
            <text:p>41.22</text:p>
          </table:table-cell>
          <table:table-cell office:value-type="float" office:value="676.106" calcext:value-type="float">
            <text:p>676.11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.3" calcext:value-type="float">
            <text:p>7.30</text:p>
          </table:table-cell>
          <table:table-cell office:value-type="float" office:value="0.470162345981627" calcext:value-type="float">
            <text:p>0.4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283" calcext:value-type="float">
            <text:p>0.23</text:p>
          </table:table-cell>
          <table:table-cell office:value-type="float" office:value="0.0193611113208655" calcext:value-type="float">
            <text:p>0.02</text:p>
          </table:table-cell>
          <table:table-cell office:value-type="float" office:value="134.29005" calcext:value-type="float">
            <text:p>134.29</text:p>
          </table:table-cell>
          <table:table-cell office:value-type="float" office:value="0.0114637873782026" calcext:value-type="float">
            <text:p>0.01</text:p>
          </table:table-cell>
          <table:table-cell office:value-type="float" office:value="295.98" calcext:value-type="float">
            <text:p>295.98</text:p>
          </table:table-cell>
          <table:table-cell office:value-type="float" office:value="232.049" calcext:value-type="float">
            <text:p>232.0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32.049" calcext:value-type="float">
            <text:p>232.05</text:p>
          </table:table-cell>
          <table:table-cell table:formula="of:=([.J10]-[.K10])/[.J10]*100" office:value-type="float" office:value="21.5997702547469" calcext:value-type="float">
            <text:p>21.60</text:p>
          </table:table-cell>
          <table:table-cell table:formula="of:=([.J10]-[.M10])/[.J10]*100" office:value-type="float" office:value="21.5997702547469" calcext:value-type="float">
            <text:p>21.60</text:p>
          </table:table-cell>
          <table:table-cell office:value-type="float" office:value="653.268" calcext:value-type="float">
            <text:p>653.27</text:p>
          </table:table-cell>
          <table:table-cell office:value-type="float" office:value="0" calcext:value-type="float">
            <text:p>0.00</text:p>
          </table:table-cell>
          <table:table-cell office:value-type="float" office:value="26.5071" calcext:value-type="float">
            <text:p>26.51</text:p>
          </table:table-cell>
          <table:table-cell office:value-type="float" office:value="0" calcext:value-type="float">
            <text:p>0.00</text:p>
          </table:table-cell>
          <table:table-cell office:value-type="float" office:value="16.3711" calcext:value-type="float">
            <text:p>16.3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8.95" calcext:value-type="float">
            <text:p>8.95</text:p>
          </table:table-cell>
          <table:table-cell office:value-type="float" office:value="1.7614288458372" calcext:value-type="float">
            <text:p>1.7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.69725" calcext:value-type="float">
            <text:p>2.70</text:p>
          </table:table-cell>
          <table:table-cell office:value-type="float" office:value="1.33842978995223" calcext:value-type="float">
            <text:p>1.34</text:p>
          </table:table-cell>
          <table:table-cell office:value-type="float" office:value="134.6057" calcext:value-type="float">
            <text:p>134.61</text:p>
          </table:table-cell>
          <table:table-cell office:value-type="float" office:value="0.446562319573831" calcext:value-type="float">
            <text:p>0.45</text:p>
          </table:table-cell>
          <table:table-cell office:value-type="float" office:value="275.97" calcext:value-type="float">
            <text:p>275.97</text:p>
          </table:table-cell>
          <table:table-cell office:value-type="float" office:value="222.8916" calcext:value-type="float">
            <text:p>222.89</text:p>
          </table:table-cell>
          <table:table-cell office:value-type="float" office:value="2.66807631075275" calcext:value-type="float">
            <text:p>2.67</text:p>
          </table:table-cell>
          <table:table-cell office:value-type="float" office:value="222.295" calcext:value-type="float">
            <text:p>222.30</text:p>
          </table:table-cell>
          <table:table-cell office:value-type="float" office:value="234.227" calcext:value-type="float">
            <text:p>234.23</text:p>
          </table:table-cell>
          <table:table-cell table:formula="of:=([.J11]-[.K11])/[.J11]*100" office:value-type="float" office:value="19.233394934232" calcext:value-type="float">
            <text:p>19.23</text:p>
          </table:table-cell>
          <table:table-cell table:formula="of:=([.J11]-[.M11])/[.J11]*100" office:value-type="float" office:value="19.4495778526652" calcext:value-type="float">
            <text:p>19.45</text:p>
          </table:table-cell>
          <table:table-cell office:value-type="float" office:value="667.28495" calcext:value-type="float">
            <text:p>667.28</text:p>
          </table:table-cell>
          <table:table-cell office:value-type="float" office:value="1.78863077520209" calcext:value-type="float">
            <text:p>1.79</text:p>
          </table:table-cell>
          <table:table-cell office:value-type="float" office:value="0.912035" calcext:value-type="float">
            <text:p>0.91</text:p>
          </table:table-cell>
          <table:table-cell office:value-type="float" office:value="4.07874451571804" calcext:value-type="float">
            <text:p>4.08</text:p>
          </table:table-cell>
          <table:table-cell office:value-type="float" office:value="0.4778535" calcext:value-type="float">
            <text:p>0.48</text:p>
          </table:table-cell>
          <table:table-cell office:value-type="float" office:value="2.13702581857239" calcext:value-type="float">
            <text:p>2.14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7.75" calcext:value-type="float">
            <text:p>7.75</text:p>
          </table:table-cell>
          <table:table-cell office:value-type="float" office:value="0.786397515657049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1095" calcext:value-type="float">
            <text:p>0.11</text:p>
          </table:table-cell>
          <table:table-cell office:value-type="float" office:value="0.0283186287952313" calcext:value-type="float">
            <text:p>0.03</text:p>
          </table:table-cell>
          <table:table-cell office:value-type="float" office:value="134.1185" calcext:value-type="float">
            <text:p>134.12</text:p>
          </table:table-cell>
          <table:table-cell office:value-type="float" office:value="0.0738992913576163" calcext:value-type="float">
            <text:p>0.07</text:p>
          </table:table-cell>
          <table:table-cell office:value-type="float" office:value="261.745" calcext:value-type="float">
            <text:p>261.75</text:p>
          </table:table-cell>
          <table:table-cell office:value-type="float" office:value="225.006" calcext:value-type="float">
            <text:p>225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006" calcext:value-type="float">
            <text:p>225.01</text:p>
          </table:table-cell>
          <table:table-cell table:formula="of:=([.J12]-[.K12])/[.J12]*100" office:value-type="float" office:value="14.0361802517718" calcext:value-type="float">
            <text:p>14.04</text:p>
          </table:table-cell>
          <table:table-cell table:formula="of:=([.J12]-[.M12])/[.J12]*100" office:value-type="float" office:value="14.0361802517718" calcext:value-type="float">
            <text:p>14.04</text:p>
          </table:table-cell>
          <table:table-cell office:value-type="float" office:value="675.018" calcext:value-type="float">
            <text:p>675.02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00000227374" calcext:value-type="float">
            <text:p>0.00</text:p>
          </table:table-cell>
          <table:table-cell office:value-type="float" office:value="0.000000000000069984240548102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table:formula="of:=AVERAGE([.B3:.B12])" office:value-type="float" office:value="7.975" calcext:value-type="float">
            <text:p>7.98</text:p>
          </table:table-cell>
          <table:table-cell table:style-name="ce6" table:formula="of:=AVERAGE([.C3:.C12])" office:value-type="float" office:value="1.10342115785555" calcext:value-type="float">
            <text:p>1.10</text:p>
          </table:table-cell>
          <table:table-cell table:style-name="ce6" table:formula="of:=AVERAGE([.D3:.D12])" office:value-type="float" office:value="6.9" calcext:value-type="float">
            <text:p>6.90</text:p>
          </table:table-cell>
          <table:table-cell table:style-name="ce6" table:formula="of:=AVERAGE([.E3:.E12])" office:value-type="float" office:value="10.3" calcext:value-type="float">
            <text:p>10.30</text:p>
          </table:table-cell>
          <table:table-cell table:style-name="ce6" table:formula="of:=AVERAGE([.F3:.F12])" office:value-type="float" office:value="0.62101" calcext:value-type="float">
            <text:p>0.62</text:p>
          </table:table-cell>
          <table:table-cell table:style-name="ce6" table:formula="of:=AVERAGE([.G3:.G12])" office:value-type="float" office:value="0.218178194466729" calcext:value-type="float">
            <text:p>0.22</text:p>
          </table:table-cell>
          <table:table-cell table:style-name="ce6" table:formula="of:=AVERAGE([.H3:.H12])" office:value-type="float" office:value="134.26563" calcext:value-type="float">
            <text:p>134.27</text:p>
          </table:table-cell>
          <table:table-cell table:style-name="ce6" table:formula="of:=AVERAGE([.I3:.I12])" office:value-type="float" office:value="0.128162219831924" calcext:value-type="float">
            <text:p>0.13</text:p>
          </table:table-cell>
          <table:table-cell table:style-name="ce6" table:formula="of:=AVERAGE([.J3:.J12])" office:value-type="float" office:value="275.7544" calcext:value-type="float">
            <text:p>275.75</text:p>
          </table:table-cell>
          <table:table-cell table:style-name="ce6" table:formula="of:=AVERAGE([.K3:.K12])" office:value-type="float" office:value="226.44508" calcext:value-type="float">
            <text:p>226.45</text:p>
          </table:table-cell>
          <table:table-cell table:style-name="ce6" table:formula="of:=AVERAGE([.L3:.L12])" office:value-type="float" office:value="2.82669315656772" calcext:value-type="float">
            <text:p>2.83</text:p>
          </table:table-cell>
          <table:table-cell table:style-name="ce6" table:formula="of:=AVERAGE([.M3:.M12])" office:value-type="float" office:value="225.1943" calcext:value-type="float">
            <text:p>225.19</text:p>
          </table:table-cell>
          <table:table-cell table:style-name="ce6" table:formula="of:=AVERAGE([.N3:.N12])" office:value-type="float" office:value="232.8376" calcext:value-type="float">
            <text:p>232.84</text:p>
          </table:table-cell>
          <table:table-cell table:style-name="ce6" table:formula="of:=AVERAGE([.O3:.O12])" office:value-type="float" office:value="16.30236005901" calcext:value-type="float">
            <text:p>16.30</text:p>
          </table:table-cell>
          <table:table-cell table:style-name="ce6" table:formula="of:=AVERAGE([.P3:.P12])" office:value-type="float" office:value="16.7630974568895" calcext:value-type="float">
            <text:p>16.76</text:p>
          </table:table-cell>
          <table:table-cell table:style-name="ce6" table:formula="of:=AVERAGE([.Q3:.Q12])" office:value-type="float" office:value="641.463275" calcext:value-type="float">
            <text:p>641.46</text:p>
          </table:table-cell>
          <table:table-cell table:style-name="ce6" table:formula="of:=AVERAGE([.R3:.R12])" office:value-type="float" office:value="7.85855967578412" calcext:value-type="float">
            <text:p>7.86</text:p>
          </table:table-cell>
          <table:table-cell table:style-name="ce6" table:formula="of:=AVERAGE([.S3:.S12])" office:value-type="float" office:value="21.7966335" calcext:value-type="float">
            <text:p>21.80</text:p>
          </table:table-cell>
          <table:table-cell table:style-name="ce6" table:formula="of:=AVERAGE([.T3:.T12])" office:value-type="float" office:value="0.407874451571811" calcext:value-type="float">
            <text:p>0.41</text:p>
          </table:table-cell>
          <table:table-cell table:style-name="ce6" table:formula="of:=AVERAGE([.U3:.U12])" office:value-type="float" office:value="16.07514535" calcext:value-type="float">
            <text:p>16.08</text:p>
          </table:table-cell>
          <table:table-cell table:style-name="ce6" table:formula="of:=AVERAGE([.V3:.V12])" office:value-type="float" office:value="0.213702581857239" calcext:value-type="float">
            <text:p>0.2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4.55" calcext:value-type="float">
            <text:p>24.55</text:p>
          </table:table-cell>
          <table:table-cell office:value-type="float" office:value="3.56112046235008" calcext:value-type="float">
            <text:p>3.5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65.93725" calcext:value-type="float">
            <text:p>65.94</text:p>
          </table:table-cell>
          <table:table-cell office:value-type="float" office:value="37.3227403586819" calcext:value-type="float">
            <text:p>37.32</text:p>
          </table:table-cell>
          <table:table-cell office:value-type="float" office:value="138.3349" calcext:value-type="float">
            <text:p>138.33</text:p>
          </table:table-cell>
          <table:table-cell office:value-type="float" office:value="2.56728496562747" calcext:value-type="float">
            <text:p>2.57</text:p>
          </table:table-cell>
          <table:table-cell office:value-type="float" office:value="787.913" calcext:value-type="float">
            <text:p>787.91</text:p>
          </table:table-cell>
          <table:table-cell office:value-type="float" office:value="431.73535" calcext:value-type="float">
            <text:p>431.74</text:p>
          </table:table-cell>
          <table:table-cell office:value-type="float" office:value="3.56336575482108" calcext:value-type="float">
            <text:p>3.56</text:p>
          </table:table-cell>
          <table:table-cell office:value-type="float" office:value="428.097" calcext:value-type="float">
            <text:p>428.10</text:p>
          </table:table-cell>
          <table:table-cell office:value-type="float" office:value="440.062" calcext:value-type="float">
            <text:p>440.06</text:p>
          </table:table-cell>
          <table:table-cell table:formula="of:=([.J14]-[.K14])/[.J14]*100" office:value-type="float" office:value="45.2052003203399" calcext:value-type="float">
            <text:p>45.21</text:p>
          </table:table-cell>
          <table:table-cell table:formula="of:=([.J14]-[.M14])/[.J14]*100" office:value-type="float" office:value="45.666970845766" calcext:value-type="float">
            <text:p>45.67</text:p>
          </table:table-cell>
          <table:table-cell office:value-type="float" office:value="1276.2055" calcext:value-type="float">
            <text:p>1276.21</text:p>
          </table:table-cell>
          <table:table-cell office:value-type="float" office:value="15.7719209106097" calcext:value-type="float">
            <text:p>15.77</text:p>
          </table:table-cell>
          <table:table-cell office:value-type="float" office:value="11.17243" calcext:value-type="float">
            <text:p>11.17</text:p>
          </table:table-cell>
          <table:table-cell office:value-type="float" office:value="6.38739613285414" calcext:value-type="float">
            <text:p>6.39</text:p>
          </table:table-cell>
          <table:table-cell office:value-type="float" office:value="7.827975" calcext:value-type="float">
            <text:p>7.83</text:p>
          </table:table-cell>
          <table:table-cell office:value-type="float" office:value="1.04272653824127" calcext:value-type="float">
            <text:p>1.0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3.2" calcext:value-type="float">
            <text:p>23.20</text:p>
          </table:table-cell>
          <table:table-cell office:value-type="float" office:value="6.37098686894036" calcext:value-type="float">
            <text:p>6.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3.2867" calcext:value-type="float">
            <text:p>13.29</text:p>
          </table:table-cell>
          <table:table-cell office:value-type="float" office:value="8.85592442260814" calcext:value-type="float">
            <text:p>8.86</text:p>
          </table:table-cell>
          <table:table-cell office:value-type="float" office:value="135.78745" calcext:value-type="float">
            <text:p>135.79</text:p>
          </table:table-cell>
          <table:table-cell office:value-type="float" office:value="0.564394083578975" calcext:value-type="float">
            <text:p>0.56</text:p>
          </table:table-cell>
          <table:table-cell office:value-type="float" office:value="650.851" calcext:value-type="float">
            <text:p>650.85</text:p>
          </table:table-cell>
          <table:table-cell office:value-type="float" office:value="485.28795" calcext:value-type="float">
            <text:p>485.29</text:p>
          </table:table-cell>
          <table:table-cell office:value-type="float" office:value="17.3827656707956" calcext:value-type="float">
            <text:p>17.38</text:p>
          </table:table-cell>
          <table:table-cell office:value-type="float" office:value="476.049" calcext:value-type="float">
            <text:p>476.05</text:p>
          </table:table-cell>
          <table:table-cell office:value-type="float" office:value="533.075" calcext:value-type="float">
            <text:p>533.08</text:p>
          </table:table-cell>
          <table:table-cell table:formula="of:=([.J15]-[.K15])/[.J15]*100" office:value-type="float" office:value="25.4379343352011" calcext:value-type="float">
            <text:p>25.44</text:p>
          </table:table-cell>
          <table:table-cell table:formula="of:=([.J15]-[.M15])/[.J15]*100" office:value-type="float" office:value="26.8574527810513" calcext:value-type="float">
            <text:p>26.86</text:p>
          </table:table-cell>
          <table:table-cell office:value-type="float" office:value="1339.6865" calcext:value-type="float">
            <text:p>1339.69</text:p>
          </table:table-cell>
          <table:table-cell office:value-type="float" office:value="54.600229542124" calcext:value-type="float">
            <text:p>54.60</text:p>
          </table:table-cell>
          <table:table-cell office:value-type="float" office:value="62.800965" calcext:value-type="float">
            <text:p>62.80</text:p>
          </table:table-cell>
          <table:table-cell office:value-type="float" office:value="13.6646493905481" calcext:value-type="float">
            <text:p>13.66</text:p>
          </table:table-cell>
          <table:table-cell office:value-type="float" office:value="53.375" calcext:value-type="float">
            <text:p>53.3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3.65" calcext:value-type="float">
            <text:p>33.65</text:p>
          </table:table-cell>
          <table:table-cell office:value-type="float" office:value="8.50557092981449" calcext:value-type="float">
            <text:p>8.5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6.55615" calcext:value-type="float">
            <text:p>206.56</text:p>
          </table:table-cell>
          <table:table-cell office:value-type="float" office:value="78.3588371036699" calcext:value-type="float">
            <text:p>78.36</text:p>
          </table:table-cell>
          <table:table-cell office:value-type="float" office:value="138.6555" calcext:value-type="float">
            <text:p>138.66</text:p>
          </table:table-cell>
          <table:table-cell office:value-type="float" office:value="0.737968941009534" calcext:value-type="float">
            <text:p>0.74</text:p>
          </table:table-cell>
          <table:table-cell office:value-type="float" office:value="1328.21" calcext:value-type="float">
            <text:p>1328.21</text:p>
          </table:table-cell>
          <table:table-cell office:value-type="float" office:value="421.8164" calcext:value-type="float">
            <text:p>421.82</text:p>
          </table:table-cell>
          <table:table-cell office:value-type="float" office:value="12.2478160390461" calcext:value-type="float">
            <text:p>12.25</text:p>
          </table:table-cell>
          <table:table-cell office:value-type="float" office:value="399.092" calcext:value-type="float">
            <text:p>399.09</text:p>
          </table:table-cell>
          <table:table-cell office:value-type="float" office:value="458.442" calcext:value-type="float">
            <text:p>458.44</text:p>
          </table:table-cell>
          <table:table-cell table:formula="of:=([.J16]-[.K16])/[.J16]*100" office:value-type="float" office:value="68.2417388816528" calcext:value-type="float">
            <text:p>68.24</text:p>
          </table:table-cell>
          <table:table-cell table:formula="of:=([.J16]-[.M16])/[.J16]*100" office:value-type="float" office:value="69.952643030846" calcext:value-type="float">
            <text:p>69.95</text:p>
          </table:table-cell>
          <table:table-cell office:value-type="float" office:value="969.96445" calcext:value-type="float">
            <text:p>969.96</text:p>
          </table:table-cell>
          <table:table-cell office:value-type="float" office:value="29.1804019424628" calcext:value-type="float">
            <text:p>29.18</text:p>
          </table:table-cell>
          <table:table-cell office:value-type="float" office:value="212.43855" calcext:value-type="float">
            <text:p>212.44</text:p>
          </table:table-cell>
          <table:table-cell office:value-type="float" office:value="25.2599153298473" calcext:value-type="float">
            <text:p>25.26</text:p>
          </table:table-cell>
          <table:table-cell office:value-type="float" office:value="83.046335" calcext:value-type="float">
            <text:p>83.05</text:p>
          </table:table-cell>
          <table:table-cell office:value-type="float" office:value="9.57947174036752" calcext:value-type="float">
            <text:p>9.58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7.4" calcext:value-type="float">
            <text:p>27.40</text:p>
          </table:table-cell>
          <table:table-cell office:value-type="float" office:value="10.2361588190308" calcext:value-type="float">
            <text:p>10.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2.2945" calcext:value-type="float">
            <text:p>22.29</text:p>
          </table:table-cell>
          <table:table-cell office:value-type="float" office:value="15.7945076179898" calcext:value-type="float">
            <text:p>15.79</text:p>
          </table:table-cell>
          <table:table-cell office:value-type="float" office:value="136.2795" calcext:value-type="float">
            <text:p>136.28</text:p>
          </table:table-cell>
          <table:table-cell office:value-type="float" office:value="0.204780884181888" calcext:value-type="float">
            <text:p>0.20</text:p>
          </table:table-cell>
          <table:table-cell office:value-type="float" office:value="1034.85" calcext:value-type="float">
            <text:p>1034.85</text:p>
          </table:table-cell>
          <table:table-cell office:value-type="float" office:value="447.60145" calcext:value-type="float">
            <text:p>447.60</text:p>
          </table:table-cell>
          <table:table-cell office:value-type="float" office:value="24.9078715363447" calcext:value-type="float">
            <text:p>24.91</text:p>
          </table:table-cell>
          <table:table-cell office:value-type="float" office:value="411.296" calcext:value-type="float">
            <text:p>411.30</text:p>
          </table:table-cell>
          <table:table-cell office:value-type="float" office:value="500.996" calcext:value-type="float">
            <text:p>501.00</text:p>
          </table:table-cell>
          <table:table-cell table:formula="of:=([.J17]-[.K17])/[.J17]*100" office:value-type="float" office:value="56.7472145721602" calcext:value-type="float">
            <text:p>56.75</text:p>
          </table:table-cell>
          <table:table-cell table:formula="of:=([.J17]-[.M17])/[.J17]*100" office:value-type="float" office:value="60.2554959655989" calcext:value-type="float">
            <text:p>60.26</text:p>
          </table:table-cell>
          <table:table-cell office:value-type="float" office:value="1243.7865" calcext:value-type="float">
            <text:p>1243.79</text:p>
          </table:table-cell>
          <table:table-cell office:value-type="float" office:value="63.3502537921224" calcext:value-type="float">
            <text:p>63.35</text:p>
          </table:table-cell>
          <table:table-cell office:value-type="float" office:value="68.16774" calcext:value-type="float">
            <text:p>68.17</text:p>
          </table:table-cell>
          <table:table-cell office:value-type="float" office:value="36.7381536548128" calcext:value-type="float">
            <text:p>36.74</text:p>
          </table:table-cell>
          <table:table-cell office:value-type="float" office:value="30.850175" calcext:value-type="float">
            <text:p>30.85</text:p>
          </table:table-cell>
          <table:table-cell office:value-type="float" office:value="6.14460299877055" calcext:value-type="float">
            <text:p>6.1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0" calcext:value-type="float">
            <text:p>30.00</text:p>
          </table:table-cell>
          <table:table-cell office:value-type="float" office:value="7.73916900203796" calcext:value-type="float">
            <text:p>7.7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7.70875" calcext:value-type="float">
            <text:p>97.71</text:p>
          </table:table-cell>
          <table:table-cell office:value-type="float" office:value="38.9135145362866" calcext:value-type="float">
            <text:p>38.91</text:p>
          </table:table-cell>
          <table:table-cell office:value-type="float" office:value="139.58055" calcext:value-type="float">
            <text:p>139.58</text:p>
          </table:table-cell>
          <table:table-cell office:value-type="float" office:value="1.90091934752358" calcext:value-type="float">
            <text:p>1.90</text:p>
          </table:table-cell>
          <table:table-cell office:value-type="float" office:value="684.46" calcext:value-type="float">
            <text:p>684.46</text:p>
          </table:table-cell>
          <table:table-cell office:value-type="float" office:value="382.8543" calcext:value-type="float">
            <text:p>382.85</text:p>
          </table:table-cell>
          <table:table-cell office:value-type="float" office:value="10.6492009935018" calcext:value-type="float">
            <text:p>10.65</text:p>
          </table:table-cell>
          <table:table-cell office:value-type="float" office:value="366.339" calcext:value-type="float">
            <text:p>366.34</text:p>
          </table:table-cell>
          <table:table-cell office:value-type="float" office:value="399.957" calcext:value-type="float">
            <text:p>399.96</text:p>
          </table:table-cell>
          <table:table-cell table:formula="of:=([.J18]-[.K18])/[.J18]*100" office:value-type="float" office:value="44.0647663851796" calcext:value-type="float">
            <text:p>44.06</text:p>
          </table:table-cell>
          <table:table-cell table:formula="of:=([.J18]-[.M18])/[.J18]*100" office:value-type="float" office:value="46.4776612219852" calcext:value-type="float">
            <text:p>46.48</text:p>
          </table:table-cell>
          <table:table-cell office:value-type="float" office:value="1118.5365" calcext:value-type="float">
            <text:p>1118.54</text:p>
          </table:table-cell>
          <table:table-cell office:value-type="float" office:value="35.3432813945854" calcext:value-type="float">
            <text:p>35.34</text:p>
          </table:table-cell>
          <table:table-cell office:value-type="float" office:value="18.161559" calcext:value-type="float">
            <text:p>18.16</text:p>
          </table:table-cell>
          <table:table-cell office:value-type="float" office:value="11.3321850357902" calcext:value-type="float">
            <text:p>11.33</text:p>
          </table:table-cell>
          <table:table-cell office:value-type="float" office:value="11.864315" calcext:value-type="float">
            <text:p>11.86</text:p>
          </table:table-cell>
          <table:table-cell office:value-type="float" office:value="8.35470262739589" calcext:value-type="float">
            <text:p>8.35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8.2" calcext:value-type="float">
            <text:p>38.20</text:p>
          </table:table-cell>
          <table:table-cell office:value-type="float" office:value="11.6916524427519" calcext:value-type="float">
            <text:p>11.6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96.2451" calcext:value-type="float">
            <text:p>296.25</text:p>
          </table:table-cell>
          <table:table-cell office:value-type="float" office:value="179.820690341913" calcext:value-type="float">
            <text:p>179.82</text:p>
          </table:table-cell>
          <table:table-cell office:value-type="float" office:value="138.58355" calcext:value-type="float">
            <text:p>138.58</text:p>
          </table:table-cell>
          <table:table-cell office:value-type="float" office:value="1.48900113021766" calcext:value-type="float">
            <text:p>1.49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10.8921" calcext:value-type="float">
            <text:p>510.89</text:p>
          </table:table-cell>
          <table:table-cell office:value-type="float" office:value="76.9910482451318" calcext:value-type="float">
            <text:p>76.99</text:p>
          </table:table-cell>
          <table:table-cell office:value-type="float" office:value="441.698" calcext:value-type="float">
            <text:p>441.70</text:p>
          </table:table-cell>
          <table:table-cell office:value-type="float" office:value="790.424" calcext:value-type="float">
            <text:p>790.42</text:p>
          </table:table-cell>
          <table:table-cell table:formula="of:=([.J19]-[.K19])/[.J19]*100" office:value-type="float" office:value="72.1665077661493" calcext:value-type="float">
            <text:p>72.17</text:p>
          </table:table-cell>
          <table:table-cell table:formula="of:=([.J19]-[.M19])/[.J19]*100" office:value-type="float" office:value="75.9362146083148" calcext:value-type="float">
            <text:p>75.94</text:p>
          </table:table-cell>
          <table:table-cell office:value-type="float" office:value="1090.0108" calcext:value-type="float">
            <text:p>1090.01</text:p>
          </table:table-cell>
          <table:table-cell office:value-type="float" office:value="130.628733762845" calcext:value-type="float">
            <text:p>130.63</text:p>
          </table:table-cell>
          <table:table-cell office:value-type="float" office:value="330.54855" calcext:value-type="float">
            <text:p>330.55</text:p>
          </table:table-cell>
          <table:table-cell office:value-type="float" office:value="126.02131254275" calcext:value-type="float">
            <text:p>126.02</text:p>
          </table:table-cell>
          <table:table-cell office:value-type="float" office:value="112.1166" calcext:value-type="float">
            <text:p>112.12</text:p>
          </table:table-cell>
          <table:table-cell office:value-type="float" office:value="12.2947784526603" calcext:value-type="float">
            <text:p>12.29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.25" calcext:value-type="float">
            <text:p>31.25</text:p>
          </table:table-cell>
          <table:table-cell office:value-type="float" office:value="8.40973746382884" calcext:value-type="float">
            <text:p>8.4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0.3546" calcext:value-type="float">
            <text:p>40.35</text:p>
          </table:table-cell>
          <table:table-cell office:value-type="float" office:value="27.2260937345427" calcext:value-type="float">
            <text:p>27.23</text:p>
          </table:table-cell>
          <table:table-cell office:value-type="float" office:value="137.42555" calcext:value-type="float">
            <text:p>137.43</text:p>
          </table:table-cell>
          <table:table-cell office:value-type="float" office:value="0.753555255893164" calcext:value-type="float">
            <text:p>0.75</text:p>
          </table:table-cell>
          <table:table-cell office:value-type="float" office:value="496.669" calcext:value-type="float">
            <text:p>496.67</text:p>
          </table:table-cell>
          <table:table-cell office:value-type="float" office:value="346.84985" calcext:value-type="float">
            <text:p>346.85</text:p>
          </table:table-cell>
          <table:table-cell office:value-type="float" office:value="28.5918036788149" calcext:value-type="float">
            <text:p>28.59</text:p>
          </table:table-cell>
          <table:table-cell office:value-type="float" office:value="328.671" calcext:value-type="float">
            <text:p>328.67</text:p>
          </table:table-cell>
          <table:table-cell office:value-type="float" office:value="436.37" calcext:value-type="float">
            <text:p>436.37</text:p>
          </table:table-cell>
          <table:table-cell table:formula="of:=([.J20]-[.K20])/[.J20]*100" office:value-type="float" office:value="30.1647878164331" calcext:value-type="float">
            <text:p>30.16</text:p>
          </table:table-cell>
          <table:table-cell table:formula="of:=([.J20]-[.M20])/[.J20]*100" office:value-type="float" office:value="33.8249417620186" calcext:value-type="float">
            <text:p>33.82</text:p>
          </table:table-cell>
          <table:table-cell office:value-type="float" office:value="1035.61145" calcext:value-type="float">
            <text:p>1035.61</text:p>
          </table:table-cell>
          <table:table-cell office:value-type="float" office:value="74.5228356422061" calcext:value-type="float">
            <text:p>74.52</text:p>
          </table:table-cell>
          <table:table-cell office:value-type="float" office:value="3.477507" calcext:value-type="float">
            <text:p>3.48</text:p>
          </table:table-cell>
          <table:table-cell office:value-type="float" office:value="10.6489331674972" calcext:value-type="float">
            <text:p>10.65</text:p>
          </table:table-cell>
          <table:table-cell office:value-type="float" office:value="1.459737" calcext:value-type="float">
            <text:p>1.46</text:p>
          </table:table-cell>
          <table:table-cell office:value-type="float" office:value="4.20702901462616" calcext:value-type="float">
            <text:p>4.21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2.4" calcext:value-type="float">
            <text:p>32.40</text:p>
          </table:table-cell>
          <table:table-cell office:value-type="float" office:value="9.7893604973649" calcext:value-type="float">
            <text:p>9.79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5.04855" calcext:value-type="float">
            <text:p>35.05</text:p>
          </table:table-cell>
          <table:table-cell office:value-type="float" office:value="20.2785767056738" calcext:value-type="float">
            <text:p>20.28</text:p>
          </table:table-cell>
          <table:table-cell office:value-type="float" office:value="137.32715" calcext:value-type="float">
            <text:p>137.33</text:p>
          </table:table-cell>
          <table:table-cell office:value-type="float" office:value="0.75518072253217" calcext:value-type="float">
            <text:p>0.76</text:p>
          </table:table-cell>
          <table:table-cell office:value-type="float" office:value="717.198" calcext:value-type="float">
            <text:p>717.20</text:p>
          </table:table-cell>
          <table:table-cell office:value-type="float" office:value="373.8246" calcext:value-type="float">
            <text:p>373.82</text:p>
          </table:table-cell>
          <table:table-cell office:value-type="float" office:value="23.3768749462504" calcext:value-type="float">
            <text:p>23.38</text:p>
          </table:table-cell>
          <table:table-cell office:value-type="float" office:value="357.684" calcext:value-type="float">
            <text:p>357.68</text:p>
          </table:table-cell>
          <table:table-cell office:value-type="float" office:value="427.774" calcext:value-type="float">
            <text:p>427.77</text:p>
          </table:table-cell>
          <table:table-cell table:formula="of:=([.J21]-[.K21])/[.J21]*100" office:value-type="float" office:value="47.8770716036576" calcext:value-type="float">
            <text:p>47.88</text:p>
          </table:table-cell>
          <table:table-cell table:formula="of:=([.J21]-[.M21])/[.J21]*100" office:value-type="float" office:value="50.127579831511" calcext:value-type="float">
            <text:p>50.13</text:p>
          </table:table-cell>
          <table:table-cell office:value-type="float" office:value="1099.4095" calcext:value-type="float">
            <text:p>1099.41</text:p>
          </table:table-cell>
          <table:table-cell office:value-type="float" office:value="53.4394713646837" calcext:value-type="float">
            <text:p>53.44</text:p>
          </table:table-cell>
          <table:table-cell office:value-type="float" office:value="11.517394" calcext:value-type="float">
            <text:p>11.52</text:p>
          </table:table-cell>
          <table:table-cell office:value-type="float" office:value="16.085724431814" calcext:value-type="float">
            <text:p>16.09</text:p>
          </table:table-cell>
          <table:table-cell office:value-type="float" office:value="10.549544" calcext:value-type="float">
            <text:p>10.55</text:p>
          </table:table-cell>
          <table:table-cell office:value-type="float" office:value="14.8236063080318" calcext:value-type="float">
            <text:p>14.82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3.45" calcext:value-type="float">
            <text:p>33.45</text:p>
          </table:table-cell>
          <table:table-cell office:value-type="float" office:value="7.43728161996955" calcext:value-type="float">
            <text:p>7.4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61.96585" calcext:value-type="float">
            <text:p>261.97</text:p>
          </table:table-cell>
          <table:table-cell office:value-type="float" office:value="77.9687981899609" calcext:value-type="float">
            <text:p>77.97</text:p>
          </table:table-cell>
          <table:table-cell office:value-type="float" office:value="140.04935" calcext:value-type="float">
            <text:p>140.05</text:p>
          </table:table-cell>
          <table:table-cell office:value-type="float" office:value="1.76100381884878" calcext:value-type="float">
            <text:p>1.76</text:p>
          </table:table-cell>
          <table:table-cell office:value-type="float" office:value="840.199" calcext:value-type="float">
            <text:p>840.20</text:p>
          </table:table-cell>
          <table:table-cell office:value-type="float" office:value="414.6749" calcext:value-type="float">
            <text:p>414.67</text:p>
          </table:table-cell>
          <table:table-cell office:value-type="float" office:value="17.5377737076589" calcext:value-type="float">
            <text:p>17.54</text:p>
          </table:table-cell>
          <table:table-cell office:value-type="float" office:value="403.294" calcext:value-type="float">
            <text:p>403.29</text:p>
          </table:table-cell>
          <table:table-cell office:value-type="float" office:value="449.999" calcext:value-type="float">
            <text:p>450.00</text:p>
          </table:table-cell>
          <table:table-cell table:formula="of:=([.J22]-[.K22])/[.J22]*100" office:value-type="float" office:value="50.6456327608102" calcext:value-type="float">
            <text:p>50.65</text:p>
          </table:table-cell>
          <table:table-cell table:formula="of:=([.J22]-[.M22])/[.J22]*100" office:value-type="float" office:value="52.0001809095226" calcext:value-type="float">
            <text:p>52.00</text:p>
          </table:table-cell>
          <table:table-cell office:value-type="float" office:value="1211.676" calcext:value-type="float">
            <text:p>1211.68</text:p>
          </table:table-cell>
          <table:table-cell office:value-type="float" office:value="67.8337412858977" calcext:value-type="float">
            <text:p>67.83</text:p>
          </table:table-cell>
          <table:table-cell office:value-type="float" office:value="20.5009145" calcext:value-type="float">
            <text:p>20.50</text:p>
          </table:table-cell>
          <table:table-cell office:value-type="float" office:value="21.4725639356757" calcext:value-type="float">
            <text:p>21.47</text:p>
          </table:table-cell>
          <table:table-cell office:value-type="float" office:value="11.8469405" calcext:value-type="float">
            <text:p>11.85</text:p>
          </table:table-cell>
          <table:table-cell office:value-type="float" office:value="5.85987311040047" calcext:value-type="float">
            <text:p>5.86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0.8" calcext:value-type="float">
            <text:p>30.80</text:p>
          </table:table-cell>
          <table:table-cell office:value-type="float" office:value="12.6640809918612" calcext:value-type="float">
            <text:p>12.66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87.3528" calcext:value-type="float">
            <text:p>287.35</text:p>
          </table:table-cell>
          <table:table-cell office:value-type="float" office:value="138.763129356089" calcext:value-type="float">
            <text:p>138.76</text:p>
          </table:table-cell>
          <table:table-cell office:value-type="float" office:value="142.2222" calcext:value-type="float">
            <text:p>142.22</text:p>
          </table:table-cell>
          <table:table-cell office:value-type="float" office:value="3.87092808944886" calcext:value-type="float">
            <text:p>3.87</text:p>
          </table:table-cell>
          <table:table-cell office:value-type="float" office:value="987.874" calcext:value-type="float">
            <text:p>987.87</text:p>
          </table:table-cell>
          <table:table-cell office:value-type="float" office:value="483.22975" calcext:value-type="float">
            <text:p>483.23</text:p>
          </table:table-cell>
          <table:table-cell office:value-type="float" office:value="17.8475351825429" calcext:value-type="float">
            <text:p>17.85</text:p>
          </table:table-cell>
          <table:table-cell office:value-type="float" office:value="462.749" calcext:value-type="float">
            <text:p>462.75</text:p>
          </table:table-cell>
          <table:table-cell office:value-type="float" office:value="536.556" calcext:value-type="float">
            <text:p>536.56</text:p>
          </table:table-cell>
          <table:table-cell table:formula="of:=([.J23]-[.K23])/[.J23]*100" office:value-type="float" office:value="51.0838679831638" calcext:value-type="float">
            <text:p>51.08</text:p>
          </table:table-cell>
          <table:table-cell table:formula="of:=([.J23]-[.M23])/[.J23]*100" office:value-type="float" office:value="53.1570827858614" calcext:value-type="float">
            <text:p>53.16</text:p>
          </table:table-cell>
          <table:table-cell office:value-type="float" office:value="1371.6035" calcext:value-type="float">
            <text:p>1371.60</text:p>
          </table:table-cell>
          <table:table-cell office:value-type="float" office:value="34.6351125874793" calcext:value-type="float">
            <text:p>34.64</text:p>
          </table:table-cell>
          <table:table-cell office:value-type="float" office:value="50.82983" calcext:value-type="float">
            <text:p>50.83</text:p>
          </table:table-cell>
          <table:table-cell office:value-type="float" office:value="25.2497513004136" calcext:value-type="float">
            <text:p>25.25</text:p>
          </table:table-cell>
          <table:table-cell office:value-type="float" office:value="27.255845" calcext:value-type="float">
            <text:p>27.26</text:p>
          </table:table-cell>
          <table:table-cell office:value-type="float" office:value="7.03097658534417" calcext:value-type="float">
            <text:p>7.03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6" table:formula="of:=AVERAGE([.B14:.B23])" office:value-type="float" office:value="30.49" calcext:value-type="float">
            <text:p>30.49</text:p>
          </table:table-cell>
          <table:table-cell table:style-name="ce6" table:formula="of:=AVERAGE([.C14:.C23])" office:value-type="float" office:value="8.64051190979501" calcext:value-type="float">
            <text:p>8.64</text:p>
          </table:table-cell>
          <table:table-cell table:style-name="ce6" table:formula="of:=AVERAGE([.D14:.D23])" office:value-type="float" office:value="18" calcext:value-type="float">
            <text:p>18.00</text:p>
          </table:table-cell>
          <table:table-cell table:style-name="ce6" table:formula="of:=AVERAGE([.E14:.E23])" office:value-type="float" office:value="49" calcext:value-type="float">
            <text:p>49.00</text:p>
          </table:table-cell>
          <table:table-cell table:style-name="ce6" table:formula="of:=AVERAGE([.F14:.F23])" office:value-type="float" office:value="132.675025" calcext:value-type="float">
            <text:p>132.68</text:p>
          </table:table-cell>
          <table:table-cell table:style-name="ce6" table:formula="of:=AVERAGE([.G14:.G23])" office:value-type="float" office:value="62.3302812367416" calcext:value-type="float">
            <text:p>62.33</text:p>
          </table:table-cell>
          <table:table-cell table:style-name="ce6" table:formula="of:=AVERAGE([.H14:.H23])" office:value-type="float" office:value="138.42457" calcext:value-type="float">
            <text:p>138.42</text:p>
          </table:table-cell>
          <table:table-cell table:style-name="ce6" table:formula="of:=AVERAGE([.I14:.I23])" office:value-type="float" office:value="1.46050172388621" calcext:value-type="float">
            <text:p>1.46</text:p>
          </table:table-cell>
          <table:table-cell table:style-name="ce6" table:formula="of:=AVERAGE([.J14:.J23])" office:value-type="float" office:value="936.3754" calcext:value-type="float">
            <text:p>936.38</text:p>
          </table:table-cell>
          <table:table-cell table:style-name="ce6" table:formula="of:=AVERAGE([.K14:.K23])" office:value-type="float" office:value="429.876665" calcext:value-type="float">
            <text:p>429.88</text:p>
          </table:table-cell>
          <table:table-cell table:style-name="ce6" table:formula="of:=AVERAGE([.L14:.L23])" office:value-type="float" office:value="23.3096055754908" calcext:value-type="float">
            <text:p>23.31</text:p>
          </table:table-cell>
          <table:table-cell table:style-name="ce6" table:formula="of:=AVERAGE([.M14:.M23])" office:value-type="float" office:value="407.4969" calcext:value-type="float">
            <text:p>407.50</text:p>
          </table:table-cell>
          <table:table-cell table:style-name="ce6" table:formula="of:=AVERAGE([.N14:.N23])" office:value-type="float" office:value="497.3655" calcext:value-type="float">
            <text:p>497.37</text:p>
          </table:table-cell>
          <table:table-cell table:style-name="ce6" table:formula="of:=AVERAGE([.O14:.O23])" office:value-type="float" office:value="49.1634722424748" calcext:value-type="float">
            <text:p>49.16</text:p>
          </table:table-cell>
          <table:table-cell table:style-name="ce6" table:formula="of:=AVERAGE([.P14:.P23])" office:value-type="float" office:value="51.4256223742476" calcext:value-type="float">
            <text:p>51.43</text:p>
          </table:table-cell>
          <table:table-cell table:style-name="ce6" table:formula="of:=AVERAGE([.Q14:.Q23])" office:value-type="float" office:value="1175.64907" calcext:value-type="float">
            <text:p>1175.65</text:p>
          </table:table-cell>
          <table:table-cell table:style-name="ce6" table:formula="of:=AVERAGE([.R14:.R23])" office:value-type="float" office:value="55.9305982225016" calcext:value-type="float">
            <text:p>55.93</text:p>
          </table:table-cell>
          <table:table-cell table:style-name="ce6" table:formula="of:=AVERAGE([.S14:.S23])" office:value-type="float" office:value="78.96154395" calcext:value-type="float">
            <text:p>78.96</text:p>
          </table:table-cell>
          <table:table-cell table:style-name="ce6" table:formula="of:=AVERAGE([.T14:.T23])" office:value-type="float" office:value="29.2860584922003" calcext:value-type="float">
            <text:p>29.29</text:p>
          </table:table-cell>
          <table:table-cell table:style-name="ce6" table:formula="of:=AVERAGE([.U14:.U23])" office:value-type="float" office:value="35.01924665" calcext:value-type="float">
            <text:p>35.02</text:p>
          </table:table-cell>
          <table:table-cell table:style-name="ce6" table:formula="of:=AVERAGE([.V14:.V23])" office:value-type="float" office:value="6.93377673758381" calcext:value-type="float">
            <text:p>6.9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15.3" calcext:value-type="float">
            <text:p>115.30</text:p>
          </table:table-cell>
          <table:table-cell office:value-type="float" office:value="31.8567517424321" calcext:value-type="float">
            <text:p>31.86</text:p>
          </table:table-cell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office:value-type="float" office:value="1457.2263" calcext:value-type="float">
            <text:p>1457.23</text:p>
          </table:table-cell>
          <table:table-cell office:value-type="float" office:value="431.432193138047" calcext:value-type="float">
            <text:p>431.43</text:p>
          </table:table-cell>
          <table:table-cell office:value-type="float" office:value="147.69155" calcext:value-type="float">
            <text:p>147.69</text:p>
          </table:table-cell>
          <table:table-cell office:value-type="float" office:value="3.20340516974968" calcext:value-type="float">
            <text:p>3.20</text:p>
          </table:table-cell>
          <table:table-cell office:value-type="float" office:value="4084.06" calcext:value-type="float">
            <text:p>4084.06</text:p>
          </table:table-cell>
          <table:table-cell office:value-type="float" office:value="992.91565" calcext:value-type="float">
            <text:p>992.92</text:p>
          </table:table-cell>
          <table:table-cell office:value-type="float" office:value="31.7874181833912" calcext:value-type="float">
            <text:p>31.79</text:p>
          </table:table-cell>
          <table:table-cell office:value-type="float" office:value="943.621" calcext:value-type="float">
            <text:p>943.62</text:p>
          </table:table-cell>
          <table:table-cell office:value-type="float" office:value="1051.57" calcext:value-type="float">
            <text:p>1051.57</text:p>
          </table:table-cell>
          <table:table-cell table:formula="of:=([.J25]-[.K25])/[.J25]*100" office:value-type="float" office:value="75.6880249065881" calcext:value-type="float">
            <text:p>75.69</text:p>
          </table:table-cell>
          <table:table-cell table:formula="of:=([.J25]-[.M25])/[.J25]*100" office:value-type="float" office:value="76.8950260280211" calcext:value-type="float">
            <text:p>76.90</text:p>
          </table:table-cell>
          <table:table-cell office:value-type="float" office:value="1759.601" calcext:value-type="float">
            <text:p>1759.60</text:p>
          </table:table-cell>
          <table:table-cell office:value-type="float" office:value="61.3907102435745" calcext:value-type="float">
            <text:p>61.39</text:p>
          </table:table-cell>
          <table:table-cell office:value-type="float" office:value="1030.1522" calcext:value-type="float">
            <text:p>1030.15</text:p>
          </table:table-cell>
          <table:table-cell office:value-type="float" office:value="48.6938232110117" calcext:value-type="float">
            <text:p>48.69</text:p>
          </table:table-cell>
          <table:table-cell office:value-type="float" office:value="188.9932" calcext:value-type="float">
            <text:p>188.99</text:p>
          </table:table-cell>
          <table:table-cell office:value-type="float" office:value="15.4406802331749" calcext:value-type="float">
            <text:p>15.4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2.35" calcext:value-type="float">
            <text:p>102.35</text:p>
          </table:table-cell>
          <table:table-cell office:value-type="float" office:value="31.5682635435954" calcext:value-type="float">
            <text:p>31.57</text:p>
          </table:table-cell>
          <table:table-cell office:value-type="float" office:value="42" calcext:value-type="float">
            <text:p>42</text:p>
          </table:table-cell>
          <table:table-cell office:value-type="float" office:value="181" calcext:value-type="float">
            <text:p>181</text:p>
          </table:table-cell>
          <table:table-cell office:value-type="float" office:value="518.9156" calcext:value-type="float">
            <text:p>518.92</text:p>
          </table:table-cell>
          <table:table-cell office:value-type="float" office:value="166.200383712712" calcext:value-type="float">
            <text:p>166.20</text:p>
          </table:table-cell>
          <table:table-cell office:value-type="float" office:value="148.05795" calcext:value-type="float">
            <text:p>148.06</text:p>
          </table:table-cell>
          <table:table-cell office:value-type="float" office:value="4.06275774210728" calcext:value-type="float">
            <text:p>4.06</text:p>
          </table:table-cell>
          <table:table-cell office:value-type="float" office:value="1014.01" calcext:value-type="float">
            <text:p>1014.01</text:p>
          </table:table-cell>
          <table:table-cell office:value-type="float" office:value="618.9859" calcext:value-type="float">
            <text:p>618.99</text:p>
          </table:table-cell>
          <table:table-cell office:value-type="float" office:value="41.8273040613677" calcext:value-type="float">
            <text:p>41.83</text:p>
          </table:table-cell>
          <table:table-cell office:value-type="float" office:value="582.582" calcext:value-type="float">
            <text:p>582.58</text:p>
          </table:table-cell>
          <table:table-cell office:value-type="float" office:value="766.527" calcext:value-type="float">
            <text:p>766.53</text:p>
          </table:table-cell>
          <table:table-cell table:formula="of:=([.J26]-[.K26])/[.J26]*100" office:value-type="float" office:value="38.9566276466701" calcext:value-type="float">
            <text:p>38.96</text:p>
          </table:table-cell>
          <table:table-cell table:formula="of:=([.J26]-[.M26])/[.J26]*100" office:value-type="float" office:value="42.5467204465439" calcext:value-type="float">
            <text:p>42.55</text:p>
          </table:table-cell>
          <table:table-cell office:value-type="float" office:value="1817.7845" calcext:value-type="float">
            <text:p>1817.78</text:p>
          </table:table-cell>
          <table:table-cell office:value-type="float" office:value="129.511395331799" calcext:value-type="float">
            <text:p>129.51</text:p>
          </table:table-cell>
          <table:table-cell office:value-type="float" office:value="26.099814" calcext:value-type="float">
            <text:p>26.10</text:p>
          </table:table-cell>
          <table:table-cell office:value-type="float" office:value="24.2609410141129" calcext:value-type="float">
            <text:p>24.26</text:p>
          </table:table-cell>
          <table:table-cell office:value-type="float" office:value="13.0719505" calcext:value-type="float">
            <text:p>13.07</text:p>
          </table:table-cell>
          <table:table-cell office:value-type="float" office:value="9.78589516271061" calcext:value-type="float">
            <text:p>9.7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1.85" calcext:value-type="float">
            <text:p>131.85</text:p>
          </table:table-cell>
          <table:table-cell office:value-type="float" office:value="53.1732768260623" calcext:value-type="float">
            <text:p>53.17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office:value-type="float" office:value="593.11255" calcext:value-type="float">
            <text:p>593.11</text:p>
          </table:table-cell>
          <table:table-cell office:value-type="float" office:value="243.689540695679" calcext:value-type="float">
            <text:p>243.69</text:p>
          </table:table-cell>
          <table:table-cell office:value-type="float" office:value="148.2657" calcext:value-type="float">
            <text:p>148.27</text:p>
          </table:table-cell>
          <table:table-cell office:value-type="float" office:value="4.61611184189054" calcext:value-type="float">
            <text:p>4.62</text:p>
          </table:table-cell>
          <table:table-cell office:value-type="float" office:value="1421.51" calcext:value-type="float">
            <text:p>1421.51</text:p>
          </table:table-cell>
          <table:table-cell office:value-type="float" office:value="610.8054" calcext:value-type="float">
            <text:p>610.81</text:p>
          </table:table-cell>
          <table:table-cell office:value-type="float" office:value="62.2187894825485" calcext:value-type="float">
            <text:p>62.22</text:p>
          </table:table-cell>
          <table:table-cell office:value-type="float" office:value="557.628" calcext:value-type="float">
            <text:p>557.63</text:p>
          </table:table-cell>
          <table:table-cell office:value-type="float" office:value="810.022" calcext:value-type="float">
            <text:p>810.02</text:p>
          </table:table-cell>
          <table:table-cell table:formula="of:=([.J27]-[.K27])/[.J27]*100" office:value-type="float" office:value="57.0312273568248" calcext:value-type="float">
            <text:p>57.03</text:p>
          </table:table-cell>
          <table:table-cell table:formula="of:=([.J27]-[.M27])/[.J27]*100" office:value-type="float" office:value="60.7721366715676" calcext:value-type="float">
            <text:p>60.77</text:p>
          </table:table-cell>
          <table:table-cell office:value-type="float" office:value="1767.364" calcext:value-type="float">
            <text:p>1767.36</text:p>
          </table:table-cell>
          <table:table-cell office:value-type="float" office:value="101.842770944649" calcext:value-type="float">
            <text:p>101.84</text:p>
          </table:table-cell>
          <table:table-cell office:value-type="float" office:value="49.6059445" calcext:value-type="float">
            <text:p>49.61</text:p>
          </table:table-cell>
          <table:table-cell office:value-type="float" office:value="99.4332959723028" calcext:value-type="float">
            <text:p>99.43</text:p>
          </table:table-cell>
          <table:table-cell office:value-type="float" office:value="15.4478695" calcext:value-type="float">
            <text:p>15.45</text:p>
          </table:table-cell>
          <table:table-cell office:value-type="float" office:value="18.4262712743399" calcext:value-type="float">
            <text:p>18.4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12.25" calcext:value-type="float">
            <text:p>112.25</text:p>
          </table:table-cell>
          <table:table-cell office:value-type="float" office:value="24.3048078414648" calcext:value-type="float">
            <text:p>24.30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222.68845" calcext:value-type="float">
            <text:p>222.69</text:p>
          </table:table-cell>
          <table:table-cell office:value-type="float" office:value="94.4114729504925" calcext:value-type="float">
            <text:p>94.41</text:p>
          </table:table-cell>
          <table:table-cell office:value-type="float" office:value="145.64395" calcext:value-type="float">
            <text:p>145.64</text:p>
          </table:table-cell>
          <table:table-cell office:value-type="float" office:value="2.0785007368673" calcext:value-type="float">
            <text:p>2.08</text:p>
          </table:table-cell>
          <table:table-cell office:value-type="float" office:value="816.243" calcext:value-type="float">
            <text:p>816.24</text:p>
          </table:table-cell>
          <table:table-cell office:value-type="float" office:value="542.37595" calcext:value-type="float">
            <text:p>542.38</text:p>
          </table:table-cell>
          <table:table-cell office:value-type="float" office:value="21.8416510255906" calcext:value-type="float">
            <text:p>21.84</text:p>
          </table:table-cell>
          <table:table-cell office:value-type="float" office:value="509.771" calcext:value-type="float">
            <text:p>509.77</text:p>
          </table:table-cell>
          <table:table-cell office:value-type="float" office:value="586.8" calcext:value-type="float">
            <text:p>586.80</text:p>
          </table:table-cell>
          <table:table-cell table:formula="of:=([.J28]-[.K28])/[.J28]*100" office:value-type="float" office:value="33.5521468484263" calcext:value-type="float">
            <text:p>33.55</text:p>
          </table:table-cell>
          <table:table-cell table:formula="of:=([.J28]-[.M28])/[.J28]*100" office:value-type="float" office:value="37.5466619621853" calcext:value-type="float">
            <text:p>37.55</text:p>
          </table:table-cell>
          <table:table-cell office:value-type="float" office:value="1607.5075" calcext:value-type="float">
            <text:p>1607.51</text:p>
          </table:table-cell>
          <table:table-cell office:value-type="float" office:value="66.840869696931" calcext:value-type="float">
            <text:p>66.84</text:p>
          </table:table-cell>
          <table:table-cell office:value-type="float" office:value="11.616859" calcext:value-type="float">
            <text:p>11.62</text:p>
          </table:table-cell>
          <table:table-cell office:value-type="float" office:value="6.49785443842885" calcext:value-type="float">
            <text:p>6.50</text:p>
          </table:table-cell>
          <table:table-cell office:value-type="float" office:value="8.0036065" calcext:value-type="float">
            <text:p>8.00</text:p>
          </table:table-cell>
          <table:table-cell office:value-type="float" office:value="3.0265477553551" calcext:value-type="float">
            <text:p>3.03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00.05" calcext:value-type="float">
            <text:p>100.05</text:p>
          </table:table-cell>
          <table:table-cell office:value-type="float" office:value="24.7970180720013" calcext:value-type="float">
            <text:p>24.80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519.12265" calcext:value-type="float">
            <text:p>519.12</text:p>
          </table:table-cell>
          <table:table-cell office:value-type="float" office:value="154.900320646698" calcext:value-type="float">
            <text:p>154.90</text:p>
          </table:table-cell>
          <table:table-cell office:value-type="float" office:value="143.7077" calcext:value-type="float">
            <text:p>143.71</text:p>
          </table:table-cell>
          <table:table-cell office:value-type="float" office:value="1.45917020759637" calcext:value-type="float">
            <text:p>1.46</text:p>
          </table:table-cell>
          <table:table-cell office:value-type="float" office:value="1339.31" calcext:value-type="float">
            <text:p>1339.31</text:p>
          </table:table-cell>
          <table:table-cell office:value-type="float" office:value="697.80435" calcext:value-type="float">
            <text:p>697.80</text:p>
          </table:table-cell>
          <table:table-cell office:value-type="float" office:value="35.0340387552254" calcext:value-type="float">
            <text:p>35.03</text:p>
          </table:table-cell>
          <table:table-cell office:value-type="float" office:value="667.695" calcext:value-type="float">
            <text:p>667.70</text:p>
          </table:table-cell>
          <table:table-cell office:value-type="float" office:value="818.746" calcext:value-type="float">
            <text:p>818.75</text:p>
          </table:table-cell>
          <table:table-cell table:formula="of:=([.J29]-[.K29])/[.J29]*100" office:value-type="float" office:value="47.8982199789444" calcext:value-type="float">
            <text:p>47.90</text:p>
          </table:table-cell>
          <table:table-cell table:formula="of:=([.J29]-[.M29])/[.J29]*100" office:value-type="float" office:value="50.1463440129619" calcext:value-type="float">
            <text:p>50.15</text:p>
          </table:table-cell>
          <table:table-cell office:value-type="float" office:value="1790.845" calcext:value-type="float">
            <text:p>1790.85</text:p>
          </table:table-cell>
          <table:table-cell office:value-type="float" office:value="94.0153058367569" calcext:value-type="float">
            <text:p>94.02</text:p>
          </table:table-cell>
          <table:table-cell office:value-type="float" office:value="232.9279" calcext:value-type="float">
            <text:p>232.93</text:p>
          </table:table-cell>
          <table:table-cell office:value-type="float" office:value="26.5154984190478" calcext:value-type="float">
            <text:p>26.52</text:p>
          </table:table-cell>
          <table:table-cell office:value-type="float" office:value="69.64017" calcext:value-type="float">
            <text:p>69.64</text:p>
          </table:table-cell>
          <table:table-cell office:value-type="float" office:value="16.4347845372039" calcext:value-type="float">
            <text:p>16.4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27.1" calcext:value-type="float">
            <text:p>127.10</text:p>
          </table:table-cell>
          <table:table-cell office:value-type="float" office:value="36.3562779636258" calcext:value-type="float">
            <text:p>36.36</text:p>
          </table:table-cell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1488.8936" calcext:value-type="float">
            <text:p>1488.89</text:p>
          </table:table-cell>
          <table:table-cell office:value-type="float" office:value="414.391721706762" calcext:value-type="float">
            <text:p>414.39</text:p>
          </table:table-cell>
          <table:table-cell office:value-type="float" office:value="148.00015" calcext:value-type="float">
            <text:p>148.00</text:p>
          </table:table-cell>
          <table:table-cell office:value-type="float" office:value="2.94712481251241" calcext:value-type="float">
            <text:p>2.95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906.9856" calcext:value-type="float">
            <text:p>906.99</text:p>
          </table:table-cell>
          <table:table-cell office:value-type="float" office:value="75.6279687823716" calcext:value-type="float">
            <text:p>75.63</text:p>
          </table:table-cell>
          <table:table-cell office:value-type="float" office:value="829.296" calcext:value-type="float">
            <text:p>829.30</text:p>
          </table:table-cell>
          <table:table-cell office:value-type="float" office:value="1148.9" calcext:value-type="float">
            <text:p>1148.90</text:p>
          </table:table-cell>
          <table:table-cell table:formula="of:=([.J30]-[.K30])/[.J30]*100" office:value-type="float" office:value="78.49532200625" calcext:value-type="float">
            <text:p>78.50</text:p>
          </table:table-cell>
          <table:table-cell table:formula="of:=([.J30]-[.M30])/[.J30]*100" office:value-type="float" office:value="80.3373466552226" calcext:value-type="float">
            <text:p>80.34</text:p>
          </table:table-cell>
          <table:table-cell office:value-type="float" office:value="1613.8135" calcext:value-type="float">
            <text:p>1613.81</text:p>
          </table:table-cell>
          <table:table-cell office:value-type="float" office:value="50.2129467761789" calcext:value-type="float">
            <text:p>50.21</text:p>
          </table:table-cell>
          <table:table-cell office:value-type="float" office:value="913.1196" calcext:value-type="float">
            <text:p>913.12</text:p>
          </table:table-cell>
          <table:table-cell office:value-type="float" office:value="220.117518537234" calcext:value-type="float">
            <text:p>220.12</text:p>
          </table:table-cell>
          <table:table-cell office:value-type="float" office:value="194.0229" calcext:value-type="float">
            <text:p>194.02</text:p>
          </table:table-cell>
          <table:table-cell office:value-type="float" office:value="19.8756485386409" calcext:value-type="float">
            <text:p>19.88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27.8" calcext:value-type="float">
            <text:p>127.80</text:p>
          </table:table-cell>
          <table:table-cell office:value-type="float" office:value="32.0847561771532" calcext:value-type="float">
            <text:p>32.08</text:p>
          </table:table-cell>
          <table:table-cell office:value-type="float" office:value="80" calcext:value-type="float">
            <text:p>80</text:p>
          </table:table-cell>
          <table:table-cell office:value-type="float" office:value="187" calcext:value-type="float">
            <text:p>187</text:p>
          </table:table-cell>
          <table:table-cell office:value-type="float" office:value="481.32675" calcext:value-type="float">
            <text:p>481.33</text:p>
          </table:table-cell>
          <table:table-cell office:value-type="float" office:value="174.898359857759" calcext:value-type="float">
            <text:p>174.90</text:p>
          </table:table-cell>
          <table:table-cell office:value-type="float" office:value="151.263" calcext:value-type="float">
            <text:p>151.26</text:p>
          </table:table-cell>
          <table:table-cell office:value-type="float" office:value="3.73857648113064" calcext:value-type="float">
            <text:p>3.74</text:p>
          </table:table-cell>
          <table:table-cell office:value-type="float" office:value="893.736" calcext:value-type="float">
            <text:p>893.74</text:p>
          </table:table-cell>
          <table:table-cell office:value-type="float" office:value="549.9868" calcext:value-type="float">
            <text:p>549.99</text:p>
          </table:table-cell>
          <table:table-cell office:value-type="float" office:value="20.8951452120242" calcext:value-type="float">
            <text:p>20.90</text:p>
          </table:table-cell>
          <table:table-cell office:value-type="float" office:value="519.682" calcext:value-type="float">
            <text:p>519.68</text:p>
          </table:table-cell>
          <table:table-cell office:value-type="float" office:value="597.909" calcext:value-type="float">
            <text:p>597.91</text:p>
          </table:table-cell>
          <table:table-cell table:formula="of:=([.J31]-[.K31])/[.J31]*100" office:value-type="float" office:value="38.4620514335329" calcext:value-type="float">
            <text:p>38.46</text:p>
          </table:table-cell>
          <table:table-cell table:formula="of:=([.J31]-[.M31])/[.J31]*100" office:value-type="float" office:value="41.8528514013087" calcext:value-type="float">
            <text:p>41.85</text:p>
          </table:table-cell>
          <table:table-cell office:value-type="float" office:value="1590.416" calcext:value-type="float">
            <text:p>1590.42</text:p>
          </table:table-cell>
          <table:table-cell office:value-type="float" office:value="75.9051151733115" calcext:value-type="float">
            <text:p>75.91</text:p>
          </table:table-cell>
          <table:table-cell office:value-type="float" office:value="41.694337" calcext:value-type="float">
            <text:p>41.69</text:p>
          </table:table-cell>
          <table:table-cell office:value-type="float" office:value="40.473482155451" calcext:value-type="float">
            <text:p>40.47</text:p>
          </table:table-cell>
          <table:table-cell office:value-type="float" office:value="17.849933" calcext:value-type="float">
            <text:p>17.85</text:p>
          </table:table-cell>
          <table:table-cell office:value-type="float" office:value="15.7280370603114" calcext:value-type="float">
            <text:p>15.73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09.5" calcext:value-type="float">
            <text:p>109.50</text:p>
          </table:table-cell>
          <table:table-cell office:value-type="float" office:value="31.5135726815906" calcext:value-type="float">
            <text:p>31.51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223.0357" calcext:value-type="float">
            <text:p>223.04</text:p>
          </table:table-cell>
          <table:table-cell office:value-type="float" office:value="149.459098061573" calcext:value-type="float">
            <text:p>149.46</text:p>
          </table:table-cell>
          <table:table-cell office:value-type="float" office:value="146.53045" calcext:value-type="float">
            <text:p>146.53</text:p>
          </table:table-cell>
          <table:table-cell office:value-type="float" office:value="2.18077551331486" calcext:value-type="float">
            <text:p>2.18</text:p>
          </table:table-cell>
          <table:table-cell office:value-type="float" office:value="783.887" calcext:value-type="float">
            <text:p>783.89</text:p>
          </table:table-cell>
          <table:table-cell office:value-type="float" office:value="494.6678" calcext:value-type="float">
            <text:p>494.67</text:p>
          </table:table-cell>
          <table:table-cell office:value-type="float" office:value="17.6364201809778" calcext:value-type="float">
            <text:p>17.64</text:p>
          </table:table-cell>
          <table:table-cell office:value-type="float" office:value="470.803" calcext:value-type="float">
            <text:p>470.80</text:p>
          </table:table-cell>
          <table:table-cell office:value-type="float" office:value="530.793" calcext:value-type="float">
            <text:p>530.79</text:p>
          </table:table-cell>
          <table:table-cell table:formula="of:=([.J32]-[.K32])/[.J32]*100" office:value-type="float" office:value="36.8955219310947" calcext:value-type="float">
            <text:p>36.90</text:p>
          </table:table-cell>
          <table:table-cell table:formula="of:=([.J32]-[.M32])/[.J32]*100" office:value-type="float" office:value="39.9399403230312" calcext:value-type="float">
            <text:p>39.94</text:p>
          </table:table-cell>
          <table:table-cell office:value-type="float" office:value="1454.1295" calcext:value-type="float">
            <text:p>1454.13</text:p>
          </table:table-cell>
          <table:table-cell office:value-type="float" office:value="59.2218869991226" calcext:value-type="float">
            <text:p>59.22</text:p>
          </table:table-cell>
          <table:table-cell office:value-type="float" office:value="22.29716515" calcext:value-type="float">
            <text:p>22.30</text:p>
          </table:table-cell>
          <table:table-cell office:value-type="float" office:value="12.2360114029009" calcext:value-type="float">
            <text:p>12.24</text:p>
          </table:table-cell>
          <table:table-cell office:value-type="float" office:value="7.57659715" calcext:value-type="float">
            <text:p>7.58</text:p>
          </table:table-cell>
          <table:table-cell office:value-type="float" office:value="3.96254764346351" calcext:value-type="float">
            <text:p>3.96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44.05" calcext:value-type="float">
            <text:p>144.05</text:p>
          </table:table-cell>
          <table:table-cell office:value-type="float" office:value="35.6377608724229" calcext:value-type="float">
            <text:p>35.64</text:p>
          </table:table-cell>
          <table:table-cell office:value-type="float" office:value="92" calcext:value-type="float">
            <text:p>92</text:p>
          </table:table-cell>
          <table:table-cell office:value-type="float" office:value="228" calcext:value-type="float">
            <text:p>228</text:p>
          </table:table-cell>
          <table:table-cell office:value-type="float" office:value="609.9428" calcext:value-type="float">
            <text:p>609.94</text:p>
          </table:table-cell>
          <table:table-cell office:value-type="float" office:value="201.702483872084" calcext:value-type="float">
            <text:p>201.70</text:p>
          </table:table-cell>
          <table:table-cell office:value-type="float" office:value="152.26365" calcext:value-type="float">
            <text:p>152.26</text:p>
          </table:table-cell>
          <table:table-cell office:value-type="float" office:value="3.98775169837526" calcext:value-type="float">
            <text:p>3.99</text:p>
          </table:table-cell>
          <table:table-cell office:value-type="float" office:value="1093.39" calcext:value-type="float">
            <text:p>1093.39</text:p>
          </table:table-cell>
          <table:table-cell office:value-type="float" office:value="569.4145" calcext:value-type="float">
            <text:p>569.41</text:p>
          </table:table-cell>
          <table:table-cell office:value-type="float" office:value="12.8127161773804" calcext:value-type="float">
            <text:p>12.81</text:p>
          </table:table-cell>
          <table:table-cell office:value-type="float" office:value="551.503" calcext:value-type="float">
            <text:p>551.50</text:p>
          </table:table-cell>
          <table:table-cell office:value-type="float" office:value="607.81" calcext:value-type="float">
            <text:p>607.81</text:p>
          </table:table-cell>
          <table:table-cell table:formula="of:=([.J33]-[.K33])/[.J33]*100" office:value-type="float" office:value="47.9221046470153" calcext:value-type="float">
            <text:p>47.92</text:p>
          </table:table-cell>
          <table:table-cell table:formula="of:=([.J33]-[.M33])/[.J33]*100" office:value-type="float" office:value="49.5602666934945" calcext:value-type="float">
            <text:p>49.56</text:p>
          </table:table-cell>
          <table:table-cell office:value-type="float" office:value="1684.467" calcext:value-type="float">
            <text:p>1684.47</text:p>
          </table:table-cell>
          <table:table-cell office:value-type="float" office:value="37.6354836906819" calcext:value-type="float">
            <text:p>37.64</text:p>
          </table:table-cell>
          <table:table-cell office:value-type="float" office:value="15.636746" calcext:value-type="float">
            <text:p>15.64</text:p>
          </table:table-cell>
          <table:table-cell office:value-type="float" office:value="10.3629294299701" calcext:value-type="float">
            <text:p>10.36</text:p>
          </table:table-cell>
          <table:table-cell office:value-type="float" office:value="8.1398565" calcext:value-type="float">
            <text:p>8.14</text:p>
          </table:table-cell>
          <table:table-cell office:value-type="float" office:value="4.24025145036207" calcext:value-type="float">
            <text:p>4.24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21.05" calcext:value-type="float">
            <text:p>121.05</text:p>
          </table:table-cell>
          <table:table-cell office:value-type="float" office:value="28.0027724191355" calcext:value-type="float">
            <text:p>28.00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482.1919" calcext:value-type="float">
            <text:p>482.19</text:p>
          </table:table-cell>
          <table:table-cell office:value-type="float" office:value="148.538451831557" calcext:value-type="float">
            <text:p>148.54</text:p>
          </table:table-cell>
          <table:table-cell office:value-type="float" office:value="147.27245" calcext:value-type="float">
            <text:p>147.27</text:p>
          </table:table-cell>
          <table:table-cell office:value-type="float" office:value="3.80549047222701" calcext:value-type="float">
            <text:p>3.81</text:p>
          </table:table-cell>
          <table:table-cell office:value-type="float" office:value="1394.82" calcext:value-type="float">
            <text:p>1394.82</text:p>
          </table:table-cell>
          <table:table-cell office:value-type="float" office:value="623.14045" calcext:value-type="float">
            <text:p>623.14</text:p>
          </table:table-cell>
          <table:table-cell office:value-type="float" office:value="22.1975469352975" calcext:value-type="float">
            <text:p>22.20</text:p>
          </table:table-cell>
          <table:table-cell office:value-type="float" office:value="593.176" calcext:value-type="float">
            <text:p>593.18</text:p>
          </table:table-cell>
          <table:table-cell office:value-type="float" office:value="672.005" calcext:value-type="float">
            <text:p>672.01</text:p>
          </table:table-cell>
          <table:table-cell table:formula="of:=([.J34]-[.K34])/[.J34]*100" office:value-type="float" office:value="55.3246691329347" calcext:value-type="float">
            <text:p>55.32</text:p>
          </table:table-cell>
          <table:table-cell table:formula="of:=([.J34]-[.M34])/[.J34]*100" office:value-type="float" office:value="57.4729355759166" calcext:value-type="float">
            <text:p>57.47</text:p>
          </table:table-cell>
          <table:table-cell office:value-type="float" office:value="1773.858" calcext:value-type="float">
            <text:p>1773.86</text:p>
          </table:table-cell>
          <table:table-cell office:value-type="float" office:value="63.080153989733" calcext:value-type="float">
            <text:p>63.08</text:p>
          </table:table-cell>
          <table:table-cell office:value-type="float" office:value="75.003065" calcext:value-type="float">
            <text:p>75.00</text:p>
          </table:table-cell>
          <table:table-cell office:value-type="float" office:value="19.6448546591796" calcext:value-type="float">
            <text:p>19.64</text:p>
          </table:table-cell>
          <table:table-cell office:value-type="float" office:value="20.56079" calcext:value-type="float">
            <text:p>20.56</text:p>
          </table:table-cell>
          <table:table-cell office:value-type="float" office:value="8.70846643474946" calcext:value-type="float">
            <text:p>8.71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6" table:formula="of:=AVERAGE([.B25:.B34])" office:value-type="float" office:value="119.13" calcext:value-type="float">
            <text:p>119.13</text:p>
          </table:table-cell>
          <table:table-cell table:style-name="ce6" table:formula="of:=AVERAGE([.C25:.C34])" office:value-type="float" office:value="32.9295258139484" calcext:value-type="float">
            <text:p>32.93</text:p>
          </table:table-cell>
          <table:table-cell table:style-name="ce6" table:formula="of:=AVERAGE([.D25:.D34])" office:value-type="float" office:value="62.7" calcext:value-type="float">
            <text:p>62.70</text:p>
          </table:table-cell>
          <table:table-cell table:style-name="ce6" table:formula="of:=AVERAGE([.E25:.E34])" office:value-type="float" office:value="187.9" calcext:value-type="float">
            <text:p>187.90</text:p>
          </table:table-cell>
          <table:table-cell table:style-name="ce6" table:formula="of:=AVERAGE([.F25:.F34])" office:value-type="float" office:value="659.64563" calcext:value-type="float">
            <text:p>659.65</text:p>
          </table:table-cell>
          <table:table-cell table:style-name="ce6" table:formula="of:=AVERAGE([.G25:.G34])" office:value-type="float" office:value="217.962402647336" calcext:value-type="float">
            <text:p>217.96</text:p>
          </table:table-cell>
          <table:table-cell table:style-name="ce6" table:formula="of:=AVERAGE([.H25:.H34])" office:value-type="float" office:value="147.869655" calcext:value-type="float">
            <text:p>147.87</text:p>
          </table:table-cell>
          <table:table-cell table:style-name="ce6" table:formula="of:=AVERAGE([.I25:.I34])" office:value-type="float" office:value="3.20796646757713" calcext:value-type="float">
            <text:p>3.21</text:p>
          </table:table-cell>
          <table:table-cell table:style-name="ce6" table:formula="of:=AVERAGE([.J25:.J34])" office:value-type="float" office:value="1705.8586" calcext:value-type="float">
            <text:p>1705.86</text:p>
          </table:table-cell>
          <table:table-cell table:style-name="ce6" table:formula="of:=AVERAGE([.K25:.K34])" office:value-type="float" office:value="660.70824" calcext:value-type="float">
            <text:p>660.71</text:p>
          </table:table-cell>
          <table:table-cell table:style-name="ce6" table:formula="of:=AVERAGE([.L25:.L34])" office:value-type="float" office:value="34.1878998796175" calcext:value-type="float">
            <text:p>34.19</text:p>
          </table:table-cell>
          <table:table-cell table:style-name="ce6" table:formula="of:=AVERAGE([.M25:.M34])" office:value-type="float" office:value="622.5757" calcext:value-type="float">
            <text:p>622.58</text:p>
          </table:table-cell>
          <table:table-cell table:style-name="ce6" table:formula="of:=AVERAGE([.N25:.N34])" office:value-type="float" office:value="759.1082" calcext:value-type="float">
            <text:p>759.11</text:p>
          </table:table-cell>
          <table:table-cell table:style-name="ce6" table:formula="of:=AVERAGE([.O25:.O34])" office:value-type="float" office:value="51.0225915888281" calcext:value-type="float">
            <text:p>51.02</text:p>
          </table:table-cell>
          <table:table-cell table:style-name="ce6" table:formula="of:=AVERAGE([.P25:.P34])" office:value-type="float" office:value="53.7070229770253" calcext:value-type="float">
            <text:p>53.71</text:p>
          </table:table-cell>
          <table:table-cell table:style-name="ce6" table:formula="of:=AVERAGE([.Q25:.Q34])" office:value-type="float" office:value="1685.9786" calcext:value-type="float">
            <text:p>1685.98</text:p>
          </table:table-cell>
          <table:table-cell table:style-name="ce6" table:formula="of:=AVERAGE([.R25:.R34])" office:value-type="float" office:value="73.9656638682738" calcext:value-type="float">
            <text:p>73.97</text:p>
          </table:table-cell>
          <table:table-cell table:style-name="ce6" table:formula="of:=AVERAGE([.S25:.S34])" office:value-type="float" office:value="241.815363065" calcext:value-type="float">
            <text:p>241.82</text:p>
          </table:table-cell>
          <table:table-cell table:style-name="ce6" table:formula="of:=AVERAGE([.T25:.T34])" office:value-type="float" office:value="50.823620923964" calcext:value-type="float">
            <text:p>50.82</text:p>
          </table:table-cell>
          <table:table-cell table:style-name="ce6" table:formula="of:=AVERAGE([.U25:.U34])" office:value-type="float" office:value="54.330687315" calcext:value-type="float">
            <text:p>54.33</text:p>
          </table:table-cell>
          <table:table-cell table:style-name="ce6" table:formula="of:=AVERAGE([.V25:.V34])" office:value-type="float" office:value="11.5629130090312" calcext:value-type="float">
            <text:p>11.5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5.969943603686" calcext:value-type="float">
            <text:p>105.97</text:p>
          </table:table-cell>
          <table:table-cell office:value-type="float" office:value="128" calcext:value-type="float">
            <text:p>128</text:p>
          </table:table-cell>
          <table:table-cell office:value-type="float" office:value="544" calcext:value-type="float">
            <text:p>544</text:p>
          </table:table-cell>
          <table:table-cell office:value-type="float" office:value="3372.12" calcext:value-type="float">
            <text:p>3372.12</text:p>
          </table:table-cell>
          <table:table-cell office:value-type="float" office:value="1226.88782280936" calcext:value-type="float">
            <text:p>1226.89</text:p>
          </table:table-cell>
          <table:table-cell office:value-type="float" office:value="181.9651" calcext:value-type="float">
            <text:p>181.97</text:p>
          </table:table-cell>
          <table:table-cell office:value-type="float" office:value="11.8017639355087" calcext:value-type="float">
            <text:p>11.80</text:p>
          </table:table-cell>
          <table:table-cell office:value-type="float" office:value="3055.58" calcext:value-type="float">
            <text:p>3055.58</text:p>
          </table:table-cell>
          <table:table-cell office:value-type="float" office:value="1183.1915" calcext:value-type="float">
            <text:p>1183.19</text:p>
          </table:table-cell>
          <table:table-cell office:value-type="float" office:value="35.8407198992255" calcext:value-type="float">
            <text:p>35.84</text:p>
          </table:table-cell>
          <table:table-cell office:value-type="float" office:value="1133.45" calcext:value-type="float">
            <text:p>1133.45</text:p>
          </table:table-cell>
          <table:table-cell office:value-type="float" office:value="1275.81" calcext:value-type="float">
            <text:p>1275.81</text:p>
          </table:table-cell>
          <table:table-cell table:formula="of:=([.J36]-[.K36])/[.J36]*100" office:value-type="float" office:value="61.2776788694781" calcext:value-type="float">
            <text:p>61.28</text:p>
          </table:table-cell>
          <table:table-cell table:formula="of:=([.J36]-[.M36])/[.J36]*100" office:value-type="float" office:value="62.9055694827169" calcext:value-type="float">
            <text:p>62.91</text:p>
          </table:table-cell>
          <table:table-cell office:value-type="float" office:value="2471.033" calcext:value-type="float">
            <text:p>2471.03</text:p>
          </table:table-cell>
          <table:table-cell office:value-type="float" office:value="78.4314633495887" calcext:value-type="float">
            <text:p>78.43</text:p>
          </table:table-cell>
          <table:table-cell office:value-type="float" office:value="906.9406" calcext:value-type="float">
            <text:p>906.94</text:p>
          </table:table-cell>
          <table:table-cell office:value-type="float" office:value="33.8978962138702" calcext:value-type="float">
            <text:p>33.90</text:p>
          </table:table-cell>
          <table:table-cell office:value-type="float" office:value="171.6022" calcext:value-type="float">
            <text:p>171.60</text:p>
          </table:table-cell>
          <table:table-cell office:value-type="float" office:value="26.581457537163" calcext:value-type="float">
            <text:p>26.5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66" calcext:value-type="float">
            <text:p>266.00</text:p>
          </table:table-cell>
          <table:table-cell office:value-type="float" office:value="63.2804950409807" calcext:value-type="float">
            <text:p>63.28</text:p>
          </table:table-cell>
          <table:table-cell office:value-type="float" office:value="121" calcext:value-type="float">
            <text:p>121</text:p>
          </table:table-cell>
          <table:table-cell office:value-type="float" office:value="366" calcext:value-type="float">
            <text:p>366</text:p>
          </table:table-cell>
          <table:table-cell office:value-type="float" office:value="1844.2996" calcext:value-type="float">
            <text:p>1844.30</text:p>
          </table:table-cell>
          <table:table-cell office:value-type="float" office:value="745.491092459644" calcext:value-type="float">
            <text:p>745.49</text:p>
          </table:table-cell>
          <table:table-cell office:value-type="float" office:value="166.1822" calcext:value-type="float">
            <text:p>166.18</text:p>
          </table:table-cell>
          <table:table-cell office:value-type="float" office:value="6.74954914361732" calcext:value-type="float">
            <text:p>6.75</text:p>
          </table:table-cell>
          <table:table-cell office:value-type="float" office:value="1411.1" calcext:value-type="float">
            <text:p>1411.10</text:p>
          </table:table-cell>
          <table:table-cell office:value-type="float" office:value="767.4752" calcext:value-type="float">
            <text:p>767.48</text:p>
          </table:table-cell>
          <table:table-cell office:value-type="float" office:value="53.8969951663161" calcext:value-type="float">
            <text:p>53.90</text:p>
          </table:table-cell>
          <table:table-cell office:value-type="float" office:value="691.467" calcext:value-type="float">
            <text:p>691.47</text:p>
          </table:table-cell>
          <table:table-cell office:value-type="float" office:value="869.057" calcext:value-type="float">
            <text:p>869.06</text:p>
          </table:table-cell>
          <table:table-cell table:formula="of:=([.J37]-[.K37])/[.J37]*100" office:value-type="float" office:value="45.6115654453972" calcext:value-type="float">
            <text:p>45.61</text:p>
          </table:table-cell>
          <table:table-cell table:formula="of:=([.J37]-[.M37])/[.J37]*100" office:value-type="float" office:value="50.9980157324073" calcext:value-type="float">
            <text:p>51.00</text:p>
          </table:table-cell>
          <table:table-cell office:value-type="float" office:value="2232.0705" calcext:value-type="float">
            <text:p>2232.07</text:p>
          </table:table-cell>
          <table:table-cell office:value-type="float" office:value="165.963951649463" calcext:value-type="float">
            <text:p>165.96</text:p>
          </table:table-cell>
          <table:table-cell office:value-type="float" office:value="48.4336335" calcext:value-type="float">
            <text:p>48.43</text:p>
          </table:table-cell>
          <table:table-cell office:value-type="float" office:value="38.5089346662252" calcext:value-type="float">
            <text:p>38.51</text:p>
          </table:table-cell>
          <table:table-cell office:value-type="float" office:value="21.9215635" calcext:value-type="float">
            <text:p>21.92</text:p>
          </table:table-cell>
          <table:table-cell office:value-type="float" office:value="12.6907702847041" calcext:value-type="float">
            <text:p>12.6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59.55" calcext:value-type="float">
            <text:p>259.55</text:p>
          </table:table-cell>
          <table:table-cell office:value-type="float" office:value="69.2953062889848" calcext:value-type="float">
            <text:p>69.30</text:p>
          </table:table-cell>
          <table:table-cell office:value-type="float" office:value="168" calcext:value-type="float">
            <text:p>168</text:p>
          </table:table-cell>
          <table:table-cell office:value-type="float" office:value="388" calcext:value-type="float">
            <text:p>388</text:p>
          </table:table-cell>
          <table:table-cell office:value-type="float" office:value="1765.3668" calcext:value-type="float">
            <text:p>1765.37</text:p>
          </table:table-cell>
          <table:table-cell office:value-type="float" office:value="764.623267053962" calcext:value-type="float">
            <text:p>764.62</text:p>
          </table:table-cell>
          <table:table-cell office:value-type="float" office:value="175.9465" calcext:value-type="float">
            <text:p>175.95</text:p>
          </table:table-cell>
          <table:table-cell office:value-type="float" office:value="4.87912779630044" calcext:value-type="float">
            <text:p>4.88</text:p>
          </table:table-cell>
          <table:table-cell office:value-type="float" office:value="1464.83" calcext:value-type="float">
            <text:p>1464.83</text:p>
          </table:table-cell>
          <table:table-cell office:value-type="float" office:value="691.06915" calcext:value-type="float">
            <text:p>691.07</text:p>
          </table:table-cell>
          <table:table-cell office:value-type="float" office:value="29.3035225676207" calcext:value-type="float">
            <text:p>29.30</text:p>
          </table:table-cell>
          <table:table-cell office:value-type="float" office:value="641.763" calcext:value-type="float">
            <text:p>641.76</text:p>
          </table:table-cell>
          <table:table-cell office:value-type="float" office:value="754.272" calcext:value-type="float">
            <text:p>754.27</text:p>
          </table:table-cell>
          <table:table-cell table:formula="of:=([.J38]-[.K38])/[.J38]*100" office:value-type="float" office:value="52.8225698545224" calcext:value-type="float">
            <text:p>52.82</text:p>
          </table:table-cell>
          <table:table-cell table:formula="of:=([.J38]-[.M38])/[.J38]*100" office:value-type="float" office:value="56.1885679566912" calcext:value-type="float">
            <text:p>56.19</text:p>
          </table:table-cell>
          <table:table-cell office:value-type="float" office:value="2007.552" calcext:value-type="float">
            <text:p>2007.55</text:p>
          </table:table-cell>
          <table:table-cell office:value-type="float" office:value="91.9927150204955" calcext:value-type="float">
            <text:p>91.99</text:p>
          </table:table-cell>
          <table:table-cell office:value-type="float" office:value="44.362355" calcext:value-type="float">
            <text:p>44.36</text:p>
          </table:table-cell>
          <table:table-cell office:value-type="float" office:value="11.0357089571929" calcext:value-type="float">
            <text:p>11.04</text:p>
          </table:table-cell>
          <table:table-cell office:value-type="float" office:value="21.29309" calcext:value-type="float">
            <text:p>21.29</text:p>
          </table:table-cell>
          <table:table-cell office:value-type="float" office:value="1.54910268352529" calcext:value-type="float">
            <text:p>1.5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25.7" calcext:value-type="float">
            <text:p>225.70</text:p>
          </table:table-cell>
          <table:table-cell office:value-type="float" office:value="55.5395544208194" calcext:value-type="float">
            <text:p>55.54</text:p>
          </table:table-cell>
          <table:table-cell office:value-type="float" office:value="128" calcext:value-type="float">
            <text:p>128</text:p>
          </table:table-cell>
          <table:table-cell office:value-type="float" office:value="342" calcext:value-type="float">
            <text:p>342</text:p>
          </table:table-cell>
          <table:table-cell office:value-type="float" office:value="2291.152" calcext:value-type="float">
            <text:p>2291.15</text:p>
          </table:table-cell>
          <table:table-cell office:value-type="float" office:value="589.916126791276" calcext:value-type="float">
            <text:p>589.92</text:p>
          </table:table-cell>
          <table:table-cell office:value-type="float" office:value="172.94055" calcext:value-type="float">
            <text:p>172.94</text:p>
          </table:table-cell>
          <table:table-cell office:value-type="float" office:value="8.36240218241901" calcext:value-type="float">
            <text:p>8.36</text:p>
          </table:table-cell>
          <table:table-cell office:value-type="float" office:value="2282.79" calcext:value-type="float">
            <text:p>2282.79</text:p>
          </table:table-cell>
          <table:table-cell office:value-type="float" office:value="836.44415" calcext:value-type="float">
            <text:p>836.44</text:p>
          </table:table-cell>
          <table:table-cell office:value-type="float" office:value="39.073150398054" calcext:value-type="float">
            <text:p>39.07</text:p>
          </table:table-cell>
          <table:table-cell office:value-type="float" office:value="784.639" calcext:value-type="float">
            <text:p>784.64</text:p>
          </table:table-cell>
          <table:table-cell office:value-type="float" office:value="929.717" calcext:value-type="float">
            <text:p>929.72</text:p>
          </table:table-cell>
          <table:table-cell table:formula="of:=([.J39]-[.K39])/[.J39]*100" office:value-type="float" office:value="63.35869046211" calcext:value-type="float">
            <text:p>63.36</text:p>
          </table:table-cell>
          <table:table-cell table:formula="of:=([.J39]-[.M39])/[.J39]*100" office:value-type="float" office:value="65.6280691609828" calcext:value-type="float">
            <text:p>65.63</text:p>
          </table:table-cell>
          <table:table-cell office:value-type="float" office:value="2030.2475" calcext:value-type="float">
            <text:p>2030.25</text:p>
          </table:table-cell>
          <table:table-cell office:value-type="float" office:value="114.950198409893" calcext:value-type="float">
            <text:p>114.95</text:p>
          </table:table-cell>
          <table:table-cell office:value-type="float" office:value="381.00685" calcext:value-type="float">
            <text:p>381.01</text:p>
          </table:table-cell>
          <table:table-cell office:value-type="float" office:value="12.3448671808634" calcext:value-type="float">
            <text:p>12.34</text:p>
          </table:table-cell>
          <table:table-cell office:value-type="float" office:value="98.07641" calcext:value-type="float">
            <text:p>98.08</text:p>
          </table:table-cell>
          <table:table-cell office:value-type="float" office:value="0.670981333884225" calcext:value-type="float">
            <text:p>0.67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89.5" calcext:value-type="float">
            <text:p>289.50</text:p>
          </table:table-cell>
          <table:table-cell office:value-type="float" office:value="86.1458371783448" calcext:value-type="float">
            <text:p>86.15</text:p>
          </table:table-cell>
          <table:table-cell office:value-type="float" office:value="159" calcext:value-type="float">
            <text:p>159</text:p>
          </table:table-cell>
          <table:table-cell office:value-type="float" office:value="477" calcext:value-type="float">
            <text:p>477</text:p>
          </table:table-cell>
          <table:table-cell office:value-type="float" office:value="2217.0417" calcext:value-type="float">
            <text:p>2217.04</text:p>
          </table:table-cell>
          <table:table-cell office:value-type="float" office:value="894.487234043181" calcext:value-type="float">
            <text:p>894.49</text:p>
          </table:table-cell>
          <table:table-cell office:value-type="float" office:value="175.723" calcext:value-type="float">
            <text:p>175.72</text:p>
          </table:table-cell>
          <table:table-cell office:value-type="float" office:value="10.2937072397092" calcext:value-type="float">
            <text:p>10.29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744.6323" calcext:value-type="float">
            <text:p>744.63</text:p>
          </table:table-cell>
          <table:table-cell office:value-type="float" office:value="40.1888176946615" calcext:value-type="float">
            <text:p>40.19</text:p>
          </table:table-cell>
          <table:table-cell office:value-type="float" office:value="659.21" calcext:value-type="float">
            <text:p>659.21</text:p>
          </table:table-cell>
          <table:table-cell office:value-type="float" office:value="813.588" calcext:value-type="float">
            <text:p>813.59</text:p>
          </table:table-cell>
          <table:table-cell table:formula="of:=([.J40]-[.K40])/[.J40]*100" office:value-type="float" office:value="47.2651218458531" calcext:value-type="float">
            <text:p>47.27</text:p>
          </table:table-cell>
          <table:table-cell table:formula="of:=([.J40]-[.M40])/[.J40]*100" office:value-type="float" office:value="53.3147312734149" calcext:value-type="float">
            <text:p>53.31</text:p>
          </table:table-cell>
          <table:table-cell office:value-type="float" office:value="2210.56" calcext:value-type="float">
            <text:p>2210.56</text:p>
          </table:table-cell>
          <table:table-cell office:value-type="float" office:value="110.163201038994" calcext:value-type="float">
            <text:p>110.16</text:p>
          </table:table-cell>
          <table:table-cell office:value-type="float" office:value="15.788212" calcext:value-type="float">
            <text:p>15.79</text:p>
          </table:table-cell>
          <table:table-cell office:value-type="float" office:value="16.2599204193122" calcext:value-type="float">
            <text:p>16.26</text:p>
          </table:table-cell>
          <table:table-cell office:value-type="float" office:value="7.5487095" calcext:value-type="float">
            <text:p>7.55</text:p>
          </table:table-cell>
          <table:table-cell office:value-type="float" office:value="8.76688249167854" calcext:value-type="float">
            <text:p>8.7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87.25" calcext:value-type="float">
            <text:p>287.25</text:p>
          </table:table-cell>
          <table:table-cell office:value-type="float" office:value="82.8593449927742" calcext:value-type="float">
            <text:p>82.86</text:p>
          </table:table-cell>
          <table:table-cell office:value-type="float" office:value="170" calcext:value-type="float">
            <text:p>170</text:p>
          </table:table-cell>
          <table:table-cell office:value-type="float" office:value="494" calcext:value-type="float">
            <text:p>494</text:p>
          </table:table-cell>
          <table:table-cell office:value-type="float" office:value="1352.1975" calcext:value-type="float">
            <text:p>1352.20</text:p>
          </table:table-cell>
          <table:table-cell office:value-type="float" office:value="433.568321108923" calcext:value-type="float">
            <text:p>433.57</text:p>
          </table:table-cell>
          <table:table-cell office:value-type="float" office:value="177.34625" calcext:value-type="float">
            <text:p>177.35</text:p>
          </table:table-cell>
          <table:table-cell office:value-type="float" office:value="6.19722922700986" calcext:value-type="float">
            <text:p>6.20</text:p>
          </table:table-cell>
          <table:table-cell office:value-type="float" office:value="1217.79" calcext:value-type="float">
            <text:p>1217.79</text:p>
          </table:table-cell>
          <table:table-cell office:value-type="float" office:value="780.78915" calcext:value-type="float">
            <text:p>780.79</text:p>
          </table:table-cell>
          <table:table-cell office:value-type="float" office:value="38.9867541828396" calcext:value-type="float">
            <text:p>38.99</text:p>
          </table:table-cell>
          <table:table-cell office:value-type="float" office:value="727.507" calcext:value-type="float">
            <text:p>727.51</text:p>
          </table:table-cell>
          <table:table-cell office:value-type="float" office:value="889.994" calcext:value-type="float">
            <text:p>889.99</text:p>
          </table:table-cell>
          <table:table-cell table:formula="of:=([.J41]-[.K41])/[.J41]*100" office:value-type="float" office:value="35.8847461384968" calcext:value-type="float">
            <text:p>35.88</text:p>
          </table:table-cell>
          <table:table-cell table:formula="of:=([.J41]-[.M41])/[.J41]*100" office:value-type="float" office:value="40.2600612585093" calcext:value-type="float">
            <text:p>40.26</text:p>
          </table:table-cell>
          <table:table-cell office:value-type="float" office:value="2317.1305" calcext:value-type="float">
            <text:p>2317.13</text:p>
          </table:table-cell>
          <table:table-cell office:value-type="float" office:value="113.317275102161" calcext:value-type="float">
            <text:p>113.32</text:p>
          </table:table-cell>
          <table:table-cell office:value-type="float" office:value="18.0655915" calcext:value-type="float">
            <text:p>18.07</text:p>
          </table:table-cell>
          <table:table-cell office:value-type="float" office:value="20.8044997738296" calcext:value-type="float">
            <text:p>20.80</text:p>
          </table:table-cell>
          <table:table-cell office:value-type="float" office:value="7.1713195" calcext:value-type="float">
            <text:p>7.17</text:p>
          </table:table-cell>
          <table:table-cell office:value-type="float" office:value="6.85679965014175" calcext:value-type="float">
            <text:p>6.86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45.15" calcext:value-type="float">
            <text:p>245.15</text:p>
          </table:table-cell>
          <table:table-cell office:value-type="float" office:value="73.1913677682654" calcext:value-type="float">
            <text:p>73.19</text:p>
          </table:table-cell>
          <table:table-cell office:value-type="float" office:value="151" calcext:value-type="float">
            <text:p>151</text:p>
          </table:table-cell>
          <table:table-cell office:value-type="float" office:value="370" calcext:value-type="float">
            <text:p>370</text:p>
          </table:table-cell>
          <table:table-cell office:value-type="float" office:value="1830.79335" calcext:value-type="float">
            <text:p>1830.79</text:p>
          </table:table-cell>
          <table:table-cell office:value-type="float" office:value="681.897075371525" calcext:value-type="float">
            <text:p>681.90</text:p>
          </table:table-cell>
          <table:table-cell office:value-type="float" office:value="185.54835" calcext:value-type="float">
            <text:p>185.55</text:p>
          </table:table-cell>
          <table:table-cell office:value-type="float" office:value="8.05045919759272" calcext:value-type="float">
            <text:p>8.05</text:p>
          </table:table-cell>
          <table:table-cell office:value-type="float" office:value="1104.35" calcext:value-type="float">
            <text:p>1104.35</text:p>
          </table:table-cell>
          <table:table-cell office:value-type="float" office:value="629.5055" calcext:value-type="float">
            <text:p>629.51</text:p>
          </table:table-cell>
          <table:table-cell office:value-type="float" office:value="25.0206633142331" calcext:value-type="float">
            <text:p>25.02</text:p>
          </table:table-cell>
          <table:table-cell office:value-type="float" office:value="592.018" calcext:value-type="float">
            <text:p>592.02</text:p>
          </table:table-cell>
          <table:table-cell office:value-type="float" office:value="687.478" calcext:value-type="float">
            <text:p>687.48</text:p>
          </table:table-cell>
          <table:table-cell table:formula="of:=([.J42]-[.K42])/[.J42]*100" office:value-type="float" office:value="42.9976456739258" calcext:value-type="float">
            <text:p>43.00</text:p>
          </table:table-cell>
          <table:table-cell table:formula="of:=([.J42]-[.M42])/[.J42]*100" office:value-type="float" office:value="46.3921763933536" calcext:value-type="float">
            <text:p>46.39</text:p>
          </table:table-cell>
          <table:table-cell office:value-type="float" office:value="1866.406" calcext:value-type="float">
            <text:p>1866.41</text:p>
          </table:table-cell>
          <table:table-cell office:value-type="float" office:value="78.3632766704297" calcext:value-type="float">
            <text:p>78.36</text:p>
          </table:table-cell>
          <table:table-cell office:value-type="float" office:value="14.740885" calcext:value-type="float">
            <text:p>14.74</text:p>
          </table:table-cell>
          <table:table-cell office:value-type="float" office:value="12.4266479029525" calcext:value-type="float">
            <text:p>12.43</text:p>
          </table:table-cell>
          <table:table-cell office:value-type="float" office:value="7.3694655" calcext:value-type="float">
            <text:p>7.37</text:p>
          </table:table-cell>
          <table:table-cell office:value-type="float" office:value="5.64478494488541" calcext:value-type="float">
            <text:p>5.6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70.7" calcext:value-type="float">
            <text:p>270.70</text:p>
          </table:table-cell>
          <table:table-cell office:value-type="float" office:value="83.1150755848401" calcext:value-type="float">
            <text:p>83.12</text:p>
          </table:table-cell>
          <table:table-cell office:value-type="float" office:value="149" calcext:value-type="float">
            <text:p>149</text:p>
          </table:table-cell>
          <table:table-cell office:value-type="float" office:value="451" calcext:value-type="float">
            <text:p>451</text:p>
          </table:table-cell>
          <table:table-cell office:value-type="float" office:value="1615.59765" calcext:value-type="float">
            <text:p>1615.60</text:p>
          </table:table-cell>
          <table:table-cell office:value-type="float" office:value="653.611865314357" calcext:value-type="float">
            <text:p>653.61</text:p>
          </table:table-cell>
          <table:table-cell office:value-type="float" office:value="186.0776" calcext:value-type="float">
            <text:p>186.08</text:p>
          </table:table-cell>
          <table:table-cell office:value-type="float" office:value="11.69106723056" calcext:value-type="float">
            <text:p>11.69</text:p>
          </table:table-cell>
          <table:table-cell office:value-type="float" office:value="1268.49" calcext:value-type="float">
            <text:p>1268.49</text:p>
          </table:table-cell>
          <table:table-cell office:value-type="float" office:value="731.57795" calcext:value-type="float">
            <text:p>731.58</text:p>
          </table:table-cell>
          <table:table-cell office:value-type="float" office:value="40.6802409161668" calcext:value-type="float">
            <text:p>40.68</text:p>
          </table:table-cell>
          <table:table-cell office:value-type="float" office:value="659.958" calcext:value-type="float">
            <text:p>659.96</text:p>
          </table:table-cell>
          <table:table-cell office:value-type="float" office:value="814.989" calcext:value-type="float">
            <text:p>814.99</text:p>
          </table:table-cell>
          <table:table-cell table:formula="of:=([.J43]-[.K43])/[.J43]*100" office:value-type="float" office:value="42.3268650127317" calcext:value-type="float">
            <text:p>42.33</text:p>
          </table:table-cell>
          <table:table-cell table:formula="of:=([.J43]-[.M43])/[.J43]*100" office:value-type="float" office:value="47.9729442092567" calcext:value-type="float">
            <text:p>47.97</text:p>
          </table:table-cell>
          <table:table-cell office:value-type="float" office:value="2181.3925" calcext:value-type="float">
            <text:p>2181.39</text:p>
          </table:table-cell>
          <table:table-cell office:value-type="float" office:value="118.069001229433" calcext:value-type="float">
            <text:p>118.07</text:p>
          </table:table-cell>
          <table:table-cell office:value-type="float" office:value="8.41276564999996" calcext:value-type="float">
            <text:p>8.41</text:p>
          </table:table-cell>
          <table:table-cell office:value-type="float" office:value="10.8235244551875" calcext:value-type="float">
            <text:p>10.82</text:p>
          </table:table-cell>
          <table:table-cell office:value-type="float" office:value="4.9281242" calcext:value-type="float">
            <text:p>4.93</text:p>
          </table:table-cell>
          <table:table-cell office:value-type="float" office:value="6.10954624274296" calcext:value-type="float">
            <text:p>6.1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33.4" calcext:value-type="float">
            <text:p>233.40</text:p>
          </table:table-cell>
          <table:table-cell office:value-type="float" office:value="62.0834752147207" calcext:value-type="float">
            <text:p>62.08</text:p>
          </table:table-cell>
          <table:table-cell office:value-type="float" office:value="136" calcext:value-type="float">
            <text:p>136</text:p>
          </table:table-cell>
          <table:table-cell office:value-type="float" office:value="328" calcext:value-type="float">
            <text:p>328</text:p>
          </table:table-cell>
          <table:table-cell office:value-type="float" office:value="1066.31695" calcext:value-type="float">
            <text:p>1066.32</text:p>
          </table:table-cell>
          <table:table-cell office:value-type="float" office:value="413.742471494995" calcext:value-type="float">
            <text:p>413.74</text:p>
          </table:table-cell>
          <table:table-cell office:value-type="float" office:value="168.541" calcext:value-type="float">
            <text:p>168.54</text:p>
          </table:table-cell>
          <table:table-cell office:value-type="float" office:value="3.75610467316733" calcext:value-type="float">
            <text:p>3.76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55.3524" calcext:value-type="float">
            <text:p>755.35</text:p>
          </table:table-cell>
          <table:table-cell office:value-type="float" office:value="31.4154668903208" calcext:value-type="float">
            <text:p>31.42</text:p>
          </table:table-cell>
          <table:table-cell office:value-type="float" office:value="713.963" calcext:value-type="float">
            <text:p>713.96</text:p>
          </table:table-cell>
          <table:table-cell office:value-type="float" office:value="828.493" calcext:value-type="float">
            <text:p>828.49</text:p>
          </table:table-cell>
          <table:table-cell table:formula="of:=([.J44]-[.K44])/[.J44]*100" office:value-type="float" office:value="36.655423707493" calcext:value-type="float">
            <text:p>36.66</text:p>
          </table:table-cell>
          <table:table-cell table:formula="of:=([.J44]-[.M44])/[.J44]*100" office:value-type="float" office:value="40.1263784645059" calcext:value-type="float">
            <text:p>40.13</text:p>
          </table:table-cell>
          <table:table-cell office:value-type="float" office:value="2238.3775" calcext:value-type="float">
            <text:p>2238.38</text:p>
          </table:table-cell>
          <table:table-cell office:value-type="float" office:value="106.454930412877" calcext:value-type="float">
            <text:p>106.45</text:p>
          </table:table-cell>
          <table:table-cell office:value-type="float" office:value="19.8476965" calcext:value-type="float">
            <text:p>19.85</text:p>
          </table:table-cell>
          <table:table-cell office:value-type="float" office:value="27.376157544274" calcext:value-type="float">
            <text:p>27.38</text:p>
          </table:table-cell>
          <table:table-cell office:value-type="float" office:value="7.8317455" calcext:value-type="float">
            <text:p>7.83</text:p>
          </table:table-cell>
          <table:table-cell office:value-type="float" office:value="9.93678687718651" calcext:value-type="float">
            <text:p>9.9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227.3" calcext:value-type="float">
            <text:p>227.30</text:p>
          </table:table-cell>
          <table:table-cell office:value-type="float" office:value="79.3022864208779" calcext:value-type="float">
            <text:p>79.30</text:p>
          </table:table-cell>
          <table:table-cell office:value-type="float" office:value="117" calcext:value-type="float">
            <text:p>117</text:p>
          </table:table-cell>
          <table:table-cell office:value-type="float" office:value="386" calcext:value-type="float">
            <text:p>386</text:p>
          </table:table-cell>
          <table:table-cell office:value-type="float" office:value="2854.6495" calcext:value-type="float">
            <text:p>2854.65</text:p>
          </table:table-cell>
          <table:table-cell office:value-type="float" office:value="1120.70502867603" calcext:value-type="float">
            <text:p>1120.71</text:p>
          </table:table-cell>
          <table:table-cell office:value-type="float" office:value="167.01935" calcext:value-type="float">
            <text:p>167.02</text:p>
          </table:table-cell>
          <table:table-cell office:value-type="float" office:value="7.37075890740246" calcext:value-type="float">
            <text:p>7.37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307.119" calcext:value-type="float">
            <text:p>1307.12</text:p>
          </table:table-cell>
          <table:table-cell office:value-type="float" office:value="39.4508855080392" calcext:value-type="float">
            <text:p>39.45</text:p>
          </table:table-cell>
          <table:table-cell office:value-type="float" office:value="1242.98" calcext:value-type="float">
            <text:p>1242.98</text:p>
          </table:table-cell>
          <table:table-cell office:value-type="float" office:value="1423.29" calcext:value-type="float">
            <text:p>1423.29</text:p>
          </table:table-cell>
          <table:table-cell table:formula="of:=([.J45]-[.K45])/[.J45]*100" office:value-type="float" office:value="71.0086389495747" calcext:value-type="float">
            <text:p>71.01</text:p>
          </table:table-cell>
          <table:table-cell table:formula="of:=([.J45]-[.M45])/[.J45]*100" office:value-type="float" office:value="72.4312155523272" calcext:value-type="float">
            <text:p>72.43</text:p>
          </table:table-cell>
          <table:table-cell office:value-type="float" office:value="2566.2835" calcext:value-type="float">
            <text:p>2566.28</text:p>
          </table:table-cell>
          <table:table-cell office:value-type="float" office:value="118.339459685619" calcext:value-type="float">
            <text:p>118.34</text:p>
          </table:table-cell>
          <table:table-cell office:value-type="float" office:value="1167.4005" calcext:value-type="float">
            <text:p>1167.40</text:p>
          </table:table-cell>
          <table:table-cell office:value-type="float" office:value="69.1611518940784" calcext:value-type="float">
            <text:p>69.16</text:p>
          </table:table-cell>
          <table:table-cell office:value-type="float" office:value="187.67465" calcext:value-type="float">
            <text:p>187.67</text:p>
          </table:table-cell>
          <table:table-cell office:value-type="float" office:value="12.549604507398" calcext:value-type="float">
            <text:p>12.55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table:formula="of:=AVERAGE([.B36:.B45])" office:value-type="float" office:value="258.4" calcext:value-type="float">
            <text:p>258.40</text:p>
          </table:table-cell>
          <table:table-cell table:style-name="ce6" table:formula="of:=AVERAGE([.C36:.C45])" office:value-type="float" office:value="76.0782686514294" calcext:value-type="float">
            <text:p>76.08</text:p>
          </table:table-cell>
          <table:table-cell table:style-name="ce6" table:formula="of:=AVERAGE([.D36:.D45])" office:value-type="float" office:value="142.7" calcext:value-type="float">
            <text:p>142.70</text:p>
          </table:table-cell>
          <table:table-cell table:style-name="ce6" table:formula="of:=AVERAGE([.E36:.E45])" office:value-type="float" office:value="414.6" calcext:value-type="float">
            <text:p>414.60</text:p>
          </table:table-cell>
          <table:table-cell table:style-name="ce6" table:formula="of:=AVERAGE([.F36:.F45])" office:value-type="float" office:value="2020.953505" calcext:value-type="float">
            <text:p>2020.95</text:p>
          </table:table-cell>
          <table:table-cell table:style-name="ce6" table:formula="of:=AVERAGE([.G36:.G45])" office:value-type="float" office:value="752.493030512325" calcext:value-type="float">
            <text:p>752.49</text:p>
          </table:table-cell>
          <table:table-cell table:style-name="ce6" table:formula="of:=AVERAGE([.H36:.H45])" office:value-type="float" office:value="175.72899" calcext:value-type="float">
            <text:p>175.73</text:p>
          </table:table-cell>
          <table:table-cell table:style-name="ce6" table:formula="of:=AVERAGE([.I36:.I45])" office:value-type="float" office:value="7.91521695332871" calcext:value-type="float">
            <text:p>7.92</text:p>
          </table:table-cell>
          <table:table-cell table:style-name="ce6" table:formula="of:=AVERAGE([.J36:.J45])" office:value-type="float" office:value="1891.806" calcext:value-type="float">
            <text:p>1891.81</text:p>
          </table:table-cell>
          <table:table-cell table:style-name="ce6" table:formula="of:=AVERAGE([.K36:.K45])" office:value-type="float" office:value="842.71563" calcext:value-type="float">
            <text:p>842.72</text:p>
          </table:table-cell>
          <table:table-cell table:style-name="ce6" table:formula="of:=AVERAGE([.L36:.L45])" office:value-type="float" office:value="37.3857216537477" calcext:value-type="float">
            <text:p>37.39</text:p>
          </table:table-cell>
          <table:table-cell table:style-name="ce6" table:formula="of:=AVERAGE([.M36:.M45])" office:value-type="float" office:value="784.6955" calcext:value-type="float">
            <text:p>784.70</text:p>
          </table:table-cell>
          <table:table-cell table:style-name="ce6" table:formula="of:=AVERAGE([.N36:.N45])" office:value-type="float" office:value="928.6688" calcext:value-type="float">
            <text:p>928.67</text:p>
          </table:table-cell>
          <table:table-cell table:style-name="ce6" table:formula="of:=AVERAGE([.O36:.O45])" office:value-type="float" office:value="49.9208945959583" calcext:value-type="float">
            <text:p>49.92</text:p>
          </table:table-cell>
          <table:table-cell table:style-name="ce6" table:formula="of:=AVERAGE([.P36:.P45])" office:value-type="float" office:value="53.6217729484166" calcext:value-type="float">
            <text:p>53.62</text:p>
          </table:table-cell>
          <table:table-cell table:style-name="ce6" table:formula="of:=AVERAGE([.Q36:.Q45])" office:value-type="float" office:value="2212.1053" calcext:value-type="float">
            <text:p>2212.11</text:p>
          </table:table-cell>
          <table:table-cell table:style-name="ce6" table:formula="of:=AVERAGE([.R36:.R45])" office:value-type="float" office:value="109.604547256895" calcext:value-type="float">
            <text:p>109.60</text:p>
          </table:table-cell>
          <table:table-cell table:style-name="ce6" table:formula="of:=AVERAGE([.S36:.S45])" office:value-type="float" office:value="262.499908915" calcext:value-type="float">
            <text:p>262.50</text:p>
          </table:table-cell>
          <table:table-cell table:style-name="ce6" table:formula="of:=AVERAGE([.T36:.T45])" office:value-type="float" office:value="25.2639309007786" calcext:value-type="float">
            <text:p>25.26</text:p>
          </table:table-cell>
          <table:table-cell table:style-name="ce6" table:formula="of:=AVERAGE([.U36:.U45])" office:value-type="float" office:value="53.54172777" calcext:value-type="float">
            <text:p>53.54</text:p>
          </table:table-cell>
          <table:table-cell table:style-name="ce6" table:formula="of:=AVERAGE([.V36:.V45])" office:value-type="float" office:value="9.13567165533098" calcext:value-type="float">
            <text:p>9.14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03.45" calcext:value-type="float">
            <text:p>403.45</text:p>
          </table:table-cell>
          <table:table-cell office:value-type="float" office:value="99.8295784667155" calcext:value-type="float">
            <text:p>99.83</text:p>
          </table:table-cell>
          <table:table-cell office:value-type="float" office:value="179" calcext:value-type="float">
            <text:p>179</text:p>
          </table:table-cell>
          <table:table-cell office:value-type="float" office:value="545" calcext:value-type="float">
            <text:p>545</text:p>
          </table:table-cell>
          <table:table-cell office:value-type="float" office:value="7163.0105" calcext:value-type="float">
            <text:p>7163.01</text:p>
          </table:table-cell>
          <table:table-cell office:value-type="float" office:value="1880.10991812622" calcext:value-type="float">
            <text:p>1880.11</text:p>
          </table:table-cell>
          <table:table-cell office:value-type="float" office:value="224.92955" calcext:value-type="float">
            <text:p>224.93</text:p>
          </table:table-cell>
          <table:table-cell office:value-type="float" office:value="4.69373259026836" calcext:value-type="float">
            <text:p>4.69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505.068" calcext:value-type="float">
            <text:p>1505.07</text:p>
          </table:table-cell>
          <table:table-cell office:value-type="float" office:value="99.3490593073893" calcext:value-type="float">
            <text:p>99.35</text:p>
          </table:table-cell>
          <table:table-cell office:value-type="float" office:value="1371.61" calcext:value-type="float">
            <text:p>1371.61</text:p>
          </table:table-cell>
          <table:table-cell office:value-type="float" office:value="1700.59" calcext:value-type="float">
            <text:p>1700.59</text:p>
          </table:table-cell>
          <table:table-cell table:formula="of:=([.J47]-[.K47])/[.J47]*100" office:value-type="float" office:value="60.2487969531617" calcext:value-type="float">
            <text:p>60.25</text:p>
          </table:table-cell>
          <table:table-cell table:formula="of:=([.J47]-[.M47])/[.J47]*100" office:value-type="float" office:value="63.7736317488154" calcext:value-type="float">
            <text:p>63.77</text:p>
          </table:table-cell>
          <table:table-cell office:value-type="float" office:value="3139.3165" calcext:value-type="float">
            <text:p>3139.32</text:p>
          </table:table-cell>
          <table:table-cell office:value-type="float" office:value="182.845114013703" calcext:value-type="float">
            <text:p>182.85</text:p>
          </table:table-cell>
          <table:table-cell office:value-type="float" office:value="1141.52" calcext:value-type="float">
            <text:p>1141.52</text:p>
          </table:table-cell>
          <table:table-cell office:value-type="float" office:value="176.23885168176" calcext:value-type="float">
            <text:p>176.24</text:p>
          </table:table-cell>
          <table:table-cell office:value-type="float" office:value="234.3663" calcext:value-type="float">
            <text:p>234.37</text:p>
          </table:table-cell>
          <table:table-cell office:value-type="float" office:value="24.2189415390864" calcext:value-type="float">
            <text:p>24.22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508.95" calcext:value-type="float">
            <text:p>508.95</text:p>
          </table:table-cell>
          <table:table-cell office:value-type="float" office:value="156.278252182647" calcext:value-type="float">
            <text:p>156.28</text:p>
          </table:table-cell>
          <table:table-cell office:value-type="float" office:value="241" calcext:value-type="float">
            <text:p>241</text:p>
          </table:table-cell>
          <table:table-cell office:value-type="float" office:value="687" calcext:value-type="float">
            <text:p>687</text:p>
          </table:table-cell>
          <table:table-cell office:value-type="float" office:value="7317.835" calcext:value-type="float">
            <text:p>7317.84</text:p>
          </table:table-cell>
          <table:table-cell office:value-type="float" office:value="2248.52203749251" calcext:value-type="float">
            <text:p>2248.52</text:p>
          </table:table-cell>
          <table:table-cell office:value-type="float" office:value="225.2755" calcext:value-type="float">
            <text:p>225.28</text:p>
          </table:table-cell>
          <table:table-cell office:value-type="float" office:value="13.5642877807867" calcext:value-type="float">
            <text:p>13.56</text:p>
          </table:table-cell>
          <table:table-cell office:value-type="float" office:value="1730.6" calcext:value-type="float">
            <text:p>1730.60</text:p>
          </table:table-cell>
          <table:table-cell office:value-type="float" office:value="980.11605" calcext:value-type="float">
            <text:p>980.12</text:p>
          </table:table-cell>
          <table:table-cell office:value-type="float" office:value="55.4290701722054" calcext:value-type="float">
            <text:p>55.43</text:p>
          </table:table-cell>
          <table:table-cell office:value-type="float" office:value="899.621" calcext:value-type="float">
            <text:p>899.62</text:p>
          </table:table-cell>
          <table:table-cell office:value-type="float" office:value="1097.19" calcext:value-type="float">
            <text:p>1097.19</text:p>
          </table:table-cell>
          <table:table-cell table:formula="of:=([.J48]-[.K48])/[.J48]*100" office:value-type="float" office:value="43.3655350745406" calcext:value-type="float">
            <text:p>43.37</text:p>
          </table:table-cell>
          <table:table-cell table:formula="of:=([.J48]-[.M48])/[.J48]*100" office:value-type="float" office:value="48.0168149774645" calcext:value-type="float">
            <text:p>48.02</text:p>
          </table:table-cell>
          <table:table-cell office:value-type="float" office:value="2907.832" calcext:value-type="float">
            <text:p>2907.83</text:p>
          </table:table-cell>
          <table:table-cell office:value-type="float" office:value="164.366180527056" calcext:value-type="float">
            <text:p>164.37</text:p>
          </table:table-cell>
          <table:table-cell office:value-type="float" office:value="22.960992" calcext:value-type="float">
            <text:p>22.96</text:p>
          </table:table-cell>
          <table:table-cell office:value-type="float" office:value="15.7465356861249" calcext:value-type="float">
            <text:p>15.75</text:p>
          </table:table-cell>
          <table:table-cell office:value-type="float" office:value="9.554851" calcext:value-type="float">
            <text:p>9.55</text:p>
          </table:table-cell>
          <table:table-cell office:value-type="float" office:value="6.67998730291096" calcext:value-type="float">
            <text:p>6.68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44.2" calcext:value-type="float">
            <text:p>444.20</text:p>
          </table:table-cell>
          <table:table-cell office:value-type="float" office:value="136.707370917438" calcext:value-type="float">
            <text:p>136.71</text:p>
          </table:table-cell>
          <table:table-cell office:value-type="float" office:value="171" calcext:value-type="float">
            <text:p>171</text:p>
          </table:table-cell>
          <table:table-cell office:value-type="float" office:value="675" calcext:value-type="float">
            <text:p>675</text:p>
          </table:table-cell>
          <table:table-cell office:value-type="float" office:value="6268.426" calcext:value-type="float">
            <text:p>6268.43</text:p>
          </table:table-cell>
          <table:table-cell office:value-type="float" office:value="2010.13232795466" calcext:value-type="float">
            <text:p>2010.13</text:p>
          </table:table-cell>
          <table:table-cell office:value-type="float" office:value="222.41655" calcext:value-type="float">
            <text:p>222.42</text:p>
          </table:table-cell>
          <table:table-cell office:value-type="float" office:value="9.21546878880117" calcext:value-type="float">
            <text:p>9.22</text:p>
          </table:table-cell>
          <table:table-cell office:value-type="float" office:value="1715.9" calcext:value-type="float">
            <text:p>1715.90</text:p>
          </table:table-cell>
          <table:table-cell office:value-type="float" office:value="941.0517" calcext:value-type="float">
            <text:p>941.05</text:p>
          </table:table-cell>
          <table:table-cell office:value-type="float" office:value="64.1659966231501" calcext:value-type="float">
            <text:p>64.17</text:p>
          </table:table-cell>
          <table:table-cell office:value-type="float" office:value="864.165" calcext:value-type="float">
            <text:p>864.17</text:p>
          </table:table-cell>
          <table:table-cell office:value-type="float" office:value="1112.06" calcext:value-type="float">
            <text:p>1112.06</text:p>
          </table:table-cell>
          <table:table-cell table:formula="of:=([.J49]-[.K49])/[.J49]*100" office:value-type="float" office:value="45.1569613613847" calcext:value-type="float">
            <text:p>45.16</text:p>
          </table:table-cell>
          <table:table-cell table:formula="of:=([.J49]-[.M49])/[.J49]*100" office:value-type="float" office:value="49.6377994055598" calcext:value-type="float">
            <text:p>49.64</text:p>
          </table:table-cell>
          <table:table-cell office:value-type="float" office:value="2794.7415" calcext:value-type="float">
            <text:p>2794.74</text:p>
          </table:table-cell>
          <table:table-cell office:value-type="float" office:value="181.165073904698" calcext:value-type="float">
            <text:p>181.17</text:p>
          </table:table-cell>
          <table:table-cell office:value-type="float" office:value="20.4464705" calcext:value-type="float">
            <text:p>20.45</text:p>
          </table:table-cell>
          <table:table-cell office:value-type="float" office:value="22.6394268770931" calcext:value-type="float">
            <text:p>22.64</text:p>
          </table:table-cell>
          <table:table-cell office:value-type="float" office:value="7.9666355" calcext:value-type="float">
            <text:p>7.97</text:p>
          </table:table-cell>
          <table:table-cell office:value-type="float" office:value="7.29914469547485" calcext:value-type="float">
            <text:p>7.30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511.85" calcext:value-type="float">
            <text:p>511.85</text:p>
          </table:table-cell>
          <table:table-cell office:value-type="float" office:value="164.90803657286" calcext:value-type="float">
            <text:p>164.91</text:p>
          </table:table-cell>
          <table:table-cell office:value-type="float" office:value="218" calcext:value-type="float">
            <text:p>218</text:p>
          </table:table-cell>
          <table:table-cell office:value-type="float" office:value="842" calcext:value-type="float">
            <text:p>842</text:p>
          </table:table-cell>
          <table:table-cell office:value-type="float" office:value="7094.993" calcext:value-type="float">
            <text:p>7094.99</text:p>
          </table:table-cell>
          <table:table-cell office:value-type="float" office:value="2272.06271571636" calcext:value-type="float">
            <text:p>2272.06</text:p>
          </table:table-cell>
          <table:table-cell office:value-type="float" office:value="231.0316" calcext:value-type="float">
            <text:p>231.03</text:p>
          </table:table-cell>
          <table:table-cell office:value-type="float" office:value="6.70070146681438" calcext:value-type="float">
            <text:p>6.70</text:p>
          </table:table-cell>
          <table:table-cell office:value-type="float" office:value="1442.73" calcext:value-type="float">
            <text:p>1442.73</text:p>
          </table:table-cell>
          <table:table-cell office:value-type="float" office:value="840.7662" calcext:value-type="float">
            <text:p>840.77</text:p>
          </table:table-cell>
          <table:table-cell office:value-type="float" office:value="70.4254727701935" calcext:value-type="float">
            <text:p>70.43</text:p>
          </table:table-cell>
          <table:table-cell office:value-type="float" office:value="757.217" calcext:value-type="float">
            <text:p>757.22</text:p>
          </table:table-cell>
          <table:table-cell office:value-type="float" office:value="1021.63" calcext:value-type="float">
            <text:p>1021.63</text:p>
          </table:table-cell>
          <table:table-cell table:formula="of:=([.J50]-[.K50])/[.J50]*100" office:value-type="float" office:value="41.7239400303591" calcext:value-type="float">
            <text:p>41.72</text:p>
          </table:table-cell>
          <table:table-cell table:formula="of:=([.J50]-[.M50])/[.J50]*100" office:value-type="float" office:value="47.5149889445704" calcext:value-type="float">
            <text:p>47.51</text:p>
          </table:table-cell>
          <table:table-cell office:value-type="float" office:value="2503.6695" calcext:value-type="float">
            <text:p>2503.67</text:p>
          </table:table-cell>
          <table:table-cell office:value-type="float" office:value="202.0937511072" calcext:value-type="float">
            <text:p>202.09</text:p>
          </table:table-cell>
          <table:table-cell office:value-type="float" office:value="12.8106435" calcext:value-type="float">
            <text:p>12.81</text:p>
          </table:table-cell>
          <table:table-cell office:value-type="float" office:value="11.6876600005734" calcext:value-type="float">
            <text:p>11.69</text:p>
          </table:table-cell>
          <table:table-cell office:value-type="float" office:value="5.817498" calcext:value-type="float">
            <text:p>5.82</text:p>
          </table:table-cell>
          <table:table-cell office:value-type="float" office:value="5.22289077822517" calcext:value-type="float">
            <text:p>5.22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460.3" calcext:value-type="float">
            <text:p>460.30</text:p>
          </table:table-cell>
          <table:table-cell office:value-type="float" office:value="142.338403295216" calcext:value-type="float">
            <text:p>142.34</text:p>
          </table:table-cell>
          <table:table-cell office:value-type="float" office:value="180" calcext:value-type="float">
            <text:p>180</text:p>
          </table:table-cell>
          <table:table-cell office:value-type="float" office:value="680" calcext:value-type="float">
            <text:p>680</text:p>
          </table:table-cell>
          <table:table-cell office:value-type="float" office:value="7381.0015" calcext:value-type="float">
            <text:p>7381.00</text:p>
          </table:table-cell>
          <table:table-cell office:value-type="float" office:value="2214.04382298966" calcext:value-type="float">
            <text:p>2214.04</text:p>
          </table:table-cell>
          <table:table-cell office:value-type="float" office:value="223.8731" calcext:value-type="float">
            <text:p>223.87</text:p>
          </table:table-cell>
          <table:table-cell office:value-type="float" office:value="5.71342968157619" calcext:value-type="float">
            <text:p>5.71</text:p>
          </table:table-cell>
          <table:table-cell office:value-type="float" office:value="1706.2" calcext:value-type="float">
            <text:p>1706.20</text:p>
          </table:table-cell>
          <table:table-cell office:value-type="float" office:value="929.35135" calcext:value-type="float">
            <text:p>929.35</text:p>
          </table:table-cell>
          <table:table-cell office:value-type="float" office:value="66.147105478523" calcext:value-type="float">
            <text:p>66.15</text:p>
          </table:table-cell>
          <table:table-cell office:value-type="float" office:value="803.118" calcext:value-type="float">
            <text:p>803.12</text:p>
          </table:table-cell>
          <table:table-cell office:value-type="float" office:value="1092.81" calcext:value-type="float">
            <text:p>1092.81</text:p>
          </table:table-cell>
          <table:table-cell table:formula="of:=([.J51]-[.K51])/[.J51]*100" office:value-type="float" office:value="45.5309254483648" calcext:value-type="float">
            <text:p>45.53</text:p>
          </table:table-cell>
          <table:table-cell table:formula="of:=([.J51]-[.M51])/[.J51]*100" office:value-type="float" office:value="52.9294338295628" calcext:value-type="float">
            <text:p>52.93</text:p>
          </table:table-cell>
          <table:table-cell office:value-type="float" office:value="2768.763" calcext:value-type="float">
            <text:p>2768.76</text:p>
          </table:table-cell>
          <table:table-cell office:value-type="float" office:value="190.74332864377" calcext:value-type="float">
            <text:p>190.74</text:p>
          </table:table-cell>
          <table:table-cell office:value-type="float" office:value="13.1340585" calcext:value-type="float">
            <text:p>13.13</text:p>
          </table:table-cell>
          <table:table-cell office:value-type="float" office:value="16.2501254639718" calcext:value-type="float">
            <text:p>16.25</text:p>
          </table:table-cell>
          <table:table-cell office:value-type="float" office:value="6.157332" calcext:value-type="float">
            <text:p>6.16</text:p>
          </table:table-cell>
          <table:table-cell office:value-type="float" office:value="6.95827947490394" calcext:value-type="float">
            <text:p>6.96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505.7" calcext:value-type="float">
            <text:p>505.70</text:p>
          </table:table-cell>
          <table:table-cell office:value-type="float" office:value="151.889883936045" calcext:value-type="float">
            <text:p>151.89</text:p>
          </table:table-cell>
          <table:table-cell office:value-type="float" office:value="287" calcext:value-type="float">
            <text:p>287</text:p>
          </table:table-cell>
          <table:table-cell office:value-type="float" office:value="777" calcext:value-type="float">
            <text:p>777</text:p>
          </table:table-cell>
          <table:table-cell office:value-type="float" office:value="6813.2965" calcext:value-type="float">
            <text:p>6813.30</text:p>
          </table:table-cell>
          <table:table-cell office:value-type="float" office:value="2087.12869508195" calcext:value-type="float">
            <text:p>2087.13</text:p>
          </table:table-cell>
          <table:table-cell office:value-type="float" office:value="224.4234" calcext:value-type="float">
            <text:p>224.42</text:p>
          </table:table-cell>
          <table:table-cell office:value-type="float" office:value="6.03643010919185" calcext:value-type="float">
            <text:p>6.04</text:p>
          </table:table-cell>
          <table:table-cell office:value-type="float" office:value="1614.55" calcext:value-type="float">
            <text:p>1614.55</text:p>
          </table:table-cell>
          <table:table-cell office:value-type="float" office:value="982.38515" calcext:value-type="float">
            <text:p>982.39</text:p>
          </table:table-cell>
          <table:table-cell office:value-type="float" office:value="70.0655505991767" calcext:value-type="float">
            <text:p>70.07</text:p>
          </table:table-cell>
          <table:table-cell office:value-type="float" office:value="863.681" calcext:value-type="float">
            <text:p>863.68</text:p>
          </table:table-cell>
          <table:table-cell office:value-type="float" office:value="1110.04" calcext:value-type="float">
            <text:p>1110.04</text:p>
          </table:table-cell>
          <table:table-cell table:formula="of:=([.J52]-[.K52])/[.J52]*100" office:value-type="float" office:value="39.1542442166548" calcext:value-type="float">
            <text:p>39.15</text:p>
          </table:table-cell>
          <table:table-cell table:formula="of:=([.J52]-[.M52])/[.J52]*100" office:value-type="float" office:value="46.5063949707349" calcext:value-type="float">
            <text:p>46.51</text:p>
          </table:table-cell>
          <table:table-cell office:value-type="float" office:value="2916.048" calcext:value-type="float">
            <text:p>2916.05</text:p>
          </table:table-cell>
          <table:table-cell office:value-type="float" office:value="211.359383953642" calcext:value-type="float">
            <text:p>211.36</text:p>
          </table:table-cell>
          <table:table-cell office:value-type="float" office:value="22.9289535" calcext:value-type="float">
            <text:p>22.93</text:p>
          </table:table-cell>
          <table:table-cell office:value-type="float" office:value="24.429594562081" calcext:value-type="float">
            <text:p>24.43</text:p>
          </table:table-cell>
          <table:table-cell office:value-type="float" office:value="8.179101" calcext:value-type="float">
            <text:p>8.18</text:p>
          </table:table-cell>
          <table:table-cell office:value-type="float" office:value="6.48777776595256" calcext:value-type="float">
            <text:p>6.4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448.6" calcext:value-type="float">
            <text:p>448.60</text:p>
          </table:table-cell>
          <table:table-cell office:value-type="float" office:value="141.635707659511" calcext:value-type="float">
            <text:p>141.64</text:p>
          </table:table-cell>
          <table:table-cell office:value-type="float" office:value="216" calcext:value-type="float">
            <text:p>216</text:p>
          </table:table-cell>
          <table:table-cell office:value-type="float" office:value="913" calcext:value-type="float">
            <text:p>913</text:p>
          </table:table-cell>
          <table:table-cell office:value-type="float" office:value="6365.2785" calcext:value-type="float">
            <text:p>6365.28</text:p>
          </table:table-cell>
          <table:table-cell office:value-type="float" office:value="1995.33678632343" calcext:value-type="float">
            <text:p>1995.34</text:p>
          </table:table-cell>
          <table:table-cell office:value-type="float" office:value="237.75695" calcext:value-type="float">
            <text:p>237.76</text:p>
          </table:table-cell>
          <table:table-cell office:value-type="float" office:value="3.7869780964024" calcext:value-type="float">
            <text:p>3.79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37.74495" calcext:value-type="float">
            <text:p>837.74</text:p>
          </table:table-cell>
          <table:table-cell office:value-type="float" office:value="42.0062410080805" calcext:value-type="float">
            <text:p>42.01</text:p>
          </table:table-cell>
          <table:table-cell office:value-type="float" office:value="758.317" calcext:value-type="float">
            <text:p>758.32</text:p>
          </table:table-cell>
          <table:table-cell office:value-type="float" office:value="926.675" calcext:value-type="float">
            <text:p>926.68</text:p>
          </table:table-cell>
          <table:table-cell table:formula="of:=([.J53]-[.K53])/[.J53]*100" office:value-type="float" office:value="35.0116789623527" calcext:value-type="float">
            <text:p>35.01</text:p>
          </table:table-cell>
          <table:table-cell table:formula="of:=([.J53]-[.M53])/[.J53]*100" office:value-type="float" office:value="41.1733265067064" calcext:value-type="float">
            <text:p>41.17</text:p>
          </table:table-cell>
          <table:table-cell office:value-type="float" office:value="2498.482" calcext:value-type="float">
            <text:p>2498.48</text:p>
          </table:table-cell>
          <table:table-cell office:value-type="float" office:value="125.105794413326" calcext:value-type="float">
            <text:p>125.11</text:p>
          </table:table-cell>
          <table:table-cell office:value-type="float" office:value="9.2722235" calcext:value-type="float">
            <text:p>9.27</text:p>
          </table:table-cell>
          <table:table-cell office:value-type="float" office:value="8.19613258273314" calcext:value-type="float">
            <text:p>8.20</text:p>
          </table:table-cell>
          <table:table-cell office:value-type="float" office:value="5.4805015" calcext:value-type="float">
            <text:p>5.48</text:p>
          </table:table-cell>
          <table:table-cell office:value-type="float" office:value="5.3529978603477" calcext:value-type="float">
            <text:p>5.35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04.15" calcext:value-type="float">
            <text:p>504.15</text:p>
          </table:table-cell>
          <table:table-cell office:value-type="float" office:value="171.61808118457" calcext:value-type="float">
            <text:p>171.62</text:p>
          </table:table-cell>
          <table:table-cell office:value-type="float" office:value="247" calcext:value-type="float">
            <text:p>247</text:p>
          </table:table-cell>
          <table:table-cell office:value-type="float" office:value="898" calcext:value-type="float">
            <text:p>898</text:p>
          </table:table-cell>
          <table:table-cell office:value-type="float" office:value="7441.442" calcext:value-type="float">
            <text:p>7441.44</text:p>
          </table:table-cell>
          <table:table-cell office:value-type="float" office:value="2795.75387855753" calcext:value-type="float">
            <text:p>2795.75</text:p>
          </table:table-cell>
          <table:table-cell office:value-type="float" office:value="222.64875" calcext:value-type="float">
            <text:p>222.65</text:p>
          </table:table-cell>
          <table:table-cell office:value-type="float" office:value="5.16412235244796" calcext:value-type="float">
            <text:p>5.16</text:p>
          </table:table-cell>
          <table:table-cell office:value-type="float" office:value="1483.75" calcext:value-type="float">
            <text:p>1483.75</text:p>
          </table:table-cell>
          <table:table-cell office:value-type="float" office:value="892.1861" calcext:value-type="float">
            <text:p>892.19</text:p>
          </table:table-cell>
          <table:table-cell office:value-type="float" office:value="65.0351327788944" calcext:value-type="float">
            <text:p>65.04</text:p>
          </table:table-cell>
          <table:table-cell office:value-type="float" office:value="801.942" calcext:value-type="float">
            <text:p>801.94</text:p>
          </table:table-cell>
          <table:table-cell office:value-type="float" office:value="1075.96" calcext:value-type="float">
            <text:p>1075.96</text:p>
          </table:table-cell>
          <table:table-cell table:formula="of:=([.J54]-[.K54])/[.J54]*100" office:value-type="float" office:value="39.8695130581297" calcext:value-type="float">
            <text:p>39.87</text:p>
          </table:table-cell>
          <table:table-cell table:formula="of:=([.J54]-[.M54])/[.J54]*100" office:value-type="float" office:value="45.9516764953665" calcext:value-type="float">
            <text:p>45.95</text:p>
          </table:table-cell>
          <table:table-cell office:value-type="float" office:value="2638.9105" calcext:value-type="float">
            <text:p>2638.91</text:p>
          </table:table-cell>
          <table:table-cell office:value-type="float" office:value="190.656194578922" calcext:value-type="float">
            <text:p>190.66</text:p>
          </table:table-cell>
          <table:table-cell office:value-type="float" office:value="26.6902985" calcext:value-type="float">
            <text:p>26.69</text:p>
          </table:table-cell>
          <table:table-cell office:value-type="float" office:value="17.6305725727192" calcext:value-type="float">
            <text:p>17.63</text:p>
          </table:table-cell>
          <table:table-cell office:value-type="float" office:value="10.9569975" calcext:value-type="float">
            <text:p>10.96</text:p>
          </table:table-cell>
          <table:table-cell office:value-type="float" office:value="5.72803553845275" calcext:value-type="float">
            <text:p>5.73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502.25" calcext:value-type="float">
            <text:p>502.25</text:p>
          </table:table-cell>
          <table:table-cell office:value-type="float" office:value="116.918718955115" calcext:value-type="float">
            <text:p>116.92</text:p>
          </table:table-cell>
          <table:table-cell office:value-type="float" office:value="316" calcext:value-type="float">
            <text:p>316</text:p>
          </table:table-cell>
          <table:table-cell office:value-type="float" office:value="667" calcext:value-type="float">
            <text:p>667</text:p>
          </table:table-cell>
          <table:table-cell office:value-type="float" office:value="5938.893" calcext:value-type="float">
            <text:p>5938.89</text:p>
          </table:table-cell>
          <table:table-cell office:value-type="float" office:value="1375.87613386831" calcext:value-type="float">
            <text:p>1375.88</text:p>
          </table:table-cell>
          <table:table-cell office:value-type="float" office:value="218.5939" calcext:value-type="float">
            <text:p>218.59</text:p>
          </table:table-cell>
          <table:table-cell office:value-type="float" office:value="10.2039575341088" calcext:value-type="float">
            <text:p>10.20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030.87165" calcext:value-type="float">
            <text:p>1030.87</text:p>
          </table:table-cell>
          <table:table-cell office:value-type="float" office:value="39.7565111903566" calcext:value-type="float">
            <text:p>39.76</text:p>
          </table:table-cell>
          <table:table-cell office:value-type="float" office:value="957.036" calcext:value-type="float">
            <text:p>957.04</text:p>
          </table:table-cell>
          <table:table-cell office:value-type="float" office:value="1120.57" calcext:value-type="float">
            <text:p>1120.57</text:p>
          </table:table-cell>
          <table:table-cell table:formula="of:=([.J55]-[.K55])/[.J55]*100" office:value-type="float" office:value="38.759614927643" calcext:value-type="float">
            <text:p>38.76</text:p>
          </table:table-cell>
          <table:table-cell table:formula="of:=([.J55]-[.M55])/[.J55]*100" office:value-type="float" office:value="43.145925908324" calcext:value-type="float">
            <text:p>43.15</text:p>
          </table:table-cell>
          <table:table-cell office:value-type="float" office:value="3071.712" calcext:value-type="float">
            <text:p>3071.71</text:p>
          </table:table-cell>
          <table:table-cell office:value-type="float" office:value="116.651914668339" calcext:value-type="float">
            <text:p>116.65</text:p>
          </table:table-cell>
          <table:table-cell office:value-type="float" office:value="14.21402" calcext:value-type="float">
            <text:p>14.21</text:p>
          </table:table-cell>
          <table:table-cell office:value-type="float" office:value="14.6973937990365" calcext:value-type="float">
            <text:p>14.70</text:p>
          </table:table-cell>
          <table:table-cell office:value-type="float" office:value="6.6886435" calcext:value-type="float">
            <text:p>6.69</text:p>
          </table:table-cell>
          <table:table-cell office:value-type="float" office:value="5.33820526129806" calcext:value-type="float">
            <text:p>5.34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514.25" calcext:value-type="float">
            <text:p>514.25</text:p>
          </table:table-cell>
          <table:table-cell office:value-type="float" office:value="182.538207968691" calcext:value-type="float">
            <text:p>182.54</text:p>
          </table:table-cell>
          <table:table-cell office:value-type="float" office:value="204" calcext:value-type="float">
            <text:p>204</text:p>
          </table:table-cell>
          <table:table-cell office:value-type="float" office:value="986" calcext:value-type="float">
            <text:p>986</text:p>
          </table:table-cell>
          <table:table-cell office:value-type="float" office:value="7666.061" calcext:value-type="float">
            <text:p>7666.06</text:p>
          </table:table-cell>
          <table:table-cell office:value-type="float" office:value="2805.6028231791" calcext:value-type="float">
            <text:p>2805.60</text:p>
          </table:table-cell>
          <table:table-cell office:value-type="float" office:value="220.89085" calcext:value-type="float">
            <text:p>220.89</text:p>
          </table:table-cell>
          <table:table-cell office:value-type="float" office:value="5.74117681201704" calcext:value-type="float">
            <text:p>5.74</text:p>
          </table:table-cell>
          <table:table-cell office:value-type="float" office:value="2114.08" calcext:value-type="float">
            <text:p>2114.08</text:p>
          </table:table-cell>
          <table:table-cell office:value-type="float" office:value="1055.6194" calcext:value-type="float">
            <text:p>1055.62</text:p>
          </table:table-cell>
          <table:table-cell office:value-type="float" office:value="88.5174804606115" calcext:value-type="float">
            <text:p>88.52</text:p>
          </table:table-cell>
          <table:table-cell office:value-type="float" office:value="913.759" calcext:value-type="float">
            <text:p>913.76</text:p>
          </table:table-cell>
          <table:table-cell office:value-type="float" office:value="1200.28" calcext:value-type="float">
            <text:p>1200.28</text:p>
          </table:table-cell>
          <table:table-cell table:formula="of:=([.J56]-[.K56])/[.J56]*100" office:value-type="float" office:value="50.0671970786347" calcext:value-type="float">
            <text:p>50.07</text:p>
          </table:table-cell>
          <table:table-cell table:formula="of:=([.J56]-[.M56])/[.J56]*100" office:value-type="float" office:value="56.7774634829335" calcext:value-type="float">
            <text:p>56.78</text:p>
          </table:table-cell>
          <table:table-cell office:value-type="float" office:value="3118.9335" calcext:value-type="float">
            <text:p>3118.93</text:p>
          </table:table-cell>
          <table:table-cell office:value-type="float" office:value="245.251980608452" calcext:value-type="float">
            <text:p>245.25</text:p>
          </table:table-cell>
          <table:table-cell office:value-type="float" office:value="37.158557" calcext:value-type="float">
            <text:p>37.16</text:p>
          </table:table-cell>
          <table:table-cell office:value-type="float" office:value="31.4012505787788" calcext:value-type="float">
            <text:p>31.40</text:p>
          </table:table-cell>
          <table:table-cell office:value-type="float" office:value="10.7657725" calcext:value-type="float">
            <text:p>10.77</text:p>
          </table:table-cell>
          <table:table-cell office:value-type="float" office:value="6.981384297285" calcext:value-type="float">
            <text:p>6.98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6" table:formula="of:=AVERAGE([.B47:.B56])" office:value-type="float" office:value="480.37" calcext:value-type="float">
            <text:p>480.37</text:p>
          </table:table-cell>
          <table:table-cell table:style-name="ce6" table:formula="of:=AVERAGE([.C47:.C56])" office:value-type="float" office:value="146.466224113881" calcext:value-type="float">
            <text:p>146.47</text:p>
          </table:table-cell>
          <table:table-cell table:style-name="ce6" table:formula="of:=AVERAGE([.D47:.D56])" office:value-type="float" office:value="225.9" calcext:value-type="float">
            <text:p>225.90</text:p>
          </table:table-cell>
          <table:table-cell table:style-name="ce6" table:formula="of:=AVERAGE([.E47:.E56])" office:value-type="float" office:value="767" calcext:value-type="float">
            <text:p>767.00</text:p>
          </table:table-cell>
          <table:table-cell table:style-name="ce6" table:formula="of:=AVERAGE([.F47:.F56])" office:value-type="float" office:value="6945.0237" calcext:value-type="float">
            <text:p>6945.02</text:p>
          </table:table-cell>
          <table:table-cell table:style-name="ce6" table:formula="of:=AVERAGE([.G47:.G56])" office:value-type="float" office:value="2168.45691392897" calcext:value-type="float">
            <text:p>2168.46</text:p>
          </table:table-cell>
          <table:table-cell table:style-name="ce6" table:formula="of:=AVERAGE([.H47:.H56])" office:value-type="float" office:value="225.184015" calcext:value-type="float">
            <text:p>225.18</text:p>
          </table:table-cell>
          <table:table-cell table:style-name="ce6" table:formula="of:=AVERAGE([.I47:.I56])" office:value-type="float" office:value="7.08202852124149" calcext:value-type="float">
            <text:p>7.08</text:p>
          </table:table-cell>
          <table:table-cell table:style-name="ce6" table:formula="of:=AVERAGE([.J47:.J56])" office:value-type="float" office:value="1856.642" calcext:value-type="float">
            <text:p>1856.64</text:p>
          </table:table-cell>
          <table:table-cell table:style-name="ce6" table:formula="of:=AVERAGE([.K47:.K56])" office:value-type="float" office:value="999.516055" calcext:value-type="float">
            <text:p>999.52</text:p>
          </table:table-cell>
          <table:table-cell table:style-name="ce6" table:formula="of:=AVERAGE([.L47:.L56])" office:value-type="float" office:value="66.0897620388581" calcext:value-type="float">
            <text:p>66.09</text:p>
          </table:table-cell>
          <table:table-cell table:style-name="ce6" table:formula="of:=AVERAGE([.M47:.M56])" office:value-type="float" office:value="899.0466" calcext:value-type="float">
            <text:p>899.05</text:p>
          </table:table-cell>
          <table:table-cell table:style-name="ce6" table:formula="of:=AVERAGE([.N47:.N56])" office:value-type="float" office:value="1145.7805" calcext:value-type="float">
            <text:p>1145.78</text:p>
          </table:table-cell>
          <table:table-cell table:style-name="ce6" table:formula="of:=AVERAGE([.O47:.O56])" office:value-type="float" office:value="43.8888407111226" calcext:value-type="float">
            <text:p>43.89</text:p>
          </table:table-cell>
          <table:table-cell table:style-name="ce6" table:formula="of:=AVERAGE([.P47:.P56])" office:value-type="float" office:value="49.5427456270038" calcext:value-type="float">
            <text:p>49.54</text:p>
          </table:table-cell>
          <table:table-cell table:style-name="ce6" table:formula="of:=AVERAGE([.Q47:.Q56])" office:value-type="float" office:value="2835.84085" calcext:value-type="float">
            <text:p>2835.84</text:p>
          </table:table-cell>
          <table:table-cell table:style-name="ce6" table:formula="of:=AVERAGE([.R47:.R56])" office:value-type="float" office:value="181.023871641911" calcext:value-type="float">
            <text:p>181.02</text:p>
          </table:table-cell>
          <table:table-cell table:style-name="ce6" table:formula="of:=AVERAGE([.S47:.S56])" office:value-type="float" office:value="132.1136217" calcext:value-type="float">
            <text:p>132.11</text:p>
          </table:table-cell>
          <table:table-cell table:style-name="ce6" table:formula="of:=AVERAGE([.T47:.T56])" office:value-type="float" office:value="33.8917543804872" calcext:value-type="float">
            <text:p>33.89</text:p>
          </table:table-cell>
          <table:table-cell table:style-name="ce6" table:formula="of:=AVERAGE([.U47:.U56])" office:value-type="float" office:value="30.59336325" calcext:value-type="float">
            <text:p>30.59</text:p>
          </table:table-cell>
          <table:table-cell table:style-name="ce6" table:formula="of:=AVERAGE([.V47:.V56])" office:value-type="float" office:value="8.02676445139374" calcext:value-type="float">
            <text:p>8.03</text:p>
          </table:table-cell>
        </table:table-row>
        <table:table-row table:style-name="ro1"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17"/>
        </table:table-row>
        <table:table-row table:style-name="ro1">
          <table:table-cell table:style-name="ce26"/>
          <table:table-cell table:style-name="ce29" table:number-columns-repeated="2"/>
          <table:table-cell table:style-name="ce26" table:number-columns-repeated="2"/>
          <table:table-cell table:style-name="ce29" table:number-columns-repeated="17"/>
        </table:table-row>
      </table:table>
      <table:table table:name="Mean by family" table:style-name="ta1">
        <office:forms form:automatic-focus="false" form:apply-design-mode="false"/>
        <table:table-column table:style-name="co14" table:number-columns-repeated="1023" table:default-cell-style-name="ce26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4" office:value-type="string" calcext:value-type="string" table:number-columns-spanned="4" table:number-rows-spanned="1">
            <text:p>Iterations</text:p>
          </table:table-cell>
          <table:covered-table-cell table:style-name="ce4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4" office:value-type="string" calcext:value-type="string" table:number-columns-spanned="2" table:number-rows-spanned="1">
            <text:p>Time (sec)</text:p>
          </table:table-cell>
          <table:covered-table-cell table:style-name="ce4" office:value-type="string" calcext:value-type="string">
            <text:p>time.sd</text:p>
          </table:covered-table-cell>
          <table:table-cell table:style-name="ce4" office:value-type="string" calcext:value-type="string" table:number-columns-spanned="2" table:number-rows-spanned="1">
            <text:p>Memory usage (KiB)</text:p>
          </table:table-cell>
          <table:covered-table-cell table:style-name="ce4" office:value-type="string" calcext:value-type="string">
            <text:p>memusage.sd</text:p>
          </table:covered-table-cell>
          <table:table-cell table:style-name="ce4" office:value-type="string" calcext:value-type="string" table:number-columns-spanned="5" table:number-rows-spanned="1">
            <text:p>Cost</text:p>
          </table:table-cell>
          <table:covered-table-cell table:style-name="ce4" office:value-type="string" calcext:value-type="string">
            <text:p>Cost</text:p>
          </table:covered-table-cell>
          <table:covered-table-cell table:style-name="ce4" office:value-type="string" calcext:value-type="string">
            <text:p>cost.sd</text:p>
          </table:covered-table-cell>
          <table:covered-table-cell table:style-name="ce4" office:value-type="string" calcext:value-type="string">
            <text:p>cost.min</text:p>
          </table:covered-table-cell>
          <table:covered-table-cell table:style-name="ce4" office:value-type="string" calcext:value-type="string">
            <text:p>cost.max</text:p>
          </table:covered-table-cell>
          <table:table-cell table:style-name="ce4" office:value-type="string" calcext:value-type="string" table:number-columns-spanned="2" table:number-rows-spanned="1">
            <text:p>Improvement (%)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vel distance</text:p>
          </table:table-cell>
          <table:covered-table-cell table:style-name="ce4" office:value-type="string" calcext:value-type="string">
            <text:p>dist.sd</text:p>
          </table:covered-table-cell>
          <table:table-cell table:style-name="ce4" office:value-type="string" calcext:value-type="string" table:number-columns-spanned="2" table:number-rows-spanned="1">
            <text:p>Total tardiness</text:p>
          </table:table-cell>
          <table:covered-table-cell table:style-name="ce4" office:value-type="string" calcext:value-type="string">
            <text:p>tard.sd</text:p>
          </table:covered-table-cell>
          <table:table-cell table:style-name="ce4" office:value-type="string" calcext:value-type="string" table:number-columns-spanned="2" table:number-rows-spanned="1">
            <text:p>Maximum tardiness</text:p>
          </table:table-cell>
          <table:covered-table-cell table:style-name="ce4" office:value-type="string" calcext:value-type="string">
            <text:p>tmax.sd</text:p>
          </table:covered-table-cell>
          <table:table-cell table:style-name="ce9" table:number-columns-repeated="1001"/>
          <table:table-cell/>
        </table:table-row>
        <table:table-row table:style-name="ro1">
          <table:covered-table-cell table:style-name="ce1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9" table:number-columns-repeated="1001"/>
          <table:table-cell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35" office:value-type="float" office:value="7.975" calcext:value-type="float">
            <text:p>7.98</text:p>
          </table:table-cell>
          <table:table-cell table:style-name="ce35" office:value-type="float" office:value="1.10342115785555" calcext:value-type="float">
            <text:p>1.10</text:p>
          </table:table-cell>
          <table:table-cell table:style-name="ce35" office:value-type="float" office:value="6.9" calcext:value-type="float">
            <text:p>6.90</text:p>
          </table:table-cell>
          <table:table-cell table:style-name="ce35" office:value-type="float" office:value="10.3" calcext:value-type="float">
            <text:p>10.30</text:p>
          </table:table-cell>
          <table:table-cell table:style-name="ce35" office:value-type="float" office:value="0.62101" calcext:value-type="float">
            <text:p>0.62</text:p>
          </table:table-cell>
          <table:table-cell table:style-name="ce35" office:value-type="float" office:value="0.218178194466729" calcext:value-type="float">
            <text:p>0.22</text:p>
          </table:table-cell>
          <table:table-cell table:style-name="ce35" office:value-type="float" office:value="134.26563" calcext:value-type="float">
            <text:p>134.27</text:p>
          </table:table-cell>
          <table:table-cell table:style-name="ce35" office:value-type="float" office:value="0.128162219831924" calcext:value-type="float">
            <text:p>0.13</text:p>
          </table:table-cell>
          <table:table-cell table:style-name="ce35" office:value-type="float" office:value="275.7544" calcext:value-type="float">
            <text:p>275.75</text:p>
          </table:table-cell>
          <table:table-cell table:style-name="ce35" office:value-type="float" office:value="226.44508" calcext:value-type="float">
            <text:p>226.45</text:p>
          </table:table-cell>
          <table:table-cell table:style-name="ce35" office:value-type="float" office:value="2.82669315656772" calcext:value-type="float">
            <text:p>2.83</text:p>
          </table:table-cell>
          <table:table-cell table:style-name="ce35" office:value-type="float" office:value="225.1943" calcext:value-type="float">
            <text:p>225.19</text:p>
          </table:table-cell>
          <table:table-cell table:style-name="ce35" office:value-type="float" office:value="232.8376" calcext:value-type="float">
            <text:p>232.84</text:p>
          </table:table-cell>
          <table:table-cell table:style-name="ce35" office:value-type="float" office:value="16.30236005901" calcext:value-type="float">
            <text:p>16.30</text:p>
          </table:table-cell>
          <table:table-cell table:style-name="ce35" office:value-type="float" office:value="16.7630974568895" calcext:value-type="float">
            <text:p>16.76</text:p>
          </table:table-cell>
          <table:table-cell table:style-name="ce35" office:value-type="float" office:value="641.463275" calcext:value-type="float">
            <text:p>641.46</text:p>
          </table:table-cell>
          <table:table-cell table:style-name="ce35" office:value-type="float" office:value="7.85855967578412" calcext:value-type="float">
            <text:p>7.86</text:p>
          </table:table-cell>
          <table:table-cell table:style-name="ce35" office:value-type="float" office:value="21.7966335" calcext:value-type="float">
            <text:p>21.80</text:p>
          </table:table-cell>
          <table:table-cell table:style-name="ce35" office:value-type="float" office:value="0.407874451571811" calcext:value-type="float">
            <text:p>0.41</text:p>
          </table:table-cell>
          <table:table-cell table:style-name="ce35" office:value-type="float" office:value="16.07514535" calcext:value-type="float">
            <text:p>16.08</text:p>
          </table:table-cell>
          <table:table-cell table:style-name="ce35" office:value-type="float" office:value="0.213702581857239" calcext:value-type="float">
            <text:p>0.21</text:p>
          </table:table-cell>
          <table:table-cell table:style-name="ce12" table:number-columns-repeated="1002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35" office:value-type="float" office:value="30.49" calcext:value-type="float">
            <text:p>30.49</text:p>
          </table:table-cell>
          <table:table-cell table:style-name="ce35" office:value-type="float" office:value="8.64051190979501" calcext:value-type="float">
            <text:p>8.64</text:p>
          </table:table-cell>
          <table:table-cell table:style-name="ce35" office:value-type="float" office:value="18" calcext:value-type="float">
            <text:p>18.00</text:p>
          </table:table-cell>
          <table:table-cell table:style-name="ce35" office:value-type="float" office:value="49" calcext:value-type="float">
            <text:p>49.00</text:p>
          </table:table-cell>
          <table:table-cell table:style-name="ce35" office:value-type="float" office:value="132.675025" calcext:value-type="float">
            <text:p>132.68</text:p>
          </table:table-cell>
          <table:table-cell table:style-name="ce35" office:value-type="float" office:value="62.3302812367416" calcext:value-type="float">
            <text:p>62.33</text:p>
          </table:table-cell>
          <table:table-cell table:style-name="ce35" office:value-type="float" office:value="138.42457" calcext:value-type="float">
            <text:p>138.42</text:p>
          </table:table-cell>
          <table:table-cell table:style-name="ce35" office:value-type="float" office:value="1.46050172388621" calcext:value-type="float">
            <text:p>1.46</text:p>
          </table:table-cell>
          <table:table-cell table:style-name="ce35" office:value-type="float" office:value="936.3754" calcext:value-type="float">
            <text:p>936.38</text:p>
          </table:table-cell>
          <table:table-cell table:style-name="ce35" office:value-type="float" office:value="429.876665" calcext:value-type="float">
            <text:p>429.88</text:p>
          </table:table-cell>
          <table:table-cell table:style-name="ce35" office:value-type="float" office:value="23.3096055754908" calcext:value-type="float">
            <text:p>23.31</text:p>
          </table:table-cell>
          <table:table-cell table:style-name="ce35" office:value-type="float" office:value="407.4969" calcext:value-type="float">
            <text:p>407.50</text:p>
          </table:table-cell>
          <table:table-cell table:style-name="ce35" office:value-type="float" office:value="497.3655" calcext:value-type="float">
            <text:p>497.37</text:p>
          </table:table-cell>
          <table:table-cell table:style-name="ce35" office:value-type="float" office:value="49.1634722424748" calcext:value-type="float">
            <text:p>49.16</text:p>
          </table:table-cell>
          <table:table-cell table:style-name="ce35" office:value-type="float" office:value="51.4256223742476" calcext:value-type="float">
            <text:p>51.43</text:p>
          </table:table-cell>
          <table:table-cell table:style-name="ce35" office:value-type="float" office:value="1175.64907" calcext:value-type="float">
            <text:p>1175.65</text:p>
          </table:table-cell>
          <table:table-cell table:style-name="ce35" office:value-type="float" office:value="55.9305982225016" calcext:value-type="float">
            <text:p>55.93</text:p>
          </table:table-cell>
          <table:table-cell table:style-name="ce35" office:value-type="float" office:value="78.96154395" calcext:value-type="float">
            <text:p>78.96</text:p>
          </table:table-cell>
          <table:table-cell table:style-name="ce35" office:value-type="float" office:value="29.2860584922003" calcext:value-type="float">
            <text:p>29.29</text:p>
          </table:table-cell>
          <table:table-cell table:style-name="ce35" office:value-type="float" office:value="35.01924665" calcext:value-type="float">
            <text:p>35.02</text:p>
          </table:table-cell>
          <table:table-cell table:style-name="ce35" office:value-type="float" office:value="6.93377673758381" calcext:value-type="float">
            <text:p>6.93</text:p>
          </table:table-cell>
          <table:table-cell table:style-name="ce12" table:number-columns-repeated="1002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35" office:value-type="float" office:value="119.13" calcext:value-type="float">
            <text:p>119.13</text:p>
          </table:table-cell>
          <table:table-cell table:style-name="ce35" office:value-type="float" office:value="32.9295258139484" calcext:value-type="float">
            <text:p>32.93</text:p>
          </table:table-cell>
          <table:table-cell table:style-name="ce35" office:value-type="float" office:value="62.7" calcext:value-type="float">
            <text:p>62.70</text:p>
          </table:table-cell>
          <table:table-cell table:style-name="ce35" office:value-type="float" office:value="187.9" calcext:value-type="float">
            <text:p>187.90</text:p>
          </table:table-cell>
          <table:table-cell table:style-name="ce35" office:value-type="float" office:value="659.64563" calcext:value-type="float">
            <text:p>659.65</text:p>
          </table:table-cell>
          <table:table-cell table:style-name="ce35" office:value-type="float" office:value="217.962402647336" calcext:value-type="float">
            <text:p>217.96</text:p>
          </table:table-cell>
          <table:table-cell table:style-name="ce35" office:value-type="float" office:value="147.869655" calcext:value-type="float">
            <text:p>147.87</text:p>
          </table:table-cell>
          <table:table-cell table:style-name="ce35" office:value-type="float" office:value="3.20796646757713" calcext:value-type="float">
            <text:p>3.21</text:p>
          </table:table-cell>
          <table:table-cell table:style-name="ce35" office:value-type="float" office:value="1705.8586" calcext:value-type="float">
            <text:p>1705.86</text:p>
          </table:table-cell>
          <table:table-cell table:style-name="ce35" office:value-type="float" office:value="660.70824" calcext:value-type="float">
            <text:p>660.71</text:p>
          </table:table-cell>
          <table:table-cell table:style-name="ce35" office:value-type="float" office:value="34.1878998796175" calcext:value-type="float">
            <text:p>34.19</text:p>
          </table:table-cell>
          <table:table-cell table:style-name="ce35" office:value-type="float" office:value="622.5757" calcext:value-type="float">
            <text:p>622.58</text:p>
          </table:table-cell>
          <table:table-cell table:style-name="ce35" office:value-type="float" office:value="759.1082" calcext:value-type="float">
            <text:p>759.11</text:p>
          </table:table-cell>
          <table:table-cell table:style-name="ce35" office:value-type="float" office:value="51.0225915888281" calcext:value-type="float">
            <text:p>51.02</text:p>
          </table:table-cell>
          <table:table-cell table:style-name="ce35" office:value-type="float" office:value="53.7070229770253" calcext:value-type="float">
            <text:p>53.71</text:p>
          </table:table-cell>
          <table:table-cell table:style-name="ce35" office:value-type="float" office:value="1685.9786" calcext:value-type="float">
            <text:p>1685.98</text:p>
          </table:table-cell>
          <table:table-cell table:style-name="ce35" office:value-type="float" office:value="73.9656638682738" calcext:value-type="float">
            <text:p>73.97</text:p>
          </table:table-cell>
          <table:table-cell table:style-name="ce35" office:value-type="float" office:value="241.815363065" calcext:value-type="float">
            <text:p>241.82</text:p>
          </table:table-cell>
          <table:table-cell table:style-name="ce35" office:value-type="float" office:value="50.823620923964" calcext:value-type="float">
            <text:p>50.82</text:p>
          </table:table-cell>
          <table:table-cell table:style-name="ce35" office:value-type="float" office:value="54.330687315" calcext:value-type="float">
            <text:p>54.33</text:p>
          </table:table-cell>
          <table:table-cell table:style-name="ce35" office:value-type="float" office:value="11.5629130090312" calcext:value-type="float">
            <text:p>11.56</text:p>
          </table:table-cell>
          <table:table-cell table:style-name="ce12" table:number-columns-repeated="1002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35" office:value-type="float" office:value="258.4" calcext:value-type="float">
            <text:p>258.40</text:p>
          </table:table-cell>
          <table:table-cell table:style-name="ce35" office:value-type="float" office:value="76.0782686514294" calcext:value-type="float">
            <text:p>76.08</text:p>
          </table:table-cell>
          <table:table-cell table:style-name="ce35" office:value-type="float" office:value="142.7" calcext:value-type="float">
            <text:p>142.70</text:p>
          </table:table-cell>
          <table:table-cell table:style-name="ce35" office:value-type="float" office:value="414.6" calcext:value-type="float">
            <text:p>414.60</text:p>
          </table:table-cell>
          <table:table-cell table:style-name="ce35" office:value-type="float" office:value="2020.953505" calcext:value-type="float">
            <text:p>2020.95</text:p>
          </table:table-cell>
          <table:table-cell table:style-name="ce35" office:value-type="float" office:value="752.493030512325" calcext:value-type="float">
            <text:p>752.49</text:p>
          </table:table-cell>
          <table:table-cell table:style-name="ce35" office:value-type="float" office:value="175.72899" calcext:value-type="float">
            <text:p>175.73</text:p>
          </table:table-cell>
          <table:table-cell table:style-name="ce35" office:value-type="float" office:value="7.91521695332871" calcext:value-type="float">
            <text:p>7.92</text:p>
          </table:table-cell>
          <table:table-cell table:style-name="ce35" office:value-type="float" office:value="1891.806" calcext:value-type="float">
            <text:p>1891.81</text:p>
          </table:table-cell>
          <table:table-cell table:style-name="ce35" office:value-type="float" office:value="842.71563" calcext:value-type="float">
            <text:p>842.72</text:p>
          </table:table-cell>
          <table:table-cell table:style-name="ce35" office:value-type="float" office:value="37.3857216537477" calcext:value-type="float">
            <text:p>37.39</text:p>
          </table:table-cell>
          <table:table-cell table:style-name="ce35" office:value-type="float" office:value="784.6955" calcext:value-type="float">
            <text:p>784.70</text:p>
          </table:table-cell>
          <table:table-cell table:style-name="ce35" office:value-type="float" office:value="928.6688" calcext:value-type="float">
            <text:p>928.67</text:p>
          </table:table-cell>
          <table:table-cell table:style-name="ce35" office:value-type="float" office:value="49.9208945959583" calcext:value-type="float">
            <text:p>49.92</text:p>
          </table:table-cell>
          <table:table-cell table:style-name="ce35" office:value-type="float" office:value="53.6217729484166" calcext:value-type="float">
            <text:p>53.62</text:p>
          </table:table-cell>
          <table:table-cell table:style-name="ce35" office:value-type="float" office:value="2212.1053" calcext:value-type="float">
            <text:p>2212.11</text:p>
          </table:table-cell>
          <table:table-cell table:style-name="ce35" office:value-type="float" office:value="109.604547256895" calcext:value-type="float">
            <text:p>109.60</text:p>
          </table:table-cell>
          <table:table-cell table:style-name="ce35" office:value-type="float" office:value="262.499908915" calcext:value-type="float">
            <text:p>262.50</text:p>
          </table:table-cell>
          <table:table-cell table:style-name="ce35" office:value-type="float" office:value="25.2639309007786" calcext:value-type="float">
            <text:p>25.26</text:p>
          </table:table-cell>
          <table:table-cell table:style-name="ce35" office:value-type="float" office:value="53.54172777" calcext:value-type="float">
            <text:p>53.54</text:p>
          </table:table-cell>
          <table:table-cell table:style-name="ce35" office:value-type="float" office:value="9.13567165533098" calcext:value-type="float">
            <text:p>9.14</text:p>
          </table:table-cell>
          <table:table-cell table:style-name="ce12" table:number-columns-repeated="1002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35" office:value-type="float" office:value="480.37" calcext:value-type="float">
            <text:p>480.37</text:p>
          </table:table-cell>
          <table:table-cell table:style-name="ce35" office:value-type="float" office:value="146.466224113881" calcext:value-type="float">
            <text:p>146.47</text:p>
          </table:table-cell>
          <table:table-cell table:style-name="ce35" office:value-type="float" office:value="225.9" calcext:value-type="float">
            <text:p>225.90</text:p>
          </table:table-cell>
          <table:table-cell table:style-name="ce35" office:value-type="float" office:value="767" calcext:value-type="float">
            <text:p>767.00</text:p>
          </table:table-cell>
          <table:table-cell table:style-name="ce35" office:value-type="float" office:value="6945.0237" calcext:value-type="float">
            <text:p>6945.02</text:p>
          </table:table-cell>
          <table:table-cell table:style-name="ce35" office:value-type="float" office:value="2168.45691392897" calcext:value-type="float">
            <text:p>2168.46</text:p>
          </table:table-cell>
          <table:table-cell table:style-name="ce35" office:value-type="float" office:value="225.184015" calcext:value-type="float">
            <text:p>225.18</text:p>
          </table:table-cell>
          <table:table-cell table:style-name="ce35" office:value-type="float" office:value="7.08202852124149" calcext:value-type="float">
            <text:p>7.08</text:p>
          </table:table-cell>
          <table:table-cell table:style-name="ce35" office:value-type="float" office:value="1856.642" calcext:value-type="float">
            <text:p>1856.64</text:p>
          </table:table-cell>
          <table:table-cell table:style-name="ce35" office:value-type="float" office:value="999.516055" calcext:value-type="float">
            <text:p>999.52</text:p>
          </table:table-cell>
          <table:table-cell table:style-name="ce35" office:value-type="float" office:value="66.0897620388581" calcext:value-type="float">
            <text:p>66.09</text:p>
          </table:table-cell>
          <table:table-cell table:style-name="ce35" office:value-type="float" office:value="899.0466" calcext:value-type="float">
            <text:p>899.05</text:p>
          </table:table-cell>
          <table:table-cell table:style-name="ce35" office:value-type="float" office:value="1145.7805" calcext:value-type="float">
            <text:p>1145.78</text:p>
          </table:table-cell>
          <table:table-cell table:style-name="ce35" office:value-type="float" office:value="43.8888407111226" calcext:value-type="float">
            <text:p>43.89</text:p>
          </table:table-cell>
          <table:table-cell table:style-name="ce35" office:value-type="float" office:value="49.5427456270038" calcext:value-type="float">
            <text:p>49.54</text:p>
          </table:table-cell>
          <table:table-cell table:style-name="ce35" office:value-type="float" office:value="2835.84085" calcext:value-type="float">
            <text:p>2835.84</text:p>
          </table:table-cell>
          <table:table-cell table:style-name="ce35" office:value-type="float" office:value="181.023871641911" calcext:value-type="float">
            <text:p>181.02</text:p>
          </table:table-cell>
          <table:table-cell table:style-name="ce35" office:value-type="float" office:value="132.1136217" calcext:value-type="float">
            <text:p>132.11</text:p>
          </table:table-cell>
          <table:table-cell table:style-name="ce35" office:value-type="float" office:value="33.8917543804872" calcext:value-type="float">
            <text:p>33.89</text:p>
          </table:table-cell>
          <table:table-cell table:style-name="ce35" office:value-type="float" office:value="30.59336325" calcext:value-type="float">
            <text:p>30.59</text:p>
          </table:table-cell>
          <table:table-cell table:style-name="ce35" office:value-type="float" office:value="8.02676445139374" calcext:value-type="float">
            <text:p>8.03</text:p>
          </table:table-cell>
          <table:table-cell table:style-name="ce12" table:number-columns-repeated="1002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number-columns-repeated="21" table:style-name="ce35" office:value-type="string" calcext:value-type="string">
            <text:p>--</text:p>
          </table:table-cell>
          <table:table-cell table:style-name="ce34" table:number-columns-repeated="1001"/>
          <table:table-cell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number-columns-repeated="21" table:style-name="ce35" office:value-type="string" calcext:value-type="string">
            <text:p>--</text:p>
          </table:table-cell>
          <table:table-cell table:style-name="ce34" table:number-columns-repeated="1001"/>
          <table:table-cell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aw.A1:raw.T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22:38:08.729917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21:42.110317926</meta:creation-date>
    <meta:generator>LibreOffice/6.4.7.2$Linux_X86_64 LibreOffice_project/40$Build-2</meta:generator>
    <dc:date>2021-06-06T22:43:17.983835392</dc:date>
    <meta:editing-duration>PT39M39S</meta:editing-duration>
    <meta:editing-cycles>21</meta:editing-cycles>
    <meta:document-statistic meta:table-count="3" meta:cell-count="2468" meta:object-count="0"/>
  </office:meta>
</office:document-meta>
</file>